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  <style:style style:name="T7_27" style:family="text"/>
    <style:style style:name="T7_28" style:family="text">
      <style:text-properties fo:color="#1155cc" style:text-underline-style="solid" style:text-underline-color="font-color"/>
    </style:style>
    <style:style style:name="T7_29" style:family="text"/>
    <style:style style:name="T7_30" style:family="text">
      <style:text-properties fo:color="#1155cc" style:text-underline-style="solid" style:text-underline-color="font-color"/>
    </style:style>
    <style:style style:name="T7_31" style:family="text"/>
    <style:style style:name="T7_32" style:family="text">
      <style:text-properties fo:color="#1155cc" style:text-underline-style="solid" style:text-underline-color="font-color"/>
    </style:style>
    <style:style style:name="T7_33" style:family="text"/>
    <style:style style:name="T7_34" style:family="text">
      <style:text-properties fo:color="#1155cc" style:text-underline-style="solid" style:text-underline-color="font-color"/>
    </style:style>
    <style:style style:name="T7_35" style:family="text"/>
    <style:style style:name="T7_36" style:family="text">
      <style:text-properties fo:color="#1155cc" style:text-underline-style="solid" style:text-underline-color="font-color"/>
    </style:style>
    <style:style style:name="T7_37" style:family="text"/>
    <style:style style:name="T7_38" style:family="text">
      <style:text-properties fo:color="#1155cc" style:text-underline-style="solid" style:text-underline-color="font-color"/>
    </style:style>
    <style:style style:name="T7_39" style:family="text"/>
    <style:style style:name="T7_40" style:family="text">
      <style:text-properties fo:color="#1155cc" style:text-underline-style="solid" style:text-underline-color="font-color"/>
    </style:style>
    <style:style style:name="T7_41" style:family="text"/>
    <style:style style:name="T7_42" style:family="text">
      <style:text-properties fo:color="#1155cc" style:text-underline-style="solid" style:text-underline-color="font-color"/>
    </style:style>
    <style:style style:name="T7_43" style:family="text"/>
    <style:style style:name="T7_44" style:family="text">
      <style:text-properties fo:color="#1155cc" style:text-underline-style="solid" style:text-underline-color="font-color"/>
    </style:style>
    <style:style style:name="T7_45" style:family="text"/>
    <style:style style:name="T7_4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>
      <style:text-properties fo:color="#1155cc" style:text-underline-style="solid" style:text-underline-color="font-color"/>
    </style:style>
    <style:style style:name="T10_23" style:family="text"/>
    <style:style style:name="T10_24" style:family="text">
      <style:text-properties fo:color="#1155cc" style:text-underline-style="solid" style:text-underline-color="font-color"/>
    </style:style>
    <style:style style:name="T10_25" style:family="text"/>
    <style:style style:name="T10_26" style:family="text">
      <style:text-properties fo:color="#1155cc" style:text-underline-style="solid" style:text-underline-color="font-color"/>
    </style:style>
    <style:style style:name="T10_27" style:family="text"/>
    <style:style style:name="T10_28" style:family="text">
      <style:text-properties fo:color="#1155cc" style:text-underline-style="solid" style:text-underline-color="font-color"/>
    </style:style>
    <style:style style:name="T10_29" style:family="text"/>
    <style:style style:name="T10_3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T18_175" style:family="text"/>
    <style:style style:name="T18_176" style:family="text"/>
    <style:style style:name="T18_177" style:family="text"/>
    <style:style style:name="T18_178" style:family="text"/>
    <style:style style:name="T18_179" style:family="text"/>
    <style:style style:name="T18_180" style:family="text"/>
    <style:style style:name="T18_181" style:family="text"/>
    <style:style style:name="T18_182" style:family="text"/>
    <style:style style:name="T18_183" style:family="text"/>
    <style:style style:name="T18_184" style:family="text"/>
    <style:style style:name="T18_185" style:family="text"/>
    <style:style style:name="T18_186" style:family="text"/>
    <style:style style:name="T18_187" style:family="text"/>
    <style:style style:name="T18_188" style:family="text"/>
    <style:style style:name="T18_189" style:family="text"/>
    <style:style style:name="T18_190" style:family="text"/>
    <style:style style:name="T18_191" style:family="text"/>
    <style:style style:name="T18_192" style:family="text"/>
    <style:style style:name="T18_193" style:family="text"/>
    <style:style style:name="T18_194" style:family="text"/>
    <style:style style:name="T18_195" style:family="text"/>
    <style:style style:name="T18_196" style:family="text"/>
    <style:style style:name="T18_197" style:family="text"/>
    <style:style style:name="T18_198" style:family="text"/>
    <style:style style:name="T18_199" style:family="text"/>
    <style:style style:name="T18_200" style:family="text"/>
    <style:style style:name="T18_201" style:family="text"/>
    <style:style style:name="T18_202" style:family="text"/>
    <style:style style:name="T18_203" style:family="text"/>
    <style:style style:name="T18_204" style:family="text"/>
    <style:style style:name="T18_205" style:family="text"/>
    <style:style style:name="T18_206" style:family="text"/>
    <style:style style:name="T18_207" style:family="text"/>
    <style:style style:name="T18_208" style:family="text"/>
    <style:style style:name="T18_209" style:family="text"/>
    <style:style style:name="T18_210" style:family="text"/>
    <style:style style:name="T18_211" style:family="text"/>
    <style:style style:name="T18_212" style:family="text"/>
    <style:style style:name="T18_213" style:family="text"/>
    <style:style style:name="T18_214" style:family="text"/>
    <style:style style:name="T18_215" style:family="text"/>
    <style:style style:name="T18_216" style:family="text"/>
    <style:style style:name="T18_217" style:family="text"/>
    <style:style style:name="T18_218" style:family="text"/>
    <style:style style:name="T18_219" style:family="text"/>
    <style:style style:name="T18_220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T22_179" style:family="text"/>
    <style:style style:name="T22_180" style:family="text"/>
    <style:style style:name="T22_181" style:family="text"/>
    <style:style style:name="T22_182" style:family="text"/>
    <style:style style:name="T22_183" style:family="text"/>
    <style:style style:name="T22_184" style:family="text"/>
    <style:style style:name="T22_185" style:family="text"/>
    <style:style style:name="T22_186" style:family="text"/>
    <style:style style:name="T22_187" style:family="text"/>
    <style:style style:name="T22_188" style:family="text"/>
    <style:style style:name="T22_189" style:family="text"/>
    <style:style style:name="T22_190" style:family="text"/>
    <style:style style:name="T22_191" style:family="text"/>
    <style:style style:name="T22_192" style:family="text"/>
    <style:style style:name="T22_193" style:family="text"/>
    <style:style style:name="T22_194" style:family="text"/>
    <style:style style:name="T22_195" style:family="text"/>
    <style:style style:name="T22_196" style:family="text"/>
    <style:style style:name="T22_197" style:family="text"/>
    <style:style style:name="T22_198" style:family="text"/>
    <style:style style:name="T22_199" style:family="text"/>
    <style:style style:name="T22_200" style:family="text"/>
    <style:style style:name="T22_201" style:family="text"/>
    <style:style style:name="T22_202" style:family="text"/>
    <style:style style:name="T22_203" style:family="text"/>
    <style:style style:name="T22_204" style:family="text"/>
    <style:style style:name="T22_205" style:family="text"/>
    <style:style style:name="T22_206" style:family="text"/>
    <style:style style:name="T22_207" style:family="text"/>
    <style:style style:name="T22_208" style:family="text"/>
    <style:style style:name="T22_209" style:family="text"/>
    <style:style style:name="T22_210" style:family="text"/>
    <style:style style:name="T22_211" style:family="text"/>
    <style:style style:name="T22_212" style:family="text"/>
    <style:style style:name="T22_213" style:family="text"/>
    <style:style style:name="T22_214" style:family="text"/>
    <style:style style:name="T22_215" style:family="text"/>
    <style:style style:name="T22_216" style:family="text"/>
    <style:style style:name="T22_217" style:family="text"/>
    <style:style style:name="T22_218" style:family="text"/>
    <style:style style:name="T22_219" style:family="text"/>
    <style:style style:name="T22_220" style:family="text"/>
    <style:style style:name="T22_221" style:family="text"/>
    <style:style style:name="T22_222" style:family="text"/>
    <style:style style:name="T22_223" style:family="text"/>
    <style:style style:name="T22_224" style:family="text"/>
    <style:style style:name="T22_225" style:family="text"/>
    <style:style style:name="T22_226" style:family="text"/>
    <style:style style:name="T22_227" style:family="text"/>
    <style:style style:name="T22_228" style:family="text"/>
    <style:style style:name="T22_229" style:family="text"/>
    <style:style style:name="T22_230" style:family="text"/>
    <style:style style:name="T22_231" style:family="text"/>
    <style:style style:name="T22_232" style:family="text"/>
    <style:style style:name="T22_233" style:family="text"/>
    <style:style style:name="T22_234" style:family="text"/>
    <style:style style:name="T22_235" style:family="text"/>
    <style:style style:name="T22_236" style:family="text"/>
    <style:style style:name="T22_237" style:family="text"/>
    <style:style style:name="T22_238" style:family="text"/>
    <style:style style:name="T22_239" style:family="text"/>
    <style:style style:name="T22_240" style:family="text"/>
    <style:style style:name="T22_241" style:family="text"/>
    <style:style style:name="T22_242" style:family="text"/>
    <style:style style:name="T22_243" style:family="text"/>
    <style:style style:name="T22_244" style:family="text"/>
    <style:style style:name="T22_245" style:family="text"/>
    <style:style style:name="T22_246" style:family="text"/>
    <style:style style:name="T22_247" style:family="text"/>
    <style:style style:name="T22_248" style:family="text"/>
    <style:style style:name="T22_249" style:family="text"/>
    <style:style style:name="T22_250" style:family="text"/>
    <style:style style:name="T22_251" style:family="text"/>
    <style:style style:name="T22_252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T23_200" style:family="text"/>
    <style:style style:name="T23_201" style:family="text"/>
    <style:style style:name="T23_202" style:family="text"/>
    <style:style style:name="T23_203" style:family="text"/>
    <style:style style:name="T23_204" style:family="text"/>
    <style:style style:name="T23_205" style:family="text"/>
    <style:style style:name="T23_206" style:family="text"/>
    <style:style style:name="T23_207" style:family="text"/>
    <style:style style:name="T23_208" style:family="text"/>
    <style:style style:name="T23_209" style:family="text"/>
    <style:style style:name="T23_210" style:family="text"/>
    <style:style style:name="T23_211" style:family="text"/>
    <style:style style:name="T23_212" style:family="text"/>
    <style:style style:name="T23_213" style:family="text"/>
    <style:style style:name="T23_214" style:family="text"/>
    <style:style style:name="T23_215" style:family="text"/>
    <style:style style:name="T23_216" style:family="text"/>
    <style:style style:name="T23_217" style:family="text"/>
    <style:style style:name="T23_218" style:family="text"/>
    <style:style style:name="T23_219" style:family="text"/>
    <style:style style:name="T23_220" style:family="text"/>
    <style:style style:name="T23_221" style:family="text"/>
    <style:style style:name="T23_222" style:family="text"/>
    <style:style style:name="T23_223" style:family="text"/>
    <style:style style:name="T23_224" style:family="text"/>
    <style:style style:name="T23_225" style:family="text"/>
    <style:style style:name="T23_226" style:family="text"/>
    <style:style style:name="T23_227" style:family="text"/>
    <style:style style:name="T23_228" style:family="text"/>
    <style:style style:name="T23_229" style:family="text"/>
    <style:style style:name="T23_230" style:family="text"/>
    <style:style style:name="T23_231" style:family="text"/>
    <style:style style:name="T23_232" style:family="text"/>
    <style:style style:name="T23_233" style:family="text"/>
    <style:style style:name="T23_234" style:family="text"/>
    <style:style style:name="T23_235" style:family="text"/>
    <style:style style:name="T23_236" style:family="text"/>
    <style:style style:name="T23_237" style:family="text"/>
    <style:style style:name="T23_238" style:family="text"/>
    <style:style style:name="T23_239" style:family="text"/>
    <style:style style:name="T23_240" style:family="text"/>
    <style:style style:name="T23_241" style:family="text"/>
    <style:style style:name="T23_242" style:family="text"/>
    <style:style style:name="T23_243" style:family="text"/>
    <style:style style:name="T23_244" style:family="text"/>
    <style:style style:name="T23_245" style:family="text"/>
    <style:style style:name="T23_246" style:family="text"/>
    <style:style style:name="T23_247" style:family="text"/>
    <style:style style:name="T23_248" style:family="text"/>
    <style:style style:name="T23_249" style:family="text"/>
    <style:style style:name="T23_250" style:family="text"/>
    <style:style style:name="T23_251" style:family="text"/>
    <style:style style:name="T23_252" style:family="text"/>
    <style:style style:name="T23_253" style:family="text"/>
    <style:style style:name="T23_254" style:family="text"/>
    <style:style style:name="T23_255" style:family="text"/>
    <style:style style:name="T23_256" style:family="text"/>
    <style:style style:name="T23_257" style:family="text"/>
    <style:style style:name="T23_258" style:family="text"/>
    <style:style style:name="T23_259" style:family="text"/>
    <style:style style:name="T23_260" style:family="text"/>
    <style:style style:name="T23_261" style:family="text"/>
    <style:style style:name="T23_262" style:family="text"/>
    <style:style style:name="T23_263" style:family="text"/>
    <style:style style:name="T23_264" style:family="text"/>
    <style:style style:name="T23_265" style:family="text"/>
    <style:style style:name="T23_266" style:family="text"/>
    <style:style style:name="T23_267" style:family="text"/>
    <style:style style:name="T23_268" style:family="text"/>
    <style:style style:name="T23_269" style:family="text"/>
    <style:style style:name="T23_270" style:family="text"/>
    <style:style style:name="T23_271" style:family="text"/>
    <style:style style:name="T23_272" style:family="text"/>
    <style:style style:name="T23_273" style:family="text"/>
    <style:style style:name="T23_274" style:family="text"/>
    <style:style style:name="T23_275" style:family="text"/>
    <style:style style:name="T23_276" style:family="text"/>
    <style:style style:name="T23_277" style:family="text"/>
    <style:style style:name="T23_278" style:family="text"/>
    <style:style style:name="T23_279" style:family="text"/>
    <style:style style:name="T23_280" style:family="text"/>
    <style:style style:name="T23_281" style:family="text"/>
    <style:style style:name="T23_282" style:family="text"/>
    <style:style style:name="T23_283" style:family="text"/>
    <style:style style:name="T23_284" style:family="text"/>
    <style:style style:name="T23_285" style:family="text"/>
    <style:style style:name="T23_286" style:family="text"/>
    <style:style style:name="T23_287" style:family="text"/>
    <style:style style:name="T23_288" style:family="text"/>
    <style:style style:name="T23_289" style:family="text"/>
    <style:style style:name="T23_290" style:family="text"/>
    <style:style style:name="T23_291" style:family="text"/>
    <style:style style:name="T23_292" style:family="text"/>
    <style:style style:name="T23_293" style:family="text"/>
    <style:style style:name="T23_294" style:family="text"/>
    <style:style style:name="T23_295" style:family="text"/>
    <style:style style:name="T23_296" style:family="text"/>
    <style:style style:name="T23_297" style:family="text"/>
    <style:style style:name="T23_298" style:family="text"/>
    <style:style style:name="T23_299" style:family="text"/>
    <style:style style:name="T23_300" style:family="text"/>
    <style:style style:name="T23_301" style:family="text"/>
    <style:style style:name="T23_302" style:family="text"/>
    <style:style style:name="T23_303" style:family="text"/>
    <style:style style:name="T23_304" style:family="text"/>
    <style:style style:name="T23_305" style:family="text"/>
    <style:style style:name="T23_306" style:family="text"/>
    <style:style style:name="T23_307" style:family="text"/>
    <style:style style:name="T23_308" style:family="text"/>
    <style:style style:name="T23_309" style:family="text"/>
    <style:style style:name="T23_310" style:family="text"/>
    <style:style style:name="T23_311" style:family="text"/>
    <style:style style:name="T23_312" style:family="text"/>
    <style:style style:name="T23_313" style:family="text"/>
    <style:style style:name="T23_314" style:family="text"/>
    <style:style style:name="T23_315" style:family="text"/>
    <style:style style:name="T23_316" style:family="text"/>
    <style:style style:name="T23_317" style:family="text"/>
    <style:style style:name="T23_318" style:family="text"/>
    <style:style style:name="T23_319" style:family="text"/>
    <style:style style:name="T23_320" style:family="text"/>
    <style:style style:name="T23_321" style:family="text"/>
    <style:style style:name="T23_322" style:family="text"/>
    <style:style style:name="T23_323" style:family="text"/>
    <style:style style:name="T23_324" style:family="text"/>
    <style:style style:name="T23_325" style:family="text"/>
    <style:style style:name="T23_326" style:family="text"/>
    <style:style style:name="T23_327" style:family="text"/>
    <style:style style:name="T23_328" style:family="text"/>
    <style:style style:name="T23_329" style:family="text"/>
    <style:style style:name="T23_330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T25_179" style:family="text"/>
    <style:style style:name="T25_180" style:family="text"/>
    <style:style style:name="T25_181" style:family="text"/>
    <style:style style:name="T25_182" style:family="text"/>
    <style:style style:name="T25_183" style:family="text"/>
    <style:style style:name="T25_184" style:family="text"/>
    <style:style style:name="T25_185" style:family="text"/>
    <style:style style:name="T25_186" style:family="text"/>
    <style:style style:name="T25_187" style:family="text"/>
    <style:style style:name="T25_188" style:family="text"/>
    <style:style style:name="T25_189" style:family="text"/>
    <style:style style:name="T25_190" style:family="text"/>
    <style:style style:name="T25_191" style:family="text"/>
    <style:style style:name="T25_192" style:family="text"/>
    <style:style style:name="T25_193" style:family="text"/>
    <style:style style:name="T25_194" style:family="text"/>
    <style:style style:name="T25_195" style:family="text"/>
    <style:style style:name="T25_196" style:family="text"/>
    <style:style style:name="T25_197" style:family="text"/>
    <style:style style:name="T25_198" style:family="text"/>
    <style:style style:name="T25_199" style:family="text"/>
    <style:style style:name="T25_200" style:family="text"/>
    <style:style style:name="T25_201" style:family="text"/>
    <style:style style:name="T25_202" style:family="text"/>
    <style:style style:name="T25_203" style:family="text"/>
    <style:style style:name="T25_204" style:family="text"/>
    <style:style style:name="T25_205" style:family="text"/>
    <style:style style:name="T25_206" style:family="text"/>
    <style:style style:name="T25_207" style:family="text"/>
    <style:style style:name="T25_208" style:family="text"/>
    <style:style style:name="T25_209" style:family="text"/>
    <style:style style:name="T25_210" style:family="text"/>
    <style:style style:name="T25_211" style:family="text"/>
    <style:style style:name="T25_212" style:family="text"/>
    <style:style style:name="T25_213" style:family="text"/>
    <style:style style:name="T25_214" style:family="text"/>
    <style:style style:name="T25_215" style:family="text"/>
    <style:style style:name="T25_216" style:family="text"/>
    <style:style style:name="T25_217" style:family="text"/>
    <style:style style:name="T25_218" style:family="text"/>
    <style:style style:name="T25_219" style:family="text"/>
    <style:style style:name="T25_220" style:family="text"/>
    <style:style style:name="T25_221" style:family="text"/>
    <style:style style:name="T25_222" style:family="text"/>
    <style:style style:name="T25_223" style:family="text"/>
    <style:style style:name="T25_224" style:family="text"/>
    <style:style style:name="T25_225" style:family="text"/>
    <style:style style:name="T25_226" style:family="text"/>
    <style:style style:name="T25_227" style:family="text"/>
    <style:style style:name="T25_228" style:family="text"/>
    <style:style style:name="T25_229" style:family="text"/>
    <style:style style:name="T25_230" style:family="text"/>
    <style:style style:name="T25_231" style:family="text"/>
    <style:style style:name="T25_232" style:family="text"/>
    <style:style style:name="T25_233" style:family="text"/>
    <style:style style:name="T25_234" style:family="text"/>
    <style:style style:name="T25_235" style:family="text"/>
    <style:style style:name="T25_236" style:family="text"/>
    <style:style style:name="T25_237" style:family="text"/>
    <style:style style:name="T25_238" style:family="text"/>
    <style:style style:name="T25_239" style:family="text"/>
    <style:style style:name="T25_240" style:family="text"/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T27_158" style:family="text"/>
    <style:style style:name="T27_159" style:family="text"/>
    <style:style style:name="T27_160" style:family="text"/>
    <style:style style:name="T27_161" style:family="text"/>
    <style:style style:name="T27_162" style:family="text"/>
    <style:style style:name="T27_163" style:family="text"/>
    <style:style style:name="T27_164" style:family="text"/>
    <style:style style:name="T27_165" style:family="text"/>
    <style:style style:name="T27_166" style:family="text"/>
    <style:style style:name="T27_167" style:family="text"/>
    <style:style style:name="T27_168" style:family="text"/>
    <style:style style:name="T27_169" style:family="text"/>
    <style:style style:name="T27_170" style:family="text"/>
    <style:style style:name="T27_171" style:family="text"/>
    <style:style style:name="T27_172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T28_215" style:family="text"/>
    <style:style style:name="T28_216" style:family="text"/>
    <style:style style:name="T28_217" style:family="text"/>
    <style:style style:name="T28_218" style:family="text"/>
    <style:style style:name="T28_219" style:family="text"/>
    <style:style style:name="T28_220" style:family="text"/>
    <style:style style:name="T28_221" style:family="text"/>
    <style:style style:name="T28_222" style:family="text"/>
    <style:style style:name="T28_223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T35_137" style:family="text"/>
    <style:style style:name="T35_138" style:family="text"/>
    <style:style style:name="T35_139" style:family="text"/>
    <style:style style:name="T35_140" style:family="text"/>
    <style:style style:name="T35_141" style:family="text"/>
    <style:style style:name="T35_142" style:family="text"/>
    <style:style style:name="T35_143" style:family="text"/>
    <style:style style:name="T35_144" style:family="text"/>
    <style:style style:name="T35_145" style:family="text"/>
    <style:style style:name="T35_146" style:family="text"/>
    <style:style style:name="T35_147" style:family="text"/>
    <style:style style:name="T35_148" style:family="text"/>
    <style:style style:name="T35_149" style:family="text"/>
    <style:style style:name="T35_150" style:family="text"/>
    <style:style style:name="T35_151" style:family="text"/>
    <style:style style:name="T35_152" style:family="text"/>
    <style:style style:name="T35_153" style:family="text"/>
    <style:style style:name="T35_154" style:family="text"/>
    <style:style style:name="T35_155" style:family="text"/>
    <style:style style:name="T35_156" style:family="text"/>
    <style:style style:name="T35_157" style:family="text"/>
    <style:style style:name="T35_158" style:family="text"/>
    <style:style style:name="T35_159" style:family="text"/>
    <style:style style:name="T35_160" style:family="text"/>
    <style:style style:name="T35_161" style:family="text"/>
    <style:style style:name="T35_162" style:family="text"/>
    <style:style style:name="T35_163" style:family="text"/>
    <style:style style:name="T35_164" style:family="text"/>
    <style:style style:name="T35_165" style:family="text"/>
    <style:style style:name="T35_166" style:family="text"/>
    <style:style style:name="T35_167" style:family="text"/>
    <style:style style:name="T35_168" style:family="text"/>
    <style:style style:name="T35_169" style:family="text"/>
    <style:style style:name="T35_170" style:family="text"/>
    <style:style style:name="T35_171" style:family="text"/>
    <style:style style:name="T35_172" style:family="text"/>
    <style:style style:name="T35_173" style:family="text"/>
    <style:style style:name="T35_174" style:family="text"/>
    <style:style style:name="T35_175" style:family="text"/>
    <style:style style:name="T35_176" style:family="text"/>
    <style:style style:name="T35_177" style:family="text"/>
    <style:style style:name="T35_178" style:family="text"/>
    <style:style style:name="T35_179" style:family="text"/>
    <style:style style:name="T35_180" style:family="text"/>
    <style:style style:name="T35_181" style:family="text"/>
    <style:style style:name="T35_182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P37" style:family="paragraph" style:parent-style-name="Standard">
      <style:paragraph-properties fo:text-align="justify" fo:break-before="auto" fo:line-height="115%" style:writing-mode="lr-tb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fo:font-style="italic" style:font-style-asian="italic" style:font-style-complex="italic"/>
    </style:style>
    <style:style style:name="T38_2" style:family="text">
      <style:text-properties fo:font-style="italic" style:font-style-asian="italic" style:font-style-complex="italic"/>
    </style:style>
    <style:style style:name="T38_3" style:family="text">
      <style:text-properties fo:font-style="italic" style:font-style-asian="italic" style:font-style-complex="italic"/>
    </style:style>
    <style:style style:name="T38_4" style:family="text">
      <style:text-properties fo:font-style="italic" style:font-style-asian="italic" style:font-style-complex="italic"/>
    </style:style>
    <style:style style:name="T38_5" style:family="text">
      <style:text-properties fo:font-style="italic" style:font-style-asian="italic" style:font-style-complex="italic"/>
    </style:style>
    <style:style style:name="T38_6" style:family="text">
      <style:text-properties fo:font-style="italic" style:font-style-asian="italic" style:font-style-complex="italic"/>
    </style:style>
    <style:style style:name="T38_7" style:family="text">
      <style:text-properties fo:font-style="italic" style:font-style-asian="italic" style:font-style-complex="italic"/>
    </style:style>
    <style:style style:name="T38_8" style:family="text">
      <style:text-properties fo:font-style="italic" style:font-style-asian="italic" style:font-style-complex="italic"/>
    </style:style>
    <style:style style:name="T38_9" style:family="text">
      <style:text-properties fo:font-style="italic" style:font-style-asian="italic" style:font-style-complex="italic"/>
    </style:style>
    <style:style style:name="T38_10" style:family="text">
      <style:text-properties fo:font-style="italic" style:font-style-asian="italic" style:font-style-complex="italic"/>
    </style:style>
    <style:style style:name="T38_11" style:family="text">
      <style:text-properties fo:font-style="italic" style:font-style-asian="italic" style:font-style-complex="italic"/>
    </style:style>
    <style:style style:name="T38_12" style:family="text">
      <style:text-properties fo:font-style="italic" style:font-style-asian="italic" style:font-style-complex="italic"/>
    </style:style>
    <style:style style:name="T38_13" style:family="text">
      <style:text-properties fo:font-style="italic" style:font-style-asian="italic" style:font-style-complex="italic"/>
    </style:style>
    <style:style style:name="T38_14" style:family="text">
      <style:text-properties fo:font-style="italic" style:font-style-asian="italic" style:font-style-complex="italic"/>
    </style:style>
    <style:style style:name="T38_15" style:family="text">
      <style:text-properties fo:font-style="italic" style:font-style-asian="italic" style:font-style-complex="italic"/>
    </style:style>
    <style:style style:name="T38_16" style:family="text">
      <style:text-properties fo:font-style="italic" style:font-style-asian="italic" style:font-style-complex="italic"/>
    </style:style>
    <style:style style:name="T38_17" style:family="text">
      <style:text-properties fo:font-style="italic" style:font-style-asian="italic" style:font-style-complex="italic"/>
    </style:style>
    <style:style style:name="T38_18" style:family="text">
      <style:text-properties fo:font-style="italic" style:font-style-asian="italic" style:font-style-complex="italic"/>
    </style:style>
    <style:style style:name="T38_19" style:family="text">
      <style:text-properties fo:font-style="italic" style:font-style-asian="italic" style:font-style-complex="italic"/>
    </style:style>
    <style:style style:name="T38_20" style:family="text">
      <style:text-properties fo:font-style="italic" style:font-style-asian="italic" style:font-style-complex="italic"/>
    </style:style>
    <style:style style:name="T38_21" style:family="text"/>
    <style:style style:name="P3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PIDIvonMARDER</text:span></text:p>
      <text:p text:style-name="P2"/>
      <text:p text:style-name="P3"><text:span text:style-name="T3_1">Zdjęcia</text:span><text:span text:style-name="T3_2"><text:s/></text:span><text:span text:style-name="T3_3">wraz</text:span><text:span text:style-name="T3_4"><text:s/></text:span><text:span text:style-name="T3_5">z</text:span><text:span text:style-name="T3_6"><text:s/></text:span><text:span text:style-name="T3_7">podpisami</text:span><text:span text:style-name="T3_8">:</text:span></text:p>
      <text:p text:style-name="P4"><text:span text:style-name="T4_1"><text:a xlink:type="simple" xlink:href="http://www.panoramio.com/photo/93077758"><text:span text:style-name="T4_2">http</text:span></text:a></text:span><text:span text:style-name="T4_3"><text:a xlink:type="simple" xlink:href="http://www.panoramio.com/photo/93077758"><text:span text:style-name="T4_4">://</text:span></text:a></text:span><text:span text:style-name="T4_5"><text:a xlink:type="simple" xlink:href="http://www.panoramio.com/photo/93077758"><text:span text:style-name="T4_6">www</text:span></text:a></text:span><text:span text:style-name="T4_7"><text:a xlink:type="simple" xlink:href="http://www.panoramio.com/photo/93077758"><text:span text:style-name="T4_8">.</text:span></text:a></text:span><text:span text:style-name="T4_9"><text:a xlink:type="simple" xlink:href="http://www.panoramio.com/photo/93077758"><text:span text:style-name="T4_10">panoramio</text:span></text:a></text:span><text:span text:style-name="T4_11"><text:a xlink:type="simple" xlink:href="http://www.panoramio.com/photo/93077758"><text:span text:style-name="T4_12">.</text:span></text:a></text:span><text:span text:style-name="T4_13"><text:a xlink:type="simple" xlink:href="http://www.panoramio.com/photo/93077758"><text:span text:style-name="T4_14">com</text:span></text:a></text:span><text:span text:style-name="T4_15"><text:a xlink:type="simple" xlink:href="http://www.panoramio.com/photo/93077758"><text:span text:style-name="T4_16">/</text:span></text:a></text:span><text:span text:style-name="T4_17"><text:a xlink:type="simple" xlink:href="http://www.panoramio.com/photo/93077758"><text:span text:style-name="T4_18">photo</text:span></text:a></text:span><text:span text:style-name="T4_19"><text:a xlink:type="simple" xlink:href="http://www.panoramio.com/photo/93077758"><text:span text:style-name="T4_20">/93077758</text:span></text:a></text:span></text:p>
      <text:p text:style-name="P5"><text:span text:style-name="T5_1">Pantera</text:span><text:span text:style-name="T5_2"><text:s/></text:span><text:span text:style-name="T5_3">na</text:span><text:span text:style-name="T5_4"><text:s/></text:span><text:span text:style-name="T5_5">planie</text:span><text:span text:style-name="T5_6">...</text:span></text:p>
      <text:p text:style-name="P6"/>
      <text:p text:style-name="P7"><text:span text:style-name="T7_1"><text:a xlink:type="simple" xlink:href="http://www.info-pc.home.pl/Whatfor/baza/anowe/magda-okopowa.jpg"><text:span text:style-name="T7_2">http</text:span></text:a></text:span><text:span text:style-name="T7_3"><text:a xlink:type="simple" xlink:href="http://www.info-pc.home.pl/Whatfor/baza/anowe/magda-okopowa.jpg"><text:span text:style-name="T7_4">://</text:span></text:a></text:span><text:span text:style-name="T7_5"><text:a xlink:type="simple" xlink:href="http://www.info-pc.home.pl/Whatfor/baza/anowe/magda-okopowa.jpg"><text:span text:style-name="T7_6">www</text:span></text:a></text:span><text:span text:style-name="T7_7"><text:a xlink:type="simple" xlink:href="http://www.info-pc.home.pl/Whatfor/baza/anowe/magda-okopowa.jpg"><text:span text:style-name="T7_8">.</text:span></text:a></text:span><text:span text:style-name="T7_9"><text:a xlink:type="simple" xlink:href="http://www.info-pc.home.pl/Whatfor/baza/anowe/magda-okopowa.jpg"><text:span text:style-name="T7_10">info</text:span></text:a></text:span><text:span text:style-name="T7_11"><text:a xlink:type="simple" xlink:href="http://www.info-pc.home.pl/Whatfor/baza/anowe/magda-okopowa.jpg"><text:span text:style-name="T7_12">-</text:span></text:a></text:span><text:span text:style-name="T7_13"><text:a xlink:type="simple" xlink:href="http://www.info-pc.home.pl/Whatfor/baza/anowe/magda-okopowa.jpg"><text:span text:style-name="T7_14">pc</text:span></text:a></text:span><text:span text:style-name="T7_15"><text:a xlink:type="simple" xlink:href="http://www.info-pc.home.pl/Whatfor/baza/anowe/magda-okopowa.jpg"><text:span text:style-name="T7_16">.</text:span></text:a></text:span><text:span text:style-name="T7_17"><text:a xlink:type="simple" xlink:href="http://www.info-pc.home.pl/Whatfor/baza/anowe/magda-okopowa.jpg"><text:span text:style-name="T7_18">home</text:span></text:a></text:span><text:span text:style-name="T7_19"><text:a xlink:type="simple" xlink:href="http://www.info-pc.home.pl/Whatfor/baza/anowe/magda-okopowa.jpg"><text:span text:style-name="T7_20">.</text:span></text:a></text:span><text:span text:style-name="T7_21"><text:a xlink:type="simple" xlink:href="http://www.info-pc.home.pl/Whatfor/baza/anowe/magda-okopowa.jpg"><text:span text:style-name="T7_22">pl</text:span></text:a></text:span><text:span text:style-name="T7_23"><text:a xlink:type="simple" xlink:href="http://www.info-pc.home.pl/Whatfor/baza/anowe/magda-okopowa.jpg"><text:span text:style-name="T7_24">/</text:span></text:a></text:span><text:span text:style-name="T7_25"><text:a xlink:type="simple" xlink:href="http://www.info-pc.home.pl/Whatfor/baza/anowe/magda-okopowa.jpg"><text:span text:style-name="T7_26">Whatfor</text:span></text:a></text:span><text:span text:style-name="T7_27"><text:a xlink:type="simple" xlink:href="http://www.info-pc.home.pl/Whatfor/baza/anowe/magda-okopowa.jpg"><text:span text:style-name="T7_28">/</text:span></text:a></text:span><text:span text:style-name="T7_29"><text:a xlink:type="simple" xlink:href="http://www.info-pc.home.pl/Whatfor/baza/anowe/magda-okopowa.jpg"><text:span text:style-name="T7_30">baza</text:span></text:a></text:span><text:span text:style-name="T7_31"><text:a xlink:type="simple" xlink:href="http://www.info-pc.home.pl/Whatfor/baza/anowe/magda-okopowa.jpg"><text:span text:style-name="T7_32">/</text:span></text:a></text:span><text:span text:style-name="T7_33"><text:a xlink:type="simple" xlink:href="http://www.info-pc.home.pl/Whatfor/baza/anowe/magda-okopowa.jpg"><text:span text:style-name="T7_34">anowe</text:span></text:a></text:span><text:span text:style-name="T7_35"><text:a xlink:type="simple" xlink:href="http://www.info-pc.home.pl/Whatfor/baza/anowe/magda-okopowa.jpg"><text:span text:style-name="T7_36">/</text:span></text:a></text:span><text:span text:style-name="T7_37"><text:a xlink:type="simple" xlink:href="http://www.info-pc.home.pl/Whatfor/baza/anowe/magda-okopowa.jpg"><text:span text:style-name="T7_38">magda</text:span></text:a></text:span><text:span text:style-name="T7_39"><text:a xlink:type="simple" xlink:href="http://www.info-pc.home.pl/Whatfor/baza/anowe/magda-okopowa.jpg"><text:span text:style-name="T7_40">-</text:span></text:a></text:span><text:span text:style-name="T7_41"><text:a xlink:type="simple" xlink:href="http://www.info-pc.home.pl/Whatfor/baza/anowe/magda-okopowa.jpg"><text:span text:style-name="T7_42">okopowa</text:span></text:a></text:span><text:span text:style-name="T7_43"><text:a xlink:type="simple" xlink:href="http://www.info-pc.home.pl/Whatfor/baza/anowe/magda-okopowa.jpg"><text:span text:style-name="T7_44">.</text:span></text:a></text:span><text:span text:style-name="T7_45"><text:a xlink:type="simple" xlink:href="http://www.info-pc.home.pl/Whatfor/baza/anowe/magda-okopowa.jpg"><text:span text:style-name="T7_46">jpg</text:span></text:a></text:span></text:p>
      <text:p text:style-name="P8"><text:span text:style-name="T8_1">...</text:span><text:span text:style-name="T8_2">i</text:span><text:span text:style-name="T8_3"><text:s/></text:span><text:span text:style-name="T8_4">prawdziwy</text:span><text:span text:style-name="T8_5"><text:s/></text:span><text:span text:style-name="T8_6">kociak</text:span><text:span text:style-name="T8_7"><text:s/></text:span><text:span text:style-name="T8_8">z</text:span><text:span text:style-name="T8_9"><text:s/></text:span><text:span text:style-name="T8_10">Warszawy</text:span><text:span text:style-name="T8_11">.</text:span></text:p>
      <text:p text:style-name="P9"/>
      <text:p text:style-name="P10"><text:span text:style-name="T10_1"><text:a xlink:type="simple" xlink:href="http://i.wp.pl/a/f/film/008/16/90/0389016.jpg"><text:span text:style-name="T10_2">http</text:span></text:a></text:span><text:span text:style-name="T10_3"><text:a xlink:type="simple" xlink:href="http://i.wp.pl/a/f/film/008/16/90/0389016.jpg"><text:span text:style-name="T10_4">://</text:span></text:a></text:span><text:span text:style-name="T10_5"><text:a xlink:type="simple" xlink:href="http://i.wp.pl/a/f/film/008/16/90/0389016.jpg"><text:span text:style-name="T10_6">i</text:span></text:a></text:span><text:span text:style-name="T10_7"><text:a xlink:type="simple" xlink:href="http://i.wp.pl/a/f/film/008/16/90/0389016.jpg"><text:span text:style-name="T10_8">.</text:span></text:a></text:span><text:span text:style-name="T10_9"><text:a xlink:type="simple" xlink:href="http://i.wp.pl/a/f/film/008/16/90/0389016.jpg"><text:span text:style-name="T10_10">wp</text:span></text:a></text:span><text:span text:style-name="T10_11"><text:a xlink:type="simple" xlink:href="http://i.wp.pl/a/f/film/008/16/90/0389016.jpg"><text:span text:style-name="T10_12">.</text:span></text:a></text:span><text:span text:style-name="T10_13"><text:a xlink:type="simple" xlink:href="http://i.wp.pl/a/f/film/008/16/90/0389016.jpg"><text:span text:style-name="T10_14">pl</text:span></text:a></text:span><text:span text:style-name="T10_15"><text:a xlink:type="simple" xlink:href="http://i.wp.pl/a/f/film/008/16/90/0389016.jpg"><text:span text:style-name="T10_16">/</text:span></text:a></text:span><text:span text:style-name="T10_17"><text:a xlink:type="simple" xlink:href="http://i.wp.pl/a/f/film/008/16/90/0389016.jpg"><text:span text:style-name="T10_18">a</text:span></text:a></text:span><text:span text:style-name="T10_19"><text:a xlink:type="simple" xlink:href="http://i.wp.pl/a/f/film/008/16/90/0389016.jpg"><text:span text:style-name="T10_20">/</text:span></text:a></text:span><text:span text:style-name="T10_21"><text:a xlink:type="simple" xlink:href="http://i.wp.pl/a/f/film/008/16/90/0389016.jpg"><text:span text:style-name="T10_22">f</text:span></text:a></text:span><text:span text:style-name="T10_23"><text:a xlink:type="simple" xlink:href="http://i.wp.pl/a/f/film/008/16/90/0389016.jpg"><text:span text:style-name="T10_24">/</text:span></text:a></text:span><text:span text:style-name="T10_25"><text:a xlink:type="simple" xlink:href="http://i.wp.pl/a/f/film/008/16/90/0389016.jpg"><text:span text:style-name="T10_26">film</text:span></text:a></text:span><text:span text:style-name="T10_27"><text:a xlink:type="simple" xlink:href="http://i.wp.pl/a/f/film/008/16/90/0389016.jpg"><text:span text:style-name="T10_28">/008/16/90/0389016.</text:span></text:a></text:span><text:span text:style-name="T10_29"><text:a xlink:type="simple" xlink:href="http://i.wp.pl/a/f/film/008/16/90/0389016.jpg"><text:span text:style-name="T10_30">jpg</text:span></text:a></text:span></text:p>
      <text:p text:style-name="P11"><text:span text:style-name="T11_1">Afisz</text:span><text:span text:style-name="T11_2"><text:s/></text:span><text:span text:style-name="T11_3">filmowy</text:span></text:p>
      <text:p text:style-name="P12"><text:span text:style-name="T12_1"><text:s/></text:span></text:p>
      <text:p text:style-name="P13"><text:span text:style-name="T13_1">Recenzja</text:span><text:span text:style-name="T13_2"><text:s/></text:span><text:span text:style-name="T13_3">filmu</text:span><text:span text:style-name="T13_4"><text:s/>„</text:span><text:span text:style-name="T13_5">Miasto</text:span><text:span text:style-name="T13_6"><text:s/>44”</text:span></text:p>
      <text:p text:style-name="P14"><text:span text:style-name="T14_1"><text:s/></text:span></text:p>
      <text:p text:style-name="P15"><text:span text:style-name="T15_1">Nie</text:span><text:span text:style-name="T15_2"><text:s/></text:span><text:span text:style-name="T15_3">ma</text:span><text:span text:style-name="T15_4"><text:s/></text:span><text:span text:style-name="T15_5">wątpliwości</text:span><text:span text:style-name="T15_6">,<text:s/></text:span><text:span text:style-name="T15_7">że</text:span><text:span text:style-name="T15_8"><text:s/></text:span><text:span text:style-name="T15_9">ten</text:span><text:span text:style-name="T15_10"><text:s/></text:span><text:span text:style-name="T15_11">film</text:span><text:span text:style-name="T15_12"><text:s/></text:span><text:span text:style-name="T15_13">to</text:span><text:span text:style-name="T15_14"><text:s/></text:span><text:span text:style-name="T15_15">skok</text:span><text:span text:style-name="T15_16"><text:s/></text:span><text:span text:style-name="T15_17">na</text:span><text:span text:style-name="T15_18"><text:s/></text:span><text:span text:style-name="T15_19">głęboką</text:span><text:span text:style-name="T15_20"><text:s/></text:span><text:span text:style-name="T15_21">wodę</text:span><text:span text:style-name="T15_22">.<text:s/></text:span><text:span text:style-name="T15_23">Reżyser</text:span><text:span text:style-name="T15_24"><text:s/></text:span><text:span text:style-name="T15_25">postanowił</text:span><text:span text:style-name="T15_26"><text:s/></text:span><text:span text:style-name="T15_27">zrobić</text:span><text:span text:style-name="T15_28"><text:s/></text:span><text:span text:style-name="T15_29">coś</text:span><text:span text:style-name="T15_30">,<text:s/></text:span><text:span text:style-name="T15_31">czego</text:span><text:span text:style-name="T15_32"><text:s/></text:span><text:span text:style-name="T15_33">w</text:span><text:span text:style-name="T15_34"><text:s/></text:span><text:span text:style-name="T15_35">polskiej</text:span><text:span text:style-name="T15_36"><text:s/></text:span><text:span text:style-name="T15_37">kinematografii</text:span><text:span text:style-name="T15_38"><text:s/></text:span><text:span text:style-name="T15_39">jeszcze</text:span><text:span text:style-name="T15_40"><text:s/></text:span><text:span text:style-name="T15_41">nie</text:span><text:span text:style-name="T15_42"><text:s/></text:span><text:span text:style-name="T15_43">było</text:span><text:span text:style-name="T15_44">.<text:s/></text:span><text:span text:style-name="T15_45">Impresjonistyczny</text:span><text:span text:style-name="T15_46">,<text:s/></text:span><text:span text:style-name="T15_47">artystyczny</text:span><text:span text:style-name="T15_48"><text:s/></text:span><text:span text:style-name="T15_49">obraz</text:span><text:span text:style-name="T15_50"><text:s/></text:span><text:span text:style-name="T15_51">połączony</text:span><text:span text:style-name="T15_52"><text:s/></text:span><text:span text:style-name="T15_53">z</text:span><text:span text:style-name="T15_54"><text:s/></text:span><text:span text:style-name="T15_55">hiperrealizmem</text:span><text:span text:style-name="T15_56"><text:s/></text:span><text:span text:style-name="T15_57">batalistyki</text:span><text:span text:style-name="T15_58"><text:s/></text:span><text:span text:style-name="T15_59">i</text:span><text:span text:style-name="T15_60"><text:s/></text:span><text:span text:style-name="T15_61">obrażeń</text:span><text:span text:style-name="T15_62">,<text:s/></text:span><text:span text:style-name="T15_63">do</text:span><text:span text:style-name="T15_64"><text:s/></text:span><text:span text:style-name="T15_65">tego</text:span><text:span text:style-name="T15_66"><text:s/></text:span><text:span text:style-name="T15_67">wysoki</text:span><text:span text:style-name="T15_68"><text:s/>(</text:span><text:span text:style-name="T15_69">jak</text:span><text:span text:style-name="T15_70"><text:s/></text:span><text:span text:style-name="T15_71">na</text:span><text:span text:style-name="T15_72"><text:s/></text:span><text:span text:style-name="T15_73">Polskę</text:span><text:span text:style-name="T15_74">)<text:s/></text:span><text:span text:style-name="T15_75">budżet</text:span><text:span text:style-name="T15_76">,<text:s/></text:span><text:span text:style-name="T15_77">uzyskany</text:span><text:span text:style-name="T15_78"><text:s/></text:span><text:span text:style-name="T15_79">dzięki</text:span><text:span text:style-name="T15_80"><text:s/></text:span><text:span text:style-name="T15_81">szeregowi</text:span><text:span text:style-name="T15_82"><text:s/></text:span><text:span text:style-name="T15_83">patronatów</text:span><text:span text:style-name="T15_84"><text:s/></text:span><text:span text:style-name="T15_85">i</text:span><text:span text:style-name="T15_86"><text:s/></text:span><text:span text:style-name="T15_87">sponsorów</text:span><text:span text:style-name="T15_88">.<text:s/></text:span><text:span text:style-name="T15_89">Prawdziwe</text:span><text:span text:style-name="T15_90"><text:s/></text:span><text:span text:style-name="T15_91">czołgi</text:span><text:span text:style-name="T15_92">,<text:s/></text:span><text:span text:style-name="T15_93">plenery</text:span><text:span text:style-name="T15_94">,<text:s/></text:span><text:span text:style-name="T15_95">kilotony</text:span><text:span text:style-name="T15_96"><text:s/></text:span><text:span text:style-name="T15_97">photoshopa</text:span><text:span text:style-name="T15_98">,<text:s/></text:span><text:span text:style-name="T15_99">który</text:span><text:span text:style-name="T15_100"><text:s/></text:span><text:span text:style-name="T15_101">miał</text:span><text:span text:style-name="T15_102"><text:s/></text:span><text:span text:style-name="T15_103">wykreować</text:span><text:span text:style-name="T15_104"><text:s/></text:span><text:span text:style-name="T15_105">zburzone</text:span><text:span text:style-name="T15_106"><text:s/></text:span><text:span text:style-name="T15_107">w</text:span><text:span text:style-name="T15_108"><text:s/></text:span><text:span text:style-name="T15_109">wyniku</text:span><text:span text:style-name="T15_110"><text:s/></text:span><text:span text:style-name="T15_111">walk</text:span><text:span text:style-name="T15_112"><text:s/></text:span><text:span text:style-name="T15_113">miasto</text:span><text:span text:style-name="T15_114">.<text:s/></text:span><text:span text:style-name="T15_115">Kojarzy</text:span><text:span text:style-name="T15_116"><text:s/></text:span><text:span text:style-name="T15_117">się</text:span><text:span text:style-name="T15_118"><text:s/></text:span><text:span text:style-name="T15_119">to</text:span><text:span text:style-name="T15_120"><text:s/></text:span><text:span text:style-name="T15_121">z</text:span><text:span text:style-name="T15_122"><text:s/></text:span><text:span text:style-name="T15_123">innymi</text:span><text:span text:style-name="T15_124"><text:s/></text:span><text:span text:style-name="T15_125">pozycjami</text:span><text:span text:style-name="T15_126">,<text:s/></text:span><text:span text:style-name="T15_127">od</text:span><text:span text:style-name="T15_128"><text:s/></text:span><text:span text:style-name="T15_129">rewelacyjnego</text:span><text:span text:style-name="T15_130"><text:s/>„</text:span><text:span text:style-name="T15_131">Żelaznego</text:span><text:span text:style-name="T15_132"><text:s/></text:span><text:span text:style-name="T15_133">Krzyża</text:span><text:span text:style-name="T15_134">”<text:s/></text:span><text:span text:style-name="T15_135">aż</text:span><text:span text:style-name="T15_136"><text:s/></text:span><text:span text:style-name="T15_137">po</text:span><text:span text:style-name="T15_138"><text:s/></text:span><text:span text:style-name="T15_139">tragicznie</text:span><text:span text:style-name="T15_140"><text:s/></text:span><text:span text:style-name="T15_141">słaby</text:span><text:span text:style-name="T15_142"><text:s/>„</text:span><text:span text:style-name="T15_143">Fury</text:span><text:span text:style-name="T15_144">”.<text:s/>„</text:span><text:span text:style-name="T15_145">Miasto</text:span><text:span text:style-name="T15_146"><text:s/>44”<text:s/></text:span><text:span text:style-name="T15_147">plasuje</text:span><text:span text:style-name="T15_148"><text:s/></text:span><text:span text:style-name="T15_149">się</text:span><text:span text:style-name="T15_150"><text:s/></text:span><text:span text:style-name="T15_151">niestety</text:span><text:span text:style-name="T15_152"><text:s/></text:span><text:span text:style-name="T15_153">pośrodku</text:span><text:span text:style-name="T15_154">,<text:s/></text:span><text:span text:style-name="T15_155">czyli</text:span><text:span text:style-name="T15_156"><text:s/>„</text:span><text:span text:style-name="T15_157">chcieliśmy</text:span><text:span text:style-name="T15_158"><text:s/></text:span><text:span text:style-name="T15_159">dobrze</text:span><text:span text:style-name="T15_160">,<text:s/></text:span><text:span text:style-name="T15_161">a</text:span><text:span text:style-name="T15_162"><text:s/></text:span><text:span text:style-name="T15_163">wyszło</text:span><text:span text:style-name="T15_164"><text:s/></text:span><text:span text:style-name="T15_165">jak</text:span><text:span text:style-name="T15_166"><text:s/></text:span><text:span text:style-name="T15_167">zwykle</text:span><text:span text:style-name="T15_168">”.</text:span></text:p>
      <text:p text:style-name="P16"><text:span text:style-name="T16_1">Nie</text:span><text:span text:style-name="T16_2"><text:s/></text:span><text:span text:style-name="T16_3">widzę</text:span><text:span text:style-name="T16_4"><text:s/></text:span><text:span text:style-name="T16_5">sensu</text:span><text:span text:style-name="T16_6"><text:s/></text:span><text:span text:style-name="T16_7">opisywania</text:span><text:span text:style-name="T16_8"><text:s/></text:span><text:span text:style-name="T16_9">tutaj</text:span><text:span text:style-name="T16_10"><text:s/></text:span><text:span text:style-name="T16_11">fabuły</text:span><text:span text:style-name="T16_12">,<text:s/></text:span><text:span text:style-name="T16_13">gdyż</text:span><text:span text:style-name="T16_14"><text:s/></text:span><text:span text:style-name="T16_15">w</text:span><text:span text:style-name="T16_16"><text:s/></text:span><text:span text:style-name="T16_17">żaden</text:span><text:span text:style-name="T16_18"><text:s/></text:span><text:span text:style-name="T16_19">sposób</text:span><text:span text:style-name="T16_20"><text:s/></text:span><text:span text:style-name="T16_21">nie</text:span><text:span text:style-name="T16_22"><text:s/></text:span><text:span text:style-name="T16_23">wykracza</text:span><text:span text:style-name="T16_24"><text:s/></text:span><text:span text:style-name="T16_25">ona</text:span><text:span text:style-name="T16_26"><text:s/></text:span><text:span text:style-name="T16_27">poza</text:span><text:span text:style-name="T16_28"><text:s/></text:span><text:span text:style-name="T16_29">typowy</text:span><text:span text:style-name="T16_30">,<text:s/></text:span><text:span text:style-name="T16_31">dobrze</text:span><text:span text:style-name="T16_32"><text:s/></text:span><text:span text:style-name="T16_33">znany</text:span><text:span text:style-name="T16_34"><text:s/></text:span><text:span text:style-name="T16_35">los</text:span><text:span text:style-name="T16_36"><text:s/></text:span><text:span text:style-name="T16_37">młodego</text:span><text:span text:style-name="T16_38"><text:s/></text:span><text:span text:style-name="T16_39">powstańca</text:span><text:span text:style-name="T16_40">.<text:s/></text:span><text:span text:style-name="T16_41">Stefan</text:span><text:span text:style-name="T16_42"><text:s/></text:span><text:span text:style-name="T16_43">jest</text:span><text:span text:style-name="T16_44"><text:s/></text:span><text:span text:style-name="T16_45">około</text:span><text:span text:style-name="T16_46"><text:s/></text:span><text:span text:style-name="T16_47">dwudziestoletnim</text:span><text:span text:style-name="T16_48"><text:s/></text:span><text:span text:style-name="T16_49">mężczyzną</text:span><text:span text:style-name="T16_50">,<text:s/></text:span><text:span text:style-name="T16_51">który</text:span><text:span text:style-name="T16_52"><text:s/></text:span><text:span text:style-name="T16_53">teoretycznie</text:span><text:span text:style-name="T16_54"><text:s/></text:span><text:span text:style-name="T16_55">do</text:span><text:span text:style-name="T16_56"><text:s/></text:span><text:span text:style-name="T16_57">konspiracji</text:span><text:span text:style-name="T16_58"><text:s/></text:span><text:span text:style-name="T16_59">wstąpić</text:span><text:span text:style-name="T16_60"><text:s/></text:span><text:span text:style-name="T16_61">nie</text:span><text:span text:style-name="T16_62"><text:s/></text:span><text:span text:style-name="T16_63">chce</text:span><text:span text:style-name="T16_64">,<text:s/></text:span><text:span text:style-name="T16_65">ale</text:span><text:span text:style-name="T16_66"><text:s/></text:span><text:span text:style-name="T16_67">pod</text:span><text:span text:style-name="T16_68"><text:s/></text:span><text:span text:style-name="T16_69">wpływem</text:span><text:span text:style-name="T16_70"><text:s/></text:span><text:span text:style-name="T16_71">pięknych</text:span><text:span text:style-name="T16_72"><text:s/></text:span><text:span text:style-name="T16_73">dziewcząt</text:span><text:span text:style-name="T16_74"><text:s/></text:span><text:span text:style-name="T16_75">wbrew</text:span><text:span text:style-name="T16_76"><text:s/></text:span><text:span text:style-name="T16_77">sobie</text:span><text:span text:style-name="T16_78"><text:s/></text:span><text:span text:style-name="T16_79">podejmuje</text:span><text:span text:style-name="T16_80"><text:s/></text:span><text:span text:style-name="T16_81">kilka</text:span><text:span text:style-name="T16_82"><text:s/></text:span><text:span text:style-name="T16_83">decyzji</text:span><text:span text:style-name="T16_84"><text:s/></text:span><text:span text:style-name="T16_85">i</text:span><text:span text:style-name="T16_86"><text:s/></text:span><text:span text:style-name="T16_87">w</text:span><text:span text:style-name="T16_88"><text:s/></text:span><text:span text:style-name="T16_89">efekcie</text:span><text:span text:style-name="T16_90"><text:s/></text:span><text:span text:style-name="T16_91">znajduje</text:span><text:span text:style-name="T16_92"><text:s/></text:span><text:span text:style-name="T16_93">się</text:span><text:span text:style-name="T16_94"><text:s/></text:span><text:span text:style-name="T16_95">w</text:span><text:span text:style-name="T16_96"><text:s/></text:span><text:span text:style-name="T16_97">samym</text:span><text:span text:style-name="T16_98"><text:s/></text:span><text:span text:style-name="T16_99">środku</text:span><text:span text:style-name="T16_100"><text:s/></text:span><text:span text:style-name="T16_101">piekła</text:span><text:span text:style-name="T16_102">.<text:s/></text:span><text:span text:style-name="T16_103">By</text:span><text:span text:style-name="T16_104"><text:s/></text:span><text:span text:style-name="T16_105">było</text:span><text:span text:style-name="T16_106"><text:s/></text:span><text:span text:style-name="T16_107">sprawiedliwie</text:span><text:span text:style-name="T16_108">,<text:s/></text:span><text:span text:style-name="T16_109">razem</text:span><text:span text:style-name="T16_110"><text:s/></text:span><text:span text:style-name="T16_111">z</text:span><text:span text:style-name="T16_112"><text:s/></text:span><text:span text:style-name="T16_113">owymi</text:span><text:span text:style-name="T16_114"><text:s/></text:span><text:span text:style-name="T16_115">dziewczętami</text:span><text:span text:style-name="T16_116">.</text:span></text:p>
      <text:p text:style-name="P17"><text:span text:style-name="T17_1">Odniosłem</text:span><text:span text:style-name="T17_2"><text:s/></text:span><text:span text:style-name="T17_3">jednak</text:span><text:span text:style-name="T17_4"><text:s/></text:span><text:span text:style-name="T17_5">wrażenie</text:span><text:span text:style-name="T17_6">,<text:s/></text:span><text:span text:style-name="T17_7">że</text:span><text:span text:style-name="T17_8"><text:s/></text:span><text:span text:style-name="T17_9">bohaterowie</text:span><text:span text:style-name="T17_10"><text:s/></text:span><text:span text:style-name="T17_11">i</text:span><text:span text:style-name="T17_12"><text:s/></text:span><text:span text:style-name="T17_13">pojawiające</text:span><text:span text:style-name="T17_14"><text:s/></text:span><text:span text:style-name="T17_15">się</text:span><text:span text:style-name="T17_16"><text:s/></text:span><text:span text:style-name="T17_17">tam</text:span><text:span text:style-name="T17_18"><text:s/></text:span><text:span text:style-name="T17_19">romanse</text:span><text:span text:style-name="T17_20"><text:s/></text:span><text:span text:style-name="T17_21">to</text:span><text:span text:style-name="T17_22"><text:s/></text:span><text:span text:style-name="T17_23">jedynie</text:span><text:span text:style-name="T17_24"><text:s/></text:span><text:span text:style-name="T17_25">pretekst</text:span><text:span text:style-name="T17_26">,<text:s/></text:span><text:span text:style-name="T17_27">aby</text:span><text:span text:style-name="T17_28"><text:s/></text:span><text:span text:style-name="T17_29">pokazać</text:span><text:span text:style-name="T17_30"><text:s/></text:span><text:span text:style-name="T17_31">samo</text:span><text:span text:style-name="T17_32"><text:s/></text:span><text:span text:style-name="T17_33">powstanie</text:span><text:span text:style-name="T17_34"><text:s/></text:span><text:span text:style-name="T17_35">i</text:span><text:span text:style-name="T17_36"><text:s/></text:span><text:span text:style-name="T17_37">jego</text:span><text:span text:style-name="T17_38"><text:s/></text:span><text:span text:style-name="T17_39">charakter</text:span><text:span text:style-name="T17_40">.<text:s/></text:span><text:span text:style-name="T17_41">Stefan</text:span><text:span text:style-name="T17_42"><text:s/></text:span><text:span text:style-name="T17_43">bardzo</text:span><text:span text:style-name="T17_44"><text:s/></text:span><text:span text:style-name="T17_45">rzadko</text:span><text:span text:style-name="T17_46"><text:s/></text:span><text:span text:style-name="T17_47">się</text:span><text:span text:style-name="T17_48"><text:s/></text:span><text:span text:style-name="T17_49">odzywa</text:span><text:span text:style-name="T17_50"><text:s/></text:span><text:span text:style-name="T17_51">i</text:span><text:span text:style-name="T17_52"><text:s/></text:span><text:span text:style-name="T17_53">sprawia</text:span><text:span text:style-name="T17_54"><text:s/></text:span><text:span text:style-name="T17_55">wrażenie</text:span><text:span text:style-name="T17_56"><text:s/></text:span><text:span text:style-name="T17_57">pogrążonego</text:span><text:span text:style-name="T17_58"><text:s/></text:span><text:span text:style-name="T17_59">w</text:span><text:span text:style-name="T17_60"><text:s/></text:span><text:span text:style-name="T17_61">wiecznym</text:span><text:span text:style-name="T17_62"><text:s/></text:span><text:span text:style-name="T17_63">szoku</text:span><text:span text:style-name="T17_64"><text:s/></text:span><text:span text:style-name="T17_65">bojowym</text:span><text:span text:style-name="T17_66">,<text:s/></text:span><text:span text:style-name="T17_67">charakterystycznym</text:span><text:span text:style-name="T17_68"><text:s/></text:span><text:span text:style-name="T17_69">dla</text:span><text:span text:style-name="T17_70"><text:s/></text:span><text:span text:style-name="T17_71">osób</text:span><text:span text:style-name="T17_72"><text:s/></text:span><text:span text:style-name="T17_73">świeżo</text:span><text:span text:style-name="T17_74"><text:s/></text:span><text:span text:style-name="T17_75">ranionych</text:span><text:span text:style-name="T17_76">.<text:s/></text:span><text:span text:style-name="T17_77">O</text:span><text:span text:style-name="T17_78"><text:s/></text:span><text:span text:style-name="T17_79">ile</text:span><text:span text:style-name="T17_80"><text:s/></text:span><text:span text:style-name="T17_81">jest</text:span><text:span text:style-name="T17_82"><text:s/></text:span><text:span text:style-name="T17_83">to</text:span><text:span text:style-name="T17_84"><text:s/></text:span><text:span text:style-name="T17_85">zrozumiałe</text:span><text:span text:style-name="T17_86"><text:s/></text:span><text:span text:style-name="T17_87">w</text:span><text:span text:style-name="T17_88"><text:s/></text:span><text:span text:style-name="T17_89">pierwszych</text:span><text:span text:style-name="T17_90"><text:s/></text:span><text:span text:style-name="T17_91">dniach</text:span><text:span text:style-name="T17_92"><text:s/></text:span><text:span text:style-name="T17_93">powstania</text:span><text:span text:style-name="T17_94">,<text:s/></text:span><text:span text:style-name="T17_95">o</text:span><text:span text:style-name="T17_96"><text:s/></text:span><text:span text:style-name="T17_97">tyle</text:span><text:span text:style-name="T17_98"><text:s/></text:span><text:span text:style-name="T17_99">we</text:span><text:span text:style-name="T17_100"><text:s/></text:span><text:span text:style-name="T17_101">wrześniu</text:span><text:span text:style-name="T17_102"><text:s/></text:span><text:span text:style-name="T17_103">chyba</text:span><text:span text:style-name="T17_104"><text:s/></text:span><text:span text:style-name="T17_105">powinno</text:span><text:span text:style-name="T17_106"><text:s/></text:span><text:span text:style-name="T17_107">mu</text:span><text:span text:style-name="T17_108"><text:s/></text:span><text:span text:style-name="T17_109">trochę</text:span><text:span text:style-name="T17_110"><text:s/></text:span><text:span text:style-name="T17_111">przejść</text:span><text:span text:style-name="T17_112">.</text:span></text:p>
      <text:p text:style-name="P18"><text:span text:style-name="T18_1">Równocześnie</text:span><text:span text:style-name="T18_2"><text:s/></text:span><text:span text:style-name="T18_3">żadna</text:span><text:span text:style-name="T18_4"><text:s/></text:span><text:span text:style-name="T18_5">ze</text:span><text:span text:style-name="T18_6"><text:s/></text:span><text:span text:style-name="T18_7">stron</text:span><text:span text:style-name="T18_8"><text:s/></text:span><text:span text:style-name="T18_9">nie</text:span><text:span text:style-name="T18_10"><text:s/></text:span><text:span text:style-name="T18_11">zachowuje</text:span><text:span text:style-name="T18_12"><text:s/></text:span><text:span text:style-name="T18_13">się</text:span><text:span text:style-name="T18_14"><text:s/></text:span><text:span text:style-name="T18_15">naturalnie</text:span><text:span text:style-name="T18_16">.<text:s/></text:span><text:span text:style-name="T18_17">Nie</text:span><text:span text:style-name="T18_18"><text:s/></text:span><text:span text:style-name="T18_19">ma</text:span><text:span text:style-name="T18_20"><text:s/></text:span><text:span text:style-name="T18_21">sensu</text:span><text:span text:style-name="T18_22"><text:s/></text:span><text:span text:style-name="T18_23">wymieniać</text:span><text:span text:style-name="T18_24"><text:s/></text:span><text:span text:style-name="T18_25">wszystkich</text:span><text:span text:style-name="T18_26"><text:s/></text:span><text:span text:style-name="T18_27">potknięć</text:span><text:span text:style-name="T18_28">,<text:s/></text:span><text:span text:style-name="T18_29">dlatego</text:span><text:span text:style-name="T18_30"><text:s/></text:span><text:span text:style-name="T18_31">skupię</text:span><text:span text:style-name="T18_32"><text:s/></text:span><text:span text:style-name="T18_33">się</text:span><text:span text:style-name="T18_34"><text:s/></text:span><text:span text:style-name="T18_35">na</text:span><text:span text:style-name="T18_36"><text:s/></text:span><text:span text:style-name="T18_37">zaledwie</text:span><text:span text:style-name="T18_38"><text:s/></text:span><text:span text:style-name="T18_39">paru</text:span><text:span text:style-name="T18_40">.<text:s/></text:span><text:span text:style-name="T18_41">W</text:span><text:span text:style-name="T18_42"><text:s/></text:span><text:span text:style-name="T18_43">bezpośrednim</text:span><text:span text:style-name="T18_44"><text:s/></text:span><text:span text:style-name="T18_45">sąsiedztwie</text:span><text:span text:style-name="T18_46"><text:s/></text:span><text:span text:style-name="T18_47">frontu</text:span><text:span text:style-name="T18_48"><text:s/></text:span><text:span text:style-name="T18_49">Niemcy</text:span><text:span text:style-name="T18_50"><text:s/></text:span><text:span text:style-name="T18_51">są</text:span><text:span text:style-name="T18_52"><text:s/></text:span><text:span text:style-name="T18_53">wyluzowani</text:span><text:span text:style-name="T18_54">,<text:s/></text:span><text:span text:style-name="T18_55">chodzą</text:span><text:span text:style-name="T18_56"><text:s/></text:span><text:span text:style-name="T18_57">sobie</text:span><text:span text:style-name="T18_58"><text:s/></text:span><text:span text:style-name="T18_59">samym</text:span><text:span text:style-name="T18_60"><text:s/></text:span><text:span text:style-name="T18_61">środkiem</text:span><text:span text:style-name="T18_62"><text:s/></text:span><text:span text:style-name="T18_63">ulicy</text:span><text:span text:style-name="T18_64"><text:s/></text:span><text:span text:style-name="T18_65">z</text:span><text:span text:style-name="T18_66"><text:s/></text:span><text:span text:style-name="T18_67">karabinem</text:span><text:span text:style-name="T18_68"><text:s/></text:span><text:span text:style-name="T18_69">przy</text:span><text:span text:style-name="T18_70"><text:s/></text:span><text:span text:style-name="T18_71">nodze</text:span><text:span text:style-name="T18_72">.<text:s/></text:span><text:span text:style-name="T18_73">Powstańcy</text:span><text:span text:style-name="T18_74"><text:s/></text:span><text:span text:style-name="T18_75">z</text:span><text:span text:style-name="T18_76"><text:s/></text:span><text:span text:style-name="T18_77">kolei</text:span><text:span text:style-name="T18_78"><text:s/></text:span><text:span text:style-name="T18_79">po</text:span><text:span text:style-name="T18_80"><text:s/></text:span><text:span text:style-name="T18_81">miesiącu</text:span><text:span text:style-name="T18_82"><text:s/></text:span><text:span text:style-name="T18_83">walk</text:span><text:span text:style-name="T18_84"><text:s/></text:span><text:span text:style-name="T18_85">nadal</text:span><text:span text:style-name="T18_86"><text:s/></text:span><text:span text:style-name="T18_87">nie</text:span><text:span text:style-name="T18_88"><text:s/></text:span><text:span text:style-name="T18_89">umieją</text:span><text:span text:style-name="T18_90"><text:s/></text:span><text:span text:style-name="T18_91">zachować</text:span><text:span text:style-name="T18_92"><text:s/></text:span><text:span text:style-name="T18_93">dyscypliny</text:span><text:span text:style-name="T18_94"><text:s/></text:span><text:span text:style-name="T18_95">i</text:span><text:span text:style-name="T18_96"><text:s/></text:span><text:span text:style-name="T18_97">przypominają</text:span><text:span text:style-name="T18_98"><text:s/></text:span><text:span text:style-name="T18_99">cywili</text:span><text:span text:style-name="T18_100"><text:s/></text:span><text:span text:style-name="T18_101">w</text:span><text:span text:style-name="T18_102"><text:s/></text:span><text:span text:style-name="T18_103">mundurach</text:span><text:span text:style-name="T18_104">.<text:s/></text:span><text:span text:style-name="T18_105">Przypominam</text:span><text:span text:style-name="T18_106">,<text:s/></text:span><text:span text:style-name="T18_107">że</text:span><text:span text:style-name="T18_108"><text:s/></text:span><text:span text:style-name="T18_109">było</text:span><text:span text:style-name="T18_110"><text:s/></text:span><text:span text:style-name="T18_111">to</text:span><text:span text:style-name="T18_112"><text:s/></text:span><text:span text:style-name="T18_113">wojsko</text:span><text:span text:style-name="T18_114"><text:s/></text:span><text:span text:style-name="T18_115">całkiem</text:span><text:span text:style-name="T18_116"><text:s/></text:span><text:span text:style-name="T18_117">nieźle</text:span><text:span text:style-name="T18_118"><text:s/></text:span><text:span text:style-name="T18_119">wyszkolone</text:span><text:span text:style-name="T18_120"><text:s/></text:span><text:span text:style-name="T18_121">jak</text:span><text:span text:style-name="T18_122"><text:s/></text:span><text:span text:style-name="T18_123">na</text:span><text:span text:style-name="T18_124"><text:s/></text:span><text:span text:style-name="T18_125">warunki</text:span><text:span text:style-name="T18_126"><text:s/></text:span><text:span text:style-name="T18_127">i</text:span><text:span text:style-name="T18_128"><text:s/></text:span><text:span text:style-name="T18_129">środki</text:span><text:span text:style-name="T18_130">,<text:s/></text:span><text:span text:style-name="T18_131">jakie</text:span><text:span text:style-name="T18_132"><text:s/></text:span><text:span text:style-name="T18_133">posiadało</text:span><text:span text:style-name="T18_134">.<text:s/></text:span><text:span text:style-name="T18_135">Do</text:span><text:span text:style-name="T18_136"><text:s/></text:span><text:span text:style-name="T18_137">dziś</text:span><text:span text:style-name="T18_138"><text:s/></text:span><text:span text:style-name="T18_139">zastanawiają</text:span><text:span text:style-name="T18_140"><text:s/></text:span><text:span text:style-name="T18_141">niemieckie</text:span><text:span text:style-name="T18_142"><text:s/></text:span><text:span text:style-name="T18_143">raporty</text:span><text:span text:style-name="T18_144"><text:s/></text:span><text:span text:style-name="T18_145">dot</text:span><text:span text:style-name="T18_146">.<text:s/></text:span><text:span text:style-name="T18_147">obrażeń</text:span><text:span text:style-name="T18_148"><text:s/></text:span><text:span text:style-name="T18_149">i</text:span><text:span text:style-name="T18_150"><text:s/></text:span><text:span text:style-name="T18_151">ran</text:span><text:span text:style-name="T18_152"><text:s/></text:span><text:span text:style-name="T18_153">własnych</text:span><text:span text:style-name="T18_154"><text:s/></text:span><text:span text:style-name="T18_155">poległych</text:span><text:span text:style-name="T18_156">.<text:s/></text:span><text:span text:style-name="T18_157">Ogień</text:span><text:span text:style-name="T18_158"><text:s/></text:span><text:span text:style-name="T18_159">powstańców</text:span><text:span text:style-name="T18_160"><text:s/></text:span><text:span text:style-name="T18_161">był</text:span><text:span text:style-name="T18_162"><text:s/></text:span><text:span text:style-name="T18_163">niezwykle</text:span><text:span text:style-name="T18_164"><text:s/></text:span><text:span text:style-name="T18_165">celny</text:span><text:span text:style-name="T18_166">,<text:s/></text:span><text:span text:style-name="T18_167">celowano</text:span><text:span text:style-name="T18_168"><text:s/></text:span><text:span text:style-name="T18_169">w</text:span><text:span text:style-name="T18_170"><text:s/></text:span><text:span text:style-name="T18_171">głowę</text:span><text:span text:style-name="T18_172">,<text:s/></text:span><text:span text:style-name="T18_173">co</text:span><text:span text:style-name="T18_174"><text:s/></text:span><text:span text:style-name="T18_175">wynikało</text:span><text:span text:style-name="T18_176"><text:s/></text:span><text:span text:style-name="T18_177">z</text:span><text:span text:style-name="T18_178"><text:s/></text:span><text:span text:style-name="T18_179">oszczędności</text:span><text:span text:style-name="T18_180"><text:s/></text:span><text:span text:style-name="T18_181">amunicji</text:span><text:span text:style-name="T18_182">,<text:s/></text:span><text:span text:style-name="T18_183">dobrego</text:span><text:span text:style-name="T18_184"><text:s/></text:span><text:span text:style-name="T18_185">szkolenia</text:span><text:span text:style-name="T18_186"><text:s/></text:span><text:span text:style-name="T18_187">oraz</text:span><text:span text:style-name="T18_188"><text:s/></text:span><text:span text:style-name="T18_189">otwierania</text:span><text:span text:style-name="T18_190"><text:s/></text:span><text:span text:style-name="T18_191">ognia</text:span><text:span text:style-name="T18_192"><text:s/></text:span><text:span text:style-name="T18_193">z</text:span><text:span text:style-name="T18_194"><text:s/></text:span><text:span text:style-name="T18_195">bliskiej</text:span><text:span text:style-name="T18_196"><text:s/></text:span><text:span text:style-name="T18_197">odległości</text:span><text:span text:style-name="T18_198"><text:s/>„</text:span><text:span text:style-name="T18_199">na</text:span><text:span text:style-name="T18_200"><text:s/></text:span><text:span text:style-name="T18_201">pewniaka</text:span><text:span text:style-name="T18_202">”,<text:s/></text:span><text:span text:style-name="T18_203">co</text:span><text:span text:style-name="T18_204"><text:s/></text:span><text:span text:style-name="T18_205">wymagało</text:span><text:span text:style-name="T18_206"><text:s/></text:span><text:span text:style-name="T18_207">odpowiedniej</text:span><text:span text:style-name="T18_208"><text:s/></text:span><text:span text:style-name="T18_209">taktyki</text:span><text:span text:style-name="T18_210"><text:s/></text:span><text:span text:style-name="T18_211">i</text:span><text:span text:style-name="T18_212"><text:s/></text:span><text:span text:style-name="T18_213">zimnej</text:span><text:span text:style-name="T18_214"><text:s/></text:span><text:span text:style-name="T18_215">krwi</text:span><text:span text:style-name="T18_216"><text:s/></text:span><text:span text:style-name="T18_217">u</text:span><text:span text:style-name="T18_218"><text:s/></text:span><text:span text:style-name="T18_219">żołnierzy</text:span><text:span text:style-name="T18_220">.</text:span></text:p>
      <text:p text:style-name="P19"><text:span text:style-name="T19_1">W</text:span><text:span text:style-name="T19_2"><text:s/></text:span><text:span text:style-name="T19_3">filmie</text:span><text:span text:style-name="T19_4"><text:s/></text:span><text:span text:style-name="T19_5">tego</text:span><text:span text:style-name="T19_6"><text:s/></text:span><text:span text:style-name="T19_7">nie</text:span><text:span text:style-name="T19_8"><text:s/></text:span><text:span text:style-name="T19_9">widać</text:span><text:span text:style-name="T19_10">,<text:s/></text:span><text:span text:style-name="T19_11">powstańcy</text:span><text:span text:style-name="T19_12"><text:s/></text:span><text:span text:style-name="T19_13">sieją</text:span><text:span text:style-name="T19_14"><text:s/></text:span><text:span text:style-name="T19_15">amunicją</text:span><text:span text:style-name="T19_16"><text:s/></text:span><text:span text:style-name="T19_17">ile</text:span><text:span text:style-name="T19_18"><text:s/></text:span><text:span text:style-name="T19_19">wlezie</text:span><text:span text:style-name="T19_20">,<text:s/></text:span><text:span text:style-name="T19_21">posłuszności</text:span><text:span text:style-name="T19_22"><text:s/></text:span><text:span text:style-name="T19_23">wobec</text:span><text:span text:style-name="T19_24"><text:s/></text:span><text:span text:style-name="T19_25">dowódców</text:span><text:span text:style-name="T19_26"><text:s/></text:span><text:span text:style-name="T19_27">nie</text:span><text:span text:style-name="T19_28"><text:s/></text:span><text:span text:style-name="T19_29">ma</text:span><text:span text:style-name="T19_30"><text:s/></text:span><text:span text:style-name="T19_31">i</text:span><text:span text:style-name="T19_32"><text:s/></text:span><text:span text:style-name="T19_33">każdy</text:span><text:span text:style-name="T19_34"><text:s/></text:span><text:span text:style-name="T19_35">robi</text:span><text:span text:style-name="T19_36"><text:s/></text:span><text:span text:style-name="T19_37">co</text:span><text:span text:style-name="T19_38"><text:s/></text:span><text:span text:style-name="T19_39">chce</text:span><text:span text:style-name="T19_40">.</text:span></text:p>
      <text:p text:style-name="P20"><text:span text:style-name="T20_1">Jak</text:span><text:span text:style-name="T20_2"><text:s/></text:span><text:span text:style-name="T20_3">na</text:span><text:span text:style-name="T20_4"><text:s/></text:span><text:span text:style-name="T20_5">powstanie</text:span><text:span text:style-name="T20_6"><text:s/></text:span><text:span text:style-name="T20_7">warszawskie</text:span><text:span text:style-name="T20_8">,<text:s/></text:span><text:span text:style-name="T20_9">to</text:span><text:span text:style-name="T20_10"><text:s/></text:span><text:span text:style-name="T20_11">oddziały</text:span><text:span text:style-name="T20_12"><text:s/></text:span><text:span text:style-name="T20_13">są</text:span><text:span text:style-name="T20_14"><text:s/></text:span><text:span text:style-name="T20_15">zaskakująco</text:span><text:span text:style-name="T20_16"><text:s/></text:span><text:span text:style-name="T20_17">dobrze</text:span><text:span text:style-name="T20_18"><text:s/></text:span><text:span text:style-name="T20_19">uzbrojone</text:span><text:span text:style-name="T20_20">.<text:s/></text:span><text:span text:style-name="T20_21">Szturm</text:span><text:span text:style-name="T20_22"><text:s/></text:span><text:span text:style-name="T20_23">ośmioosobowej</text:span><text:span text:style-name="T20_24"><text:s/></text:span><text:span text:style-name="T20_25">drużyny</text:span><text:span text:style-name="T20_26">,<text:s/></text:span><text:span text:style-name="T20_27">gdzie</text:span><text:span text:style-name="T20_28"><text:s/></text:span><text:span text:style-name="T20_29">większość</text:span><text:span text:style-name="T20_30"><text:s/></text:span><text:span text:style-name="T20_31">ma</text:span><text:span text:style-name="T20_32"><text:s/></text:span><text:span text:style-name="T20_33">broń</text:span><text:span text:style-name="T20_34"><text:s/></text:span><text:span text:style-name="T20_35">palną</text:span><text:span text:style-name="T20_36"><text:s/>(</text:span><text:span text:style-name="T20_37">i</text:span><text:span text:style-name="T20_38"><text:s/></text:span><text:span text:style-name="T20_39">to</text:span><text:span text:style-name="T20_40"><text:s/></text:span><text:span text:style-name="T20_41">długą</text:span><text:span text:style-name="T20_42">)?<text:s/></text:span><text:span text:style-name="T20_43">W</text:span><text:span text:style-name="T20_44"><text:s/></text:span><text:span text:style-name="T20_45">tym</text:span><text:span text:style-name="T20_46"><text:s/></text:span><text:span text:style-name="T20_47">kilka</text:span><text:span text:style-name="T20_48"><text:s/></text:span><text:span text:style-name="T20_49">Stenów</text:span><text:span text:style-name="T20_50">,<text:s/></text:span><text:span text:style-name="T20_51">których</text:span><text:span text:style-name="T20_52"><text:s/></text:span><text:span text:style-name="T20_53">wbrew</text:span><text:span text:style-name="T20_54"><text:s/></text:span><text:span text:style-name="T20_55">pozorom</text:span><text:span text:style-name="T20_56"><text:s/></text:span><text:span text:style-name="T20_57">nie</text:span><text:span text:style-name="T20_58"><text:s/></text:span><text:span text:style-name="T20_59">było</text:span><text:span text:style-name="T20_60"><text:s/></text:span><text:span text:style-name="T20_61">tak</text:span><text:span text:style-name="T20_62"><text:s/></text:span><text:span text:style-name="T20_63">dużo</text:span><text:span text:style-name="T20_64">.<text:s/></text:span><text:span text:style-name="T20_65">Do</text:span><text:span text:style-name="T20_66"><text:s/></text:span><text:span text:style-name="T20_67">tego</text:span><text:span text:style-name="T20_68"><text:s/></text:span><text:span text:style-name="T20_69">już</text:span><text:span text:style-name="T20_70"><text:s/></text:span><text:span text:style-name="T20_71">pierwszego</text:span><text:span text:style-name="T20_72"><text:s/></text:span><text:span text:style-name="T20_73">sierpnia</text:span><text:span text:style-name="T20_74">,<text:s/></text:span><text:span text:style-name="T20_75">a</text:span><text:span text:style-name="T20_76"><text:s/></text:span><text:span text:style-name="T20_77">więc</text:span><text:span text:style-name="T20_78"><text:s/></text:span><text:span text:style-name="T20_79">przed</text:span><text:span text:style-name="T20_80"><text:s/></text:span><text:span text:style-name="T20_81">zdobyciem</text:span><text:span text:style-name="T20_82"><text:s/></text:span><text:span text:style-name="T20_83">magazynów</text:span><text:span text:style-name="T20_84"><text:s/></text:span><text:span text:style-name="T20_85">na</text:span><text:span text:style-name="T20_86"><text:s/></text:span><text:span text:style-name="T20_87">Stawkach</text:span><text:span text:style-name="T20_88">,<text:s/></text:span><text:span text:style-name="T20_89">mamy</text:span><text:span text:style-name="T20_90"><text:s/></text:span><text:span text:style-name="T20_91">szaloną</text:span><text:span text:style-name="T20_92"><text:s/></text:span><text:span text:style-name="T20_93">ilość</text:span><text:span text:style-name="T20_94"><text:s/></text:span><text:span text:style-name="T20_95">niemieckiego</text:span><text:span text:style-name="T20_96"><text:s/></text:span><text:span text:style-name="T20_97">umundurowania</text:span><text:span text:style-name="T20_98">.</text:span></text:p>
      <text:p text:style-name="P21"><text:span text:style-name="T21_1">Film</text:span><text:span text:style-name="T21_2"><text:s/></text:span><text:span text:style-name="T21_3">dzięki</text:span><text:span text:style-name="T21_4"><text:s/></text:span><text:span text:style-name="T21_5">dobremu</text:span><text:span text:style-name="T21_6"><text:s/></text:span><text:span text:style-name="T21_7">budżetowi</text:span><text:span text:style-name="T21_8"><text:s/></text:span><text:span text:style-name="T21_9">mógł</text:span><text:span text:style-name="T21_10"><text:s/></text:span><text:span text:style-name="T21_11">zaangażować</text:span><text:span text:style-name="T21_12"><text:s/></text:span><text:span text:style-name="T21_13">trochę</text:span><text:span text:style-name="T21_14"><text:s/></text:span><text:span text:style-name="T21_15">ciężkiego</text:span><text:span text:style-name="T21_16"><text:s/></text:span><text:span text:style-name="T21_17">sprzętu</text:span><text:span text:style-name="T21_18">,<text:s/></text:span><text:span text:style-name="T21_19">zarówno</text:span><text:span text:style-name="T21_20"><text:s/></text:span><text:span text:style-name="T21_21">wygenerowanego</text:span><text:span text:style-name="T21_22"><text:s/></text:span><text:span text:style-name="T21_23">komputerowo</text:span><text:span text:style-name="T21_24">,<text:s/></text:span><text:span text:style-name="T21_25">jak</text:span><text:span text:style-name="T21_26"><text:s/></text:span><text:span text:style-name="T21_27">i</text:span><text:span text:style-name="T21_28"><text:s/></text:span><text:span text:style-name="T21_29">prawdziwego</text:span><text:span text:style-name="T21_30">.<text:s/></text:span><text:span text:style-name="T21_31">W</text:span><text:span text:style-name="T21_32"><text:s/></text:span><text:span text:style-name="T21_33">trailerach</text:span><text:span text:style-name="T21_34"><text:s/></text:span><text:span text:style-name="T21_35">widziałem</text:span><text:span text:style-name="T21_36">,<text:s/></text:span><text:span text:style-name="T21_37">że</text:span><text:span text:style-name="T21_38"><text:s/></text:span><text:span text:style-name="T21_39">wystąpiła</text:span><text:span text:style-name="T21_40"><text:s/></text:span><text:span text:style-name="T21_41">jedna</text:span><text:span text:style-name="T21_42"><text:s/></text:span><text:span text:style-name="T21_43">z</text:span><text:span text:style-name="T21_44"><text:s/></text:span><text:span text:style-name="T21_45">kilku</text:span><text:span text:style-name="T21_46"><text:s/></text:span><text:span text:style-name="T21_47">zrekonstruowanych</text:span><text:span text:style-name="T21_48"><text:s/></text:span><text:span text:style-name="T21_49">w</text:span><text:span text:style-name="T21_50"><text:s/></text:span><text:span text:style-name="T21_51">Polsce</text:span><text:span text:style-name="T21_52"><text:s/></text:span><text:span text:style-name="T21_53">panter</text:span><text:span text:style-name="T21_54"><text:s/>(</text:span><text:span text:style-name="T21_55">PzKpfW</text:span><text:span text:style-name="T21_56"><text:s/>171<text:s/></text:span><text:span text:style-name="T21_57">Panther</text:span><text:span text:style-name="T21_58">).<text:s/></text:span><text:span text:style-name="T21_59">Tutaj</text:span><text:span text:style-name="T21_60"><text:s/></text:span><text:span text:style-name="T21_61">dobrze</text:span><text:span text:style-name="T21_62">,<text:s/></text:span><text:span text:style-name="T21_63">że</text:span><text:span text:style-name="T21_64"><text:s/></text:span><text:span text:style-name="T21_65">ucharakteryzowano</text:span><text:span text:style-name="T21_66"><text:s/></text:span><text:span text:style-name="T21_67">ją</text:span><text:span text:style-name="T21_68"><text:s/></text:span><text:span text:style-name="T21_69">na</text:span><text:span text:style-name="T21_70"><text:s/></text:span><text:span text:style-name="T21_71">taki</text:span><text:span text:style-name="T21_72"><text:s/></text:span><text:span text:style-name="T21_73">podtyp</text:span><text:span text:style-name="T21_74">,<text:s/></text:span><text:span text:style-name="T21_75">który</text:span><text:span text:style-name="T21_76"><text:s/></text:span><text:span text:style-name="T21_77">w</text:span><text:span text:style-name="T21_78"><text:s/></text:span><text:span text:style-name="T21_79">tych</text:span><text:span text:style-name="T21_80"><text:s/></text:span><text:span text:style-name="T21_81">dniach</text:span><text:span text:style-name="T21_82"><text:s/></text:span><text:span text:style-name="T21_83">występował</text:span><text:span text:style-name="T21_84"><text:s/></text:span><text:span text:style-name="T21_85">w</text:span><text:span text:style-name="T21_86"><text:s/></text:span><text:span text:style-name="T21_87">powstaniu</text:span><text:span text:style-name="T21_88">,<text:s/></text:span><text:span text:style-name="T21_89">a</text:span><text:span text:style-name="T21_90"><text:s/></text:span><text:span text:style-name="T21_91">więc</text:span><text:span text:style-name="T21_92"><text:s/></text:span><text:span text:style-name="T21_93">wersja</text:span><text:span text:style-name="T21_94"><text:s/></text:span><text:span text:style-name="T21_95">G</text:span><text:span text:style-name="T21_96"><text:s/></text:span><text:span text:style-name="T21_97">wczesnej</text:span><text:span text:style-name="T21_98"><text:s/></text:span><text:span text:style-name="T21_99">serii</text:span><text:span text:style-name="T21_100"><text:s/></text:span><text:span text:style-name="T21_101">produkcyjnej</text:span><text:span text:style-name="T21_102">.<text:s/></text:span><text:span text:style-name="T21_103">Tak</text:span><text:span text:style-name="T21_104"><text:s/></text:span><text:span text:style-name="T21_105">samo</text:span><text:span text:style-name="T21_106"><text:s/></text:span><text:span text:style-name="T21_107">goliat</text:span><text:span text:style-name="T21_108"><text:s/></text:span><text:span text:style-name="T21_109">został</text:span><text:span text:style-name="T21_110"><text:s/></text:span><text:span text:style-name="T21_111">bardzo</text:span><text:span text:style-name="T21_112"><text:s/></text:span><text:span text:style-name="T21_113">dobrze</text:span><text:span text:style-name="T21_114"><text:s/></text:span><text:span text:style-name="T21_115">zrobiony</text:span><text:span text:style-name="T21_116">,<text:s/></text:span><text:span text:style-name="T21_117">nie</text:span><text:span text:style-name="T21_118"><text:s/></text:span><text:span text:style-name="T21_119">mogę</text:span><text:span text:style-name="T21_120"><text:s/></text:span><text:span text:style-name="T21_121">też</text:span><text:span text:style-name="T21_122"><text:s/></text:span><text:span text:style-name="T21_123">przyczepić</text:span><text:span text:style-name="T21_124"><text:s/></text:span><text:span text:style-name="T21_125">się</text:span><text:span text:style-name="T21_126"><text:s/></text:span><text:span text:style-name="T21_127">pojazdów</text:span><text:span text:style-name="T21_128"><text:s/></text:span><text:span text:style-name="T21_129">samochodowych</text:span><text:span text:style-name="T21_130">.</text:span></text:p>
      <text:p text:style-name="P22"><text:span text:style-name="T22_1">Oczekiwałem</text:span><text:span text:style-name="T22_2"><text:s/></text:span><text:span text:style-name="T22_3">jednak</text:span><text:span text:style-name="T22_4">,<text:s/></text:span><text:span text:style-name="T22_5">że</text:span><text:span text:style-name="T22_6"><text:s/></text:span><text:span text:style-name="T22_7">panterę</text:span><text:span text:style-name="T22_8"><text:s/></text:span><text:span text:style-name="T22_9">wykorzysta</text:span><text:span text:style-name="T22_10"><text:s/></text:span><text:span text:style-name="T22_11">się</text:span><text:span text:style-name="T22_12"><text:s/></text:span><text:span text:style-name="T22_13">w</text:span><text:span text:style-name="T22_14"><text:s/></text:span><text:span text:style-name="T22_15">ciekawszej</text:span><text:span text:style-name="T22_16"><text:s/></text:span><text:span text:style-name="T22_17">scenie</text:span><text:span text:style-name="T22_18">.<text:s/></text:span><text:span text:style-name="T22_19">Marzyłem</text:span><text:span text:style-name="T22_20"><text:s/></text:span><text:span text:style-name="T22_21">o</text:span><text:span text:style-name="T22_22"><text:s/></text:span><text:span text:style-name="T22_23">pokazaniu</text:span><text:span text:style-name="T22_24">,<text:s/></text:span><text:span text:style-name="T22_25">jak</text:span><text:span text:style-name="T22_26"><text:s/></text:span><text:span text:style-name="T22_27">zdobyto</text:span><text:span text:style-name="T22_28"><text:s/>„</text:span><text:span text:style-name="T22_29">Pudla</text:span><text:span text:style-name="T22_30">”<text:s/></text:span><text:span text:style-name="T22_31">lub</text:span><text:span text:style-name="T22_32"><text:s/>„</text:span><text:span text:style-name="T22_33">WPtkę</text:span><text:span text:style-name="T22_34">”,<text:s/></text:span><text:span text:style-name="T22_35">co</text:span><text:span text:style-name="T22_36"><text:s/></text:span><text:span text:style-name="T22_37">było</text:span><text:span text:style-name="T22_38"><text:s/></text:span><text:span text:style-name="T22_39">jednymi</text:span><text:span text:style-name="T22_40"><text:s/></text:span><text:span text:style-name="T22_41">z</text:span><text:span text:style-name="T22_42"><text:s/></text:span><text:span text:style-name="T22_43">ciekawszych</text:span><text:span text:style-name="T22_44"><text:s/></text:span><text:span text:style-name="T22_45">i</text:span><text:span text:style-name="T22_46"><text:s/></text:span><text:span text:style-name="T22_47">bardziej</text:span><text:span text:style-name="T22_48"><text:s/></text:span><text:span text:style-name="T22_49">dramatycznych</text:span><text:span text:style-name="T22_50"><text:s/></text:span><text:span text:style-name="T22_51">dla</text:span><text:span text:style-name="T22_52"><text:s/></text:span><text:span text:style-name="T22_53">nas</text:span><text:span text:style-name="T22_54"><text:s/></text:span><text:span text:style-name="T22_55">momentów</text:span><text:span text:style-name="T22_56">,<text:s/></text:span><text:span text:style-name="T22_57">w</text:span><text:span text:style-name="T22_58"><text:s/></text:span><text:span text:style-name="T22_59">których</text:span><text:span text:style-name="T22_60"><text:s/></text:span><text:span text:style-name="T22_61">odnieśliśmy</text:span><text:span text:style-name="T22_62"><text:s/></text:span><text:span text:style-name="T22_63">zwycięstwo</text:span><text:span text:style-name="T22_64">.<text:s/></text:span><text:span text:style-name="T22_65">Niestety</text:span><text:span text:style-name="T22_66">,<text:s/></text:span><text:span text:style-name="T22_67">reżyser</text:span><text:span text:style-name="T22_68"><text:s/></text:span><text:span text:style-name="T22_69">oszczędził</text:span><text:span text:style-name="T22_70"><text:s/></text:span><text:span text:style-name="T22_71">radości</text:span><text:span text:style-name="T22_72">,<text:s/></text:span><text:span text:style-name="T22_73">o</text:span><text:span text:style-name="T22_74"><text:s/></text:span><text:span text:style-name="T22_75">czym</text:span><text:span text:style-name="T22_76"><text:s/></text:span><text:span text:style-name="T22_77">jeszcze</text:span><text:span text:style-name="T22_78"><text:s/></text:span><text:span text:style-name="T22_79">wspomnę</text:span><text:span text:style-name="T22_80">.<text:s/></text:span><text:span text:style-name="T22_81">Zamiast</text:span><text:span text:style-name="T22_82"><text:s/></text:span><text:span text:style-name="T22_83">tego</text:span><text:span text:style-name="T22_84"><text:s/></text:span><text:span text:style-name="T22_85">mamy</text:span><text:span text:style-name="T22_86"><text:s/></text:span><text:span text:style-name="T22_87">bzdurną</text:span><text:span text:style-name="T22_88"><text:s/></text:span><text:span text:style-name="T22_89">i</text:span><text:span text:style-name="T22_90"><text:s/></text:span><text:span text:style-name="T22_91">niemającą</text:span><text:span text:style-name="T22_92"><text:s/></text:span><text:span text:style-name="T22_93">nigdzie</text:span><text:span text:style-name="T22_94"><text:s/></text:span><text:span text:style-name="T22_95">sensu</text:span><text:span text:style-name="T22_96"><text:s/></text:span><text:span text:style-name="T22_97">scenę</text:span><text:span text:style-name="T22_98">,<text:s/></text:span><text:span text:style-name="T22_99">gdzie</text:span><text:span text:style-name="T22_100"><text:s/></text:span><text:span text:style-name="T22_101">dziewczyna</text:span><text:span text:style-name="T22_102"><text:s/></text:span><text:span text:style-name="T22_103">dostaje</text:span><text:span text:style-name="T22_104"><text:s/></text:span><text:span text:style-name="T22_105">z</text:span><text:span text:style-name="T22_106"><text:s/></text:span><text:span text:style-name="T22_107">pocisku</text:span><text:span text:style-name="T22_108"><text:s/></text:span><text:span text:style-name="T22_109">czołgowego</text:span><text:span text:style-name="T22_110">,<text:s/></text:span><text:span text:style-name="T22_111">przeżywa</text:span><text:span text:style-name="T22_112"><text:s/></text:span><text:span text:style-name="T22_113">to</text:span><text:span text:style-name="T22_114"><text:s/></text:span><text:span text:style-name="T22_115">i</text:span><text:span text:style-name="T22_116"><text:s/></text:span><text:span text:style-name="T22_117">umiera</text:span><text:span text:style-name="T22_118"><text:s/></text:span><text:span text:style-name="T22_119">dopiero</text:span><text:span text:style-name="T22_120"><text:s/></text:span><text:span text:style-name="T22_121">na</text:span><text:span text:style-name="T22_122"><text:s/></text:span><text:span text:style-name="T22_123">rękach</text:span><text:span text:style-name="T22_124"><text:s/></text:span><text:span text:style-name="T22_125">ukochanego</text:span><text:span text:style-name="T22_126"><text:s/>(</text:span><text:span text:style-name="T22_127">co</text:span><text:span text:style-name="T22_128"><text:s/></text:span><text:span text:style-name="T22_129">za</text:span><text:span text:style-name="T22_130"><text:s/></text:span><text:span text:style-name="T22_131">patetyzm</text:span><text:span text:style-name="T22_132">!).<text:s/></text:span><text:span text:style-name="T22_133">Co</text:span><text:span text:style-name="T22_134"><text:s/></text:span><text:span text:style-name="T22_135">więcej</text:span><text:span text:style-name="T22_136">,<text:s/></text:span><text:span text:style-name="T22_137">czołg</text:span><text:span text:style-name="T22_138"><text:s/></text:span><text:span text:style-name="T22_139">stoi</text:span><text:span text:style-name="T22_140"><text:s/></text:span><text:span text:style-name="T22_141">i</text:span><text:span text:style-name="T22_142"><text:s/></text:span><text:span text:style-name="T22_143">patrzy</text:span><text:span text:style-name="T22_144">,<text:s/></text:span><text:span text:style-name="T22_145">aż</text:span><text:span text:style-name="T22_146"><text:s/></text:span><text:span text:style-name="T22_147">ci</text:span><text:span text:style-name="T22_148"><text:s/></text:span><text:span text:style-name="T22_149">skończą</text:span><text:span text:style-name="T22_150"><text:s/></text:span><text:span text:style-name="T22_151">za</text:span><text:span text:style-name="T22_152"><text:s/></text:span><text:span text:style-name="T22_153">sobą</text:span><text:span text:style-name="T22_154"><text:s/></text:span><text:span text:style-name="T22_155">płakać</text:span><text:span text:style-name="T22_156">.<text:s/></text:span><text:span text:style-name="T22_157">Atakuje</text:span><text:span text:style-name="T22_158"><text:s/></text:span><text:span text:style-name="T22_159">bez</text:span><text:span text:style-name="T22_160"><text:s/></text:span><text:span text:style-name="T22_161">wsparcia</text:span><text:span text:style-name="T22_162"><text:s/></text:span><text:span text:style-name="T22_163">piechoty</text:span><text:span text:style-name="T22_164">,<text:s/></text:span><text:span text:style-name="T22_165">która</text:span><text:span text:style-name="T22_166"><text:s/></text:span><text:span text:style-name="T22_167">znikąd</text:span><text:span text:style-name="T22_168"><text:s/></text:span><text:span text:style-name="T22_169">pojawia</text:span><text:span text:style-name="T22_170"><text:s/></text:span><text:span text:style-name="T22_171">się</text:span><text:span text:style-name="T22_172"><text:s/></text:span><text:span text:style-name="T22_173">potem</text:span><text:span text:style-name="T22_174">.<text:s/></text:span><text:span text:style-name="T22_175">Nie</text:span><text:span text:style-name="T22_176">,<text:s/></text:span><text:span text:style-name="T22_177">nie</text:span><text:span text:style-name="T22_178">,<text:s/></text:span><text:span text:style-name="T22_179">nie</text:span><text:span text:style-name="T22_180">.<text:s/></text:span><text:span text:style-name="T22_181">To</text:span><text:span text:style-name="T22_182"><text:s/></text:span><text:span text:style-name="T22_183">tak</text:span><text:span text:style-name="T22_184"><text:s/></text:span><text:span text:style-name="T22_185">nie</text:span><text:span text:style-name="T22_186"><text:s/></text:span><text:span text:style-name="T22_187">wyglądało</text:span><text:span text:style-name="T22_188">.<text:s/></text:span><text:span text:style-name="T22_189">Niemieckie</text:span><text:span text:style-name="T22_190"><text:s/></text:span><text:span text:style-name="T22_191">straty</text:span><text:span text:style-name="T22_192"><text:s/></text:span><text:span text:style-name="T22_193">pancerne</text:span><text:span text:style-name="T22_194"><text:s/></text:span><text:span text:style-name="T22_195">w</text:span><text:span text:style-name="T22_196"><text:s/></text:span><text:span text:style-name="T22_197">powstaniu</text:span><text:span text:style-name="T22_198"><text:s/></text:span><text:span text:style-name="T22_199">były</text:span><text:span text:style-name="T22_200"><text:s/></text:span><text:span text:style-name="T22_201">stosunkowo</text:span><text:span text:style-name="T22_202"><text:s/></text:span><text:span text:style-name="T22_203">niskie</text:span><text:span text:style-name="T22_204">,<text:s/></text:span><text:span text:style-name="T22_205">gdyż</text:span><text:span text:style-name="T22_206"><text:s/></text:span><text:span text:style-name="T22_207">wynikało</text:span><text:span text:style-name="T22_208"><text:s/></text:span><text:span text:style-name="T22_209">to</text:span><text:span text:style-name="T22_210"><text:s/></text:span><text:span text:style-name="T22_211">z</text:span><text:span text:style-name="T22_212"><text:s/></text:span><text:span text:style-name="T22_213">ostrożnego</text:span><text:span text:style-name="T22_214"><text:s/></text:span><text:span text:style-name="T22_215">użytkowania</text:span><text:span text:style-name="T22_216"><text:s/></text:span><text:span text:style-name="T22_217">tej</text:span><text:span text:style-name="T22_218"><text:s/></text:span><text:span text:style-name="T22_219">broni</text:span><text:span text:style-name="T22_220">,<text:s/></text:span><text:span text:style-name="T22_221">szczególnie</text:span><text:span text:style-name="T22_222"><text:s/></text:span><text:span text:style-name="T22_223">w</text:span><text:span text:style-name="T22_224"><text:s/></text:span><text:span text:style-name="T22_225">tak</text:span><text:span text:style-name="T22_226"><text:s/></text:span><text:span text:style-name="T22_227">późnym</text:span><text:span text:style-name="T22_228"><text:s/></text:span><text:span text:style-name="T22_229">etapie</text:span><text:span text:style-name="T22_230">.<text:s/></text:span><text:span text:style-name="T22_231">Ten</text:span><text:span text:style-name="T22_232"><text:s/></text:span><text:span text:style-name="T22_233">teatr</text:span><text:span text:style-name="T22_234"><text:s/></text:span><text:span text:style-name="T22_235">działań</text:span><text:span text:style-name="T22_236"><text:s/></text:span><text:span text:style-name="T22_237">wojennych</text:span><text:span text:style-name="T22_238"><text:s/></text:span><text:span text:style-name="T22_239">był</text:span><text:span text:style-name="T22_240"><text:s/></text:span><text:span text:style-name="T22_241">dla</text:span><text:span text:style-name="T22_242"><text:s/></text:span><text:span text:style-name="T22_243">Panzerwaffe</text:span><text:span text:style-name="T22_244"><text:s/></text:span><text:span text:style-name="T22_245">bardzo</text:span><text:span text:style-name="T22_246"><text:s/></text:span><text:span text:style-name="T22_247">trudny</text:span><text:span text:style-name="T22_248"><text:s/></text:span><text:span text:style-name="T22_249">i</text:span><text:span text:style-name="T22_250"><text:s/></text:span><text:span text:style-name="T22_251">niebezpieczny</text:span><text:span text:style-name="T22_252">.</text:span></text:p>
      <text:p text:style-name="P23"><text:span text:style-name="T23_1">W</text:span><text:span text:style-name="T23_2"><text:s/></text:span><text:span text:style-name="T23_3">filmie</text:span><text:span text:style-name="T23_4"><text:s/></text:span><text:span text:style-name="T23_5">u</text:span><text:span text:style-name="T23_6"><text:s/></text:span><text:span text:style-name="T23_7">dołu</text:span><text:span text:style-name="T23_8"><text:s/></text:span><text:span text:style-name="T23_9">ekranu</text:span><text:span text:style-name="T23_10"><text:s/></text:span><text:span text:style-name="T23_11">pojawiają</text:span><text:span text:style-name="T23_12"><text:s/></text:span><text:span text:style-name="T23_13">się</text:span><text:span text:style-name="T23_14"><text:s/></text:span><text:span text:style-name="T23_15">nazwy</text:span><text:span text:style-name="T23_16"><text:s/></text:span><text:span text:style-name="T23_17">dzielnic</text:span><text:span text:style-name="T23_18">,<text:s/></text:span><text:span text:style-name="T23_19">gdzie</text:span><text:span text:style-name="T23_20"><text:s/></text:span><text:span text:style-name="T23_21">aktualnie</text:span><text:span text:style-name="T23_22"><text:s/></text:span><text:span text:style-name="T23_23">toczy</text:span><text:span text:style-name="T23_24"><text:s/></text:span><text:span text:style-name="T23_25">się</text:span><text:span text:style-name="T23_26"><text:s/></text:span><text:span text:style-name="T23_27">akcja</text:span><text:span text:style-name="T23_28">.<text:s/></text:span><text:span text:style-name="T23_29">To</text:span><text:span text:style-name="T23_30"><text:s/></text:span><text:span text:style-name="T23_31">bardzo</text:span><text:span text:style-name="T23_32"><text:s/></text:span><text:span text:style-name="T23_33">dobre</text:span><text:span text:style-name="T23_34"><text:s/></text:span><text:span text:style-name="T23_35">rozwiązanie</text:span><text:span text:style-name="T23_36">,<text:s/></text:span><text:span text:style-name="T23_37">ale</text:span><text:span text:style-name="T23_38"><text:s/></text:span><text:span text:style-name="T23_39">szkoda</text:span><text:span text:style-name="T23_40">,<text:s/></text:span><text:span text:style-name="T23_41">że</text:span><text:span text:style-name="T23_42"><text:s/></text:span><text:span text:style-name="T23_43">nie</text:span><text:span text:style-name="T23_44"><text:s/></text:span><text:span text:style-name="T23_45">dodano</text:span><text:span text:style-name="T23_46"><text:s/></text:span><text:span text:style-name="T23_47">też</text:span><text:span text:style-name="T23_48"><text:s/></text:span><text:span text:style-name="T23_49">dat</text:span><text:span text:style-name="T23_50">,<text:s/></text:span><text:span text:style-name="T23_51">szczególnie</text:span><text:span text:style-name="T23_52"><text:s/></text:span><text:span text:style-name="T23_53">że</text:span><text:span text:style-name="T23_54"><text:s/></text:span><text:span text:style-name="T23_55">pomiędzy</text:span><text:span text:style-name="T23_56"><text:s/></text:span><text:span text:style-name="T23_57">niektórymi</text:span><text:span text:style-name="T23_58"><text:s/></text:span><text:span text:style-name="T23_59">scenami</text:span><text:span text:style-name="T23_60"><text:s/></text:span><text:span text:style-name="T23_61">mija</text:span><text:span text:style-name="T23_62"><text:s/></text:span><text:span text:style-name="T23_63">czasami</text:span><text:span text:style-name="T23_64"><text:s/></text:span><text:span text:style-name="T23_65">wiele</text:span><text:span text:style-name="T23_66"><text:s/></text:span><text:span text:style-name="T23_67">dni</text:span><text:span text:style-name="T23_68"><text:s/></text:span><text:span text:style-name="T23_69">lub</text:span><text:span text:style-name="T23_70"><text:s/></text:span><text:span text:style-name="T23_71">wręcz</text:span><text:span text:style-name="T23_72"><text:s/></text:span><text:span text:style-name="T23_73">tygodnie</text:span><text:span text:style-name="T23_74"><text:s/></text:span><text:span text:style-name="T23_75">i</text:span><text:span text:style-name="T23_76"><text:s/></text:span><text:span text:style-name="T23_77">widz</text:span><text:span text:style-name="T23_78"><text:s/></text:span><text:span text:style-name="T23_79">się</text:span><text:span text:style-name="T23_80"><text:s/></text:span><text:span text:style-name="T23_81">gubi</text:span><text:span text:style-name="T23_82">.<text:s/></text:span><text:span text:style-name="T23_83">Mam</text:span><text:span text:style-name="T23_84"><text:s/></text:span><text:span text:style-name="T23_85">złośliwe</text:span><text:span text:style-name="T23_86"><text:s/></text:span><text:span text:style-name="T23_87">wrażenie</text:span><text:span text:style-name="T23_88">,<text:s/></text:span><text:span text:style-name="T23_89">że</text:span><text:span text:style-name="T23_90"><text:s/></text:span><text:span text:style-name="T23_91">w</text:span><text:span text:style-name="T23_92"><text:s/></text:span><text:span text:style-name="T23_93">ten</text:span><text:span text:style-name="T23_94"><text:s/></text:span><text:span text:style-name="T23_95">sposób</text:span><text:span text:style-name="T23_96"><text:s/></text:span><text:span text:style-name="T23_97">starano</text:span><text:span text:style-name="T23_98"><text:s/></text:span><text:span text:style-name="T23_99">się</text:span><text:span text:style-name="T23_100"><text:s/></text:span><text:span text:style-name="T23_101">zamaskować</text:span><text:span text:style-name="T23_102"><text:s/></text:span><text:span text:style-name="T23_103">niezgodność</text:span><text:span text:style-name="T23_104"><text:s/></text:span><text:span text:style-name="T23_105">z</text:span><text:span text:style-name="T23_106"><text:s/></text:span><text:span text:style-name="T23_107">chronologią</text:span><text:span text:style-name="T23_108"><text:s/></text:span><text:span text:style-name="T23_109">historyczną</text:span><text:span text:style-name="T23_110">.<text:s/></text:span><text:span text:style-name="T23_111">Przykładowo</text:span><text:span text:style-name="T23_112">,<text:s/></text:span><text:span text:style-name="T23_113">eksplozja</text:span><text:span text:style-name="T23_114"><text:s/></text:span><text:span text:style-name="T23_115">transportera</text:span><text:span text:style-name="T23_116"><text:s/></text:span><text:span text:style-name="T23_117">ładunków</text:span><text:span text:style-name="T23_118"><text:s/></text:span><text:span text:style-name="T23_119">wybuchowych</text:span><text:span text:style-name="T23_120"><text:s/></text:span><text:span text:style-name="T23_121">Borgward</text:span><text:span text:style-name="T23_122"><text:s/></text:span><text:span text:style-name="T23_123">BIV</text:span><text:span text:style-name="T23_124"><text:s/></text:span><text:span text:style-name="T23_125">Ausf</text:span><text:span text:style-name="T23_126">.<text:s/></text:span><text:span text:style-name="T23_127">C</text:span><text:span text:style-name="T23_128"><text:s/></text:span><text:span text:style-name="T23_129">miała</text:span><text:span text:style-name="T23_130"><text:s/></text:span><text:span text:style-name="T23_131">miejsce</text:span><text:span text:style-name="T23_132"><text:s/>13<text:s/></text:span><text:span text:style-name="T23_133">sierpnia</text:span><text:span text:style-name="T23_134">,<text:s/></text:span><text:span text:style-name="T23_135">natomiast</text:span><text:span text:style-name="T23_136"><text:s/></text:span><text:span text:style-name="T23_137">pokazana</text:span><text:span text:style-name="T23_138"><text:s/></text:span><text:span text:style-name="T23_139">chwilę</text:span><text:span text:style-name="T23_140"><text:s/></text:span><text:span text:style-name="T23_141">później</text:span><text:span text:style-name="T23_142"><text:s/></text:span><text:span text:style-name="T23_143">ewakuacja</text:span><text:span text:style-name="T23_144"><text:s/></text:span><text:span text:style-name="T23_145">Starówki</text:span><text:span text:style-name="T23_146"><text:s/></text:span><text:span text:style-name="T23_147">została</text:span><text:span text:style-name="T23_148"><text:s/></text:span><text:span text:style-name="T23_149">zatwierdzona</text:span><text:span text:style-name="T23_150"><text:s/></text:span><text:span text:style-name="T23_151">przez</text:span><text:span text:style-name="T23_152"><text:s/></text:span><text:span text:style-name="T23_153">dowódcę</text:span><text:span text:style-name="T23_154"><text:s/></text:span><text:span text:style-name="T23_155">armii</text:span><text:span text:style-name="T23_156"><text:s/>„</text:span><text:span text:style-name="T23_157">Północ</text:span><text:span text:style-name="T23_158">”<text:s/></text:span><text:span text:style-name="T23_159">pułkownika</text:span><text:span text:style-name="T23_160"><text:s/></text:span><text:span text:style-name="T23_161">Karola</text:span><text:span text:style-name="T23_162"><text:s/></text:span><text:span text:style-name="T23_163">Ziemskiego</text:span><text:span text:style-name="T23_164"><text:s/>„</text:span><text:span text:style-name="T23_165">Wachnowskiego</text:span><text:span text:style-name="T23_166">”<text:s/></text:span><text:span text:style-name="T23_167">dopiero</text:span><text:span text:style-name="T23_168"><text:s/></text:span><text:span text:style-name="T23_169">w</text:span><text:span text:style-name="T23_170"><text:s/></text:span><text:span text:style-name="T23_171">nocy</text:span><text:span text:style-name="T23_172"><text:s/></text:span><text:span text:style-name="T23_173">z</text:span><text:span text:style-name="T23_174"><text:s/>30<text:s/></text:span><text:span text:style-name="T23_175">na</text:span><text:span text:style-name="T23_176"><text:s/>31<text:s/></text:span><text:span text:style-name="T23_177">sierpnia</text:span><text:span text:style-name="T23_178">.<text:s/></text:span><text:span text:style-name="T23_179">Kiedy</text:span><text:span text:style-name="T23_180"><text:s/></text:span><text:span text:style-name="T23_181">bohaterowie</text:span><text:span text:style-name="T23_182"><text:s/></text:span><text:span text:style-name="T23_183">przedostają</text:span><text:span text:style-name="T23_184"><text:s/></text:span><text:span text:style-name="T23_185">się</text:span><text:span text:style-name="T23_186"><text:s/></text:span><text:span text:style-name="T23_187">na</text:span><text:span text:style-name="T23_188"><text:s/></text:span><text:span text:style-name="T23_189">Śródmieście</text:span><text:span text:style-name="T23_190">,<text:s/></text:span><text:span text:style-name="T23_191">widzą</text:span><text:span text:style-name="T23_192"><text:s/></text:span><text:span text:style-name="T23_193">czyste</text:span><text:span text:style-name="T23_194"><text:s/></text:span><text:span text:style-name="T23_195">ulice</text:span><text:span text:style-name="T23_196">,<text:s/></text:span><text:span text:style-name="T23_197">w</text:span><text:span text:style-name="T23_198"><text:s/></text:span><text:span text:style-name="T23_199">miarę</text:span><text:span text:style-name="T23_200"><text:s/></text:span><text:span text:style-name="T23_201">spokojne</text:span><text:span text:style-name="T23_202"><text:s/></text:span><text:span text:style-name="T23_203">życie</text:span><text:span text:style-name="T23_204"><text:s/></text:span><text:span text:style-name="T23_205">i</text:span><text:span text:style-name="T23_206"><text:s/></text:span><text:span text:style-name="T23_207">lśniący</text:span><text:span text:style-name="T23_208"><text:s/></text:span><text:span text:style-name="T23_209">gmach</text:span><text:span text:style-name="T23_210"><text:s/></text:span><text:span text:style-name="T23_211">Prudentiala</text:span><text:span text:style-name="T23_212">.<text:s/></text:span><text:span text:style-name="T23_213">Wspomnienia</text:span><text:span text:style-name="T23_214"><text:s/></text:span><text:span text:style-name="T23_215">mówią</text:span><text:span text:style-name="T23_216">,<text:s/></text:span><text:span text:style-name="T23_217">że</text:span><text:span text:style-name="T23_218"><text:s/></text:span><text:span text:style-name="T23_219">dla</text:span><text:span text:style-name="T23_220"><text:s/></text:span><text:span text:style-name="T23_221">wycieńczonych</text:span><text:span text:style-name="T23_222"><text:s/></text:span><text:span text:style-name="T23_223">żołnierzy</text:span><text:span text:style-name="T23_224"><text:s/></text:span><text:span text:style-name="T23_225">i</text:span><text:span text:style-name="T23_226"><text:s/></text:span><text:span text:style-name="T23_227">cywili</text:span><text:span text:style-name="T23_228"><text:s/></text:span><text:span text:style-name="T23_229">ze</text:span><text:span text:style-name="T23_230"><text:s/></text:span><text:span text:style-name="T23_231">Starówki</text:span><text:span text:style-name="T23_232"><text:s/></text:span><text:span text:style-name="T23_233">Śródmieście</text:span><text:span text:style-name="T23_234"><text:s/></text:span><text:span text:style-name="T23_235">wydało</text:span><text:span text:style-name="T23_236"><text:s/></text:span><text:span text:style-name="T23_237">się</text:span><text:span text:style-name="T23_238"><text:s/></text:span><text:span text:style-name="T23_239">być</text:span><text:span text:style-name="T23_240"><text:s/></text:span><text:span text:style-name="T23_241">w</text:span><text:span text:style-name="T23_242"><text:s/></text:span><text:span text:style-name="T23_243">miarę</text:span><text:span text:style-name="T23_244"><text:s/></text:span><text:span text:style-name="T23_245">normalne</text:span><text:span text:style-name="T23_246"><text:s/></text:span><text:span text:style-name="T23_247">i</text:span><text:span text:style-name="T23_248"><text:s/></text:span><text:span text:style-name="T23_249">szczęśliwe</text:span><text:span text:style-name="T23_250">.<text:s/></text:span><text:span text:style-name="T23_251">Było</text:span><text:span text:style-name="T23_252"><text:s/></text:span><text:span text:style-name="T23_253">to</text:span><text:span text:style-name="T23_254"><text:s/></text:span><text:span text:style-name="T23_255">jednak</text:span><text:span text:style-name="T23_256"><text:s/></text:span><text:span text:style-name="T23_257">przede</text:span><text:span text:style-name="T23_258"><text:s/></text:span><text:span text:style-name="T23_259">wszystkim</text:span><text:span text:style-name="T23_260"><text:s/></text:span><text:span text:style-name="T23_261">wrażenie</text:span><text:span text:style-name="T23_262">,<text:s/></text:span><text:span text:style-name="T23_263">gdyż</text:span><text:span text:style-name="T23_264"><text:s/></text:span><text:span text:style-name="T23_265">od</text:span><text:span text:style-name="T23_266"><text:s/>18<text:s/></text:span><text:span text:style-name="T23_267">sierpnia</text:span><text:span text:style-name="T23_268"><text:s/></text:span><text:span text:style-name="T23_269">Śródmieście</text:span><text:span text:style-name="T23_270"><text:s/></text:span><text:span text:style-name="T23_271">również</text:span><text:span text:style-name="T23_272"><text:s/></text:span><text:span text:style-name="T23_273">doświadczyło</text:span><text:span text:style-name="T23_274"><text:s/></text:span><text:span text:style-name="T23_275">ciężkiego</text:span><text:span text:style-name="T23_276"><text:s/></text:span><text:span text:style-name="T23_277">ostrzału</text:span><text:span text:style-name="T23_278">,<text:s/></text:span><text:span text:style-name="T23_279">między</text:span><text:span text:style-name="T23_280"><text:s/></text:span><text:span text:style-name="T23_281">innymi</text:span><text:span text:style-name="T23_282"><text:s/></text:span><text:span text:style-name="T23_283">ciężkiego</text:span><text:span text:style-name="T23_284"><text:s/></text:span><text:span text:style-name="T23_285">moździerza</text:span><text:span text:style-name="T23_286"><text:s/></text:span><text:span text:style-name="T23_287">typu</text:span><text:span text:style-name="T23_288"><text:s/></text:span><text:span text:style-name="T23_289">Karl</text:span><text:span text:style-name="T23_290"><text:s/>040<text:s/></text:span><text:span text:style-name="T23_291">Gerat</text:span><text:span text:style-name="T23_292"><text:s/></text:span><text:span text:style-name="T23_293">nazwanego</text:span><text:span text:style-name="T23_294"><text:s/>„</text:span><text:span text:style-name="T23_295">Ziu</text:span><text:span text:style-name="T23_296">”.<text:s/></text:span><text:span text:style-name="T23_297">Prudential</text:span><text:span text:style-name="T23_298"><text:s/></text:span><text:span text:style-name="T23_299">już</text:span><text:span text:style-name="T23_300"><text:s/></text:span><text:span text:style-name="T23_301">był</text:span><text:span text:style-name="T23_302"><text:s/></text:span><text:span text:style-name="T23_303">zrujnowany</text:span><text:span text:style-name="T23_304">,<text:s/></text:span><text:span text:style-name="T23_305">a</text:span><text:span text:style-name="T23_306"><text:s/></text:span><text:span text:style-name="T23_307">na</text:span><text:span text:style-name="T23_308"><text:s/></text:span><text:span text:style-name="T23_309">ulicach</text:span><text:span text:style-name="T23_310"><text:s/></text:span><text:span text:style-name="T23_311">na</text:span><text:span text:style-name="T23_312"><text:s/></text:span><text:span text:style-name="T23_313">pewno</text:span><text:span text:style-name="T23_314"><text:s/></text:span><text:span text:style-name="T23_315">nie</text:span><text:span text:style-name="T23_316"><text:s/></text:span><text:span text:style-name="T23_317">mogło</text:span><text:span text:style-name="T23_318"><text:s/></text:span><text:span text:style-name="T23_319">być</text:span><text:span text:style-name="T23_320"><text:s/></text:span><text:span text:style-name="T23_321">sielanki</text:span><text:span text:style-name="T23_322"><text:s/></text:span><text:span text:style-name="T23_323">i</text:span><text:span text:style-name="T23_324"><text:s/></text:span><text:span text:style-name="T23_325">spokojnego</text:span><text:span text:style-name="T23_326"><text:s/></text:span><text:span text:style-name="T23_327">wyprowadzania</text:span><text:span text:style-name="T23_328"><text:s/></text:span><text:span text:style-name="T23_329">piesków</text:span><text:span text:style-name="T23_330">.</text:span></text:p>
      <text:p text:style-name="P24"><text:span text:style-name="T24_1">W</text:span><text:span text:style-name="T24_2"><text:s/></text:span><text:span text:style-name="T24_3">trakcie</text:span><text:span text:style-name="T24_4"><text:s/></text:span><text:span text:style-name="T24_5">ewakuacji</text:span><text:span text:style-name="T24_6"><text:s/></text:span><text:span text:style-name="T24_7">szpitala</text:span><text:span text:style-name="T24_8"><text:s/></text:span><text:span text:style-name="T24_9">na</text:span><text:span text:style-name="T24_10"><text:s/></text:span><text:span text:style-name="T24_11">Czerniakowie</text:span><text:span text:style-name="T24_12"><text:s/></text:span><text:span text:style-name="T24_13">widać</text:span><text:span text:style-name="T24_14">,<text:s/></text:span><text:span text:style-name="T24_15">jak</text:span><text:span text:style-name="T24_16"><text:s/></text:span><text:span text:style-name="T24_17">jakaś</text:span><text:span text:style-name="T24_18"><text:s/></text:span><text:span text:style-name="T24_19">kobieta</text:span><text:span text:style-name="T24_20"><text:s/></text:span><text:span text:style-name="T24_21">ucieka</text:span><text:span text:style-name="T24_22"><text:s/></text:span><text:span text:style-name="T24_23">razem</text:span><text:span text:style-name="T24_24"><text:s/></text:span><text:span text:style-name="T24_25">ze</text:span><text:span text:style-name="T24_26"><text:s/></text:span><text:span text:style-name="T24_27">swoim</text:span><text:span text:style-name="T24_28"><text:s/></text:span><text:span text:style-name="T24_29">pudlem</text:span><text:span text:style-name="T24_30"><text:s/></text:span><text:span text:style-name="T24_31">olbrzymim</text:span><text:span text:style-name="T24_32">.<text:s/></text:span><text:span text:style-name="T24_33">Obawiam</text:span><text:span text:style-name="T24_34"><text:s/></text:span><text:span text:style-name="T24_35">się</text:span><text:span text:style-name="T24_36">,<text:s/></text:span><text:span text:style-name="T24_37">że</text:span><text:span text:style-name="T24_38"><text:s/></text:span><text:span text:style-name="T24_39">tak</text:span><text:span text:style-name="T24_40"><text:s/></text:span><text:span text:style-name="T24_41">późno</text:span><text:span text:style-name="T24_42"><text:s/></text:span><text:span text:style-name="T24_43">to</text:span><text:span text:style-name="T24_44"><text:s/></text:span><text:span text:style-name="T24_45">piesek</text:span><text:span text:style-name="T24_46"><text:s/></text:span><text:span text:style-name="T24_47">zostałby</text:span><text:span text:style-name="T24_48"><text:s/></text:span><text:span text:style-name="T24_49">już</text:span><text:span text:style-name="T24_50"><text:s/></text:span><text:span text:style-name="T24_51">od</text:span><text:span text:style-name="T24_52"><text:s/></text:span><text:span text:style-name="T24_53">dawna</text:span><text:span text:style-name="T24_54"><text:s/></text:span><text:span text:style-name="T24_55">zjedzony</text:span><text:span text:style-name="T24_56">,<text:s/></text:span><text:span text:style-name="T24_57">tak</text:span><text:span text:style-name="T24_58"><text:s/></text:span><text:span text:style-name="T24_59">jak</text:span><text:span text:style-name="T24_60"><text:s/></text:span><text:span text:style-name="T24_61">wszystkie</text:span><text:span text:style-name="T24_62"><text:s/></text:span><text:span text:style-name="T24_63">koty</text:span><text:span text:style-name="T24_64"><text:s/></text:span><text:span text:style-name="T24_65">i</text:span><text:span text:style-name="T24_66"><text:s/></text:span><text:span text:style-name="T24_67">szczury</text:span><text:span text:style-name="T24_68">,<text:s/></text:span><text:span text:style-name="T24_69">które</text:span><text:span text:style-name="T24_70"><text:s/></text:span><text:span text:style-name="T24_71">udało</text:span><text:span text:style-name="T24_72"><text:s/></text:span><text:span text:style-name="T24_73">się</text:span><text:span text:style-name="T24_74"><text:s/></text:span><text:span text:style-name="T24_75">złapać</text:span><text:span text:style-name="T24_76">.<text:s/></text:span><text:span text:style-name="T24_77">O</text:span><text:span text:style-name="T24_78"><text:s/></text:span><text:span text:style-name="T24_79">tym</text:span><text:span text:style-name="T24_80"><text:s/></text:span><text:span text:style-name="T24_81">też</text:span><text:span text:style-name="T24_82"><text:s/></text:span><text:span text:style-name="T24_83">mówią</text:span><text:span text:style-name="T24_84"><text:s/></text:span><text:span text:style-name="T24_85">wspomnienia</text:span><text:span text:style-name="T24_86">.<text:s/></text:span><text:span text:style-name="T24_87">Nikt</text:span><text:span text:style-name="T24_88"><text:s/></text:span><text:span text:style-name="T24_89">nie</text:span><text:span text:style-name="T24_90"><text:s/></text:span><text:span text:style-name="T24_91">karmiłby</text:span><text:span text:style-name="T24_92"><text:s/></text:span><text:span text:style-name="T24_93">psa</text:span><text:span text:style-name="T24_94">,<text:s/></text:span><text:span text:style-name="T24_95">kiedy</text:span><text:span text:style-name="T24_96"><text:s/></text:span><text:span text:style-name="T24_97">ludzie</text:span><text:span text:style-name="T24_98"><text:s/></text:span><text:span text:style-name="T24_99">umierali</text:span><text:span text:style-name="T24_100"><text:s/></text:span><text:span text:style-name="T24_101">z</text:span><text:span text:style-name="T24_102"><text:s/></text:span><text:span text:style-name="T24_103">głodu</text:span><text:span text:style-name="T24_104">.</text:span></text:p>
      <text:p text:style-name="P25"><text:span text:style-name="T25_1">Sama</text:span><text:span text:style-name="T25_2"><text:s/></text:span><text:span text:style-name="T25_3">batalistyka</text:span><text:span text:style-name="T25_4"><text:s/></text:span><text:span text:style-name="T25_5">jest</text:span><text:span text:style-name="T25_6"><text:s/></text:span><text:span text:style-name="T25_7">kontrowersyjna</text:span><text:span text:style-name="T25_8">.<text:s/></text:span><text:span text:style-name="T25_9">Wbrew</text:span><text:span text:style-name="T25_10"><text:s/></text:span><text:span text:style-name="T25_11">pozorom</text:span><text:span text:style-name="T25_12"><text:s/></text:span><text:span text:style-name="T25_13">jest</text:span><text:span text:style-name="T25_14"><text:s/></text:span><text:span text:style-name="T25_15">jej</text:span><text:span text:style-name="T25_16"><text:s/></text:span><text:span text:style-name="T25_17">stosunkowo</text:span><text:span text:style-name="T25_18"><text:s/></text:span><text:span text:style-name="T25_19">mało</text:span><text:span text:style-name="T25_20"><text:s/></text:span><text:span text:style-name="T25_21">i</text:span><text:span text:style-name="T25_22"><text:s/></text:span><text:span text:style-name="T25_23">widać</text:span><text:span text:style-name="T25_24"><text:s/></text:span><text:span text:style-name="T25_25">przede</text:span><text:span text:style-name="T25_26"><text:s/></text:span><text:span text:style-name="T25_27">wszystkim</text:span><text:span text:style-name="T25_28"><text:s/></text:span><text:span text:style-name="T25_29">cierpienia</text:span><text:span text:style-name="T25_30"><text:s/></text:span><text:span text:style-name="T25_31">cywili</text:span><text:span text:style-name="T25_32">.<text:s/></text:span><text:span text:style-name="T25_33">Jedna</text:span><text:span text:style-name="T25_34"><text:s/></text:span><text:span text:style-name="T25_35">ze</text:span><text:span text:style-name="T25_36"><text:s/></text:span><text:span text:style-name="T25_37">scen</text:span><text:span text:style-name="T25_38">,<text:s/></text:span><text:span text:style-name="T25_39">gdzie</text:span><text:span text:style-name="T25_40"><text:s/></text:span><text:span text:style-name="T25_41">Niemcy</text:span><text:span text:style-name="T25_42"><text:s/></text:span><text:span text:style-name="T25_43">szturmują</text:span><text:span text:style-name="T25_44"><text:s/></text:span><text:span text:style-name="T25_45">od</text:span><text:span text:style-name="T25_46"><text:s/></text:span><text:span text:style-name="T25_47">frontu</text:span><text:span text:style-name="T25_48"><text:s/></text:span><text:span text:style-name="T25_49">kamienicę</text:span><text:span text:style-name="T25_50"><text:s/></text:span><text:span text:style-name="T25_51">najpierw</text:span><text:span text:style-name="T25_52"><text:s/></text:span><text:span text:style-name="T25_53">za</text:span><text:span text:style-name="T25_54"><text:s/></text:span><text:span text:style-name="T25_55">pomocą</text:span><text:span text:style-name="T25_56"><text:s/></text:span><text:span text:style-name="T25_57">goliatha</text:span><text:span text:style-name="T25_58"><text:s/>(</text:span><text:span text:style-name="T25_59">jeszcze</text:span><text:span text:style-name="T25_60"><text:s/></text:span><text:span text:style-name="T25_61">raz</text:span><text:span text:style-name="T25_62"><text:s/></text:span><text:span text:style-name="T25_63">pochwalę</text:span><text:span text:style-name="T25_64">,<text:s/></text:span><text:span text:style-name="T25_65">że</text:span><text:span text:style-name="T25_66"><text:s/></text:span><text:span text:style-name="T25_67">został</text:span><text:span text:style-name="T25_68"><text:s/></text:span><text:span text:style-name="T25_69">on</text:span><text:span text:style-name="T25_70"><text:s/></text:span><text:span text:style-name="T25_71">świetnie</text:span><text:span text:style-name="T25_72"><text:s/></text:span><text:span text:style-name="T25_73">wykonany</text:span><text:span text:style-name="T25_74">,<text:s/></text:span><text:span text:style-name="T25_75">tak</text:span><text:span text:style-name="T25_76"><text:s/></text:span><text:span text:style-name="T25_77">samo</text:span><text:span text:style-name="T25_78"><text:s/></text:span><text:span text:style-name="T25_79">jak</text:span><text:span text:style-name="T25_80"><text:s/></text:span><text:span text:style-name="T25_81">BIV</text:span><text:span text:style-name="T25_82">).<text:s/></text:span><text:span text:style-name="T25_83">Niestety</text:span><text:span text:style-name="T25_84">,<text:s/></text:span><text:span text:style-name="T25_85">powstańcy</text:span><text:span text:style-name="T25_86"><text:s/></text:span><text:span text:style-name="T25_87">pomimo</text:span><text:span text:style-name="T25_88"><text:s/></text:span><text:span text:style-name="T25_89">posiadania</text:span><text:span text:style-name="T25_90"><text:s/></text:span><text:span text:style-name="T25_91">ładunków</text:span><text:span text:style-name="T25_92"><text:s/></text:span><text:span text:style-name="T25_93">wybuchowych</text:span><text:span text:style-name="T25_94"><text:s/></text:span><text:span text:style-name="T25_95">próbują</text:span><text:span text:style-name="T25_96"><text:s/></text:span><text:span text:style-name="T25_97">przestrzelić</text:span><text:span text:style-name="T25_98"><text:s/></text:span><text:span text:style-name="T25_99">kabel</text:span><text:span text:style-name="T25_100">,<text:s/></text:span><text:span text:style-name="T25_101">co</text:span><text:span text:style-name="T25_102"><text:s/></text:span><text:span text:style-name="T25_103">wiązało</text:span><text:span text:style-name="T25_104"><text:s/></text:span><text:span text:style-name="T25_105">się</text:span><text:span text:style-name="T25_106"><text:s/></text:span><text:span text:style-name="T25_107">z</text:span><text:span text:style-name="T25_108"><text:s/></text:span><text:span text:style-name="T25_109">kosmicznym</text:span><text:span text:style-name="T25_110"><text:s/></text:span><text:span text:style-name="T25_111">zużyciem</text:span><text:span text:style-name="T25_112"><text:s/></text:span><text:span text:style-name="T25_113">amunicji</text:span><text:span text:style-name="T25_114">.<text:s/></text:span><text:span text:style-name="T25_115">Ostatecznie</text:span><text:span text:style-name="T25_116"><text:s/></text:span><text:span text:style-name="T25_117">wysadzają</text:span><text:span text:style-name="T25_118"><text:s/></text:span><text:span text:style-name="T25_119">go</text:span><text:span text:style-name="T25_120"><text:s/></text:span><text:span text:style-name="T25_121">granatem</text:span><text:span text:style-name="T25_122">.<text:s/></text:span><text:span text:style-name="T25_123">Potem</text:span><text:span text:style-name="T25_124"><text:s/></text:span><text:span text:style-name="T25_125">następuje</text:span><text:span text:style-name="T25_126"><text:s/></text:span><text:span text:style-name="T25_127">szturm</text:span><text:span text:style-name="T25_128"><text:s/></text:span><text:span text:style-name="T25_129">piechoty</text:span><text:span text:style-name="T25_130"><text:s/></text:span><text:span text:style-name="T25_131">niemieckiej</text:span><text:span text:style-name="T25_132">,<text:s/></text:span><text:span text:style-name="T25_133">środkiem</text:span><text:span text:style-name="T25_134"><text:s/></text:span><text:span text:style-name="T25_135">ulicy</text:span><text:span text:style-name="T25_136">,<text:s/></text:span><text:span text:style-name="T25_137">pod</text:span><text:span text:style-name="T25_138"><text:s/></text:span><text:span text:style-name="T25_139">ogniem</text:span><text:span text:style-name="T25_140"><text:s/></text:span><text:span text:style-name="T25_141">cekaemu</text:span><text:span text:style-name="T25_142">.<text:s/></text:span><text:span text:style-name="T25_143">Oczywiście</text:span><text:span text:style-name="T25_144"><text:s/></text:span><text:span text:style-name="T25_145">straty</text:span><text:span text:style-name="T25_146"><text:s/></text:span><text:span text:style-name="T25_147">są</text:span><text:span text:style-name="T25_148"><text:s/></text:span><text:span text:style-name="T25_149">u</text:span><text:span text:style-name="T25_150"><text:s/></text:span><text:span text:style-name="T25_151">nich</text:span><text:span text:style-name="T25_152"><text:s/></text:span><text:span text:style-name="T25_153">spore</text:span><text:span text:style-name="T25_154">.<text:s/></text:span><text:span text:style-name="T25_155">Dopiero</text:span><text:span text:style-name="T25_156"><text:s/></text:span><text:span text:style-name="T25_157">wtedy</text:span><text:span text:style-name="T25_158"><text:s/></text:span><text:span text:style-name="T25_159">decydują</text:span><text:span text:style-name="T25_160"><text:s/></text:span><text:span text:style-name="T25_161">się</text:span><text:span text:style-name="T25_162"><text:s/></text:span><text:span text:style-name="T25_163">na</text:span><text:span text:style-name="T25_164"><text:s/></text:span><text:span text:style-name="T25_165">podtoczenie</text:span><text:span text:style-name="T25_166"><text:s/></text:span><text:span text:style-name="T25_167">przeciwlotniczego</text:span><text:span text:style-name="T25_168"><text:s/></text:span><text:span text:style-name="T25_169">działka</text:span><text:span text:style-name="T25_170"><text:s/></text:span><text:span text:style-name="T25_171">typu</text:span><text:span text:style-name="T25_172"><text:s/></text:span><text:span text:style-name="T25_173">FlaK</text:span><text:span text:style-name="T25_174"><text:s/>38<text:s/>20<text:s/></text:span><text:span text:style-name="T25_175">mm</text:span><text:span text:style-name="T25_176">,<text:s/></text:span><text:span text:style-name="T25_177">którym</text:span><text:span text:style-name="T25_178"><text:s/></text:span><text:span text:style-name="T25_179">wykurzają</text:span><text:span text:style-name="T25_180"><text:s/></text:span><text:span text:style-name="T25_181">powstańców</text:span><text:span text:style-name="T25_182"><text:s/></text:span><text:span text:style-name="T25_183">z</text:span><text:span text:style-name="T25_184"><text:s/></text:span><text:span text:style-name="T25_185">kamienicy</text:span><text:span text:style-name="T25_186">.<text:s/></text:span><text:span text:style-name="T25_187">To</text:span><text:span text:style-name="T25_188"><text:s/></text:span><text:span text:style-name="T25_189">dość</text:span><text:span text:style-name="T25_190"><text:s/></text:span><text:span text:style-name="T25_191">kontrowersyjne</text:span><text:span text:style-name="T25_192">.<text:s/></text:span><text:span text:style-name="T25_193">Szukając</text:span><text:span text:style-name="T25_194"><text:s/></text:span><text:span text:style-name="T25_195">informacji</text:span><text:span text:style-name="T25_196"><text:s/></text:span><text:span text:style-name="T25_197">o</text:span><text:span text:style-name="T25_198"><text:s/></text:span><text:span text:style-name="T25_199">użyciu</text:span><text:span text:style-name="T25_200"><text:s/></text:span><text:span text:style-name="T25_201">tych</text:span><text:span text:style-name="T25_202"><text:s/></text:span><text:span text:style-name="T25_203">działek</text:span><text:span text:style-name="T25_204"><text:s/></text:span><text:span text:style-name="T25_205">w</text:span><text:span text:style-name="T25_206"><text:s/></text:span><text:span text:style-name="T25_207">powstaniu</text:span><text:span text:style-name="T25_208"><text:s/></text:span><text:span text:style-name="T25_209">warszawskim</text:span><text:span text:style-name="T25_210">,<text:s/></text:span><text:span text:style-name="T25_211">nie</text:span><text:span text:style-name="T25_212"><text:s/></text:span><text:span text:style-name="T25_213">natrafiłem</text:span><text:span text:style-name="T25_214"><text:s/></text:span><text:span text:style-name="T25_215">na</text:span><text:span text:style-name="T25_216"><text:s/></text:span><text:span text:style-name="T25_217">zastosowanie</text:span><text:span text:style-name="T25_218"><text:s/></text:span><text:span text:style-name="T25_219">ich</text:span><text:span text:style-name="T25_220"><text:s/></text:span><text:span text:style-name="T25_221">w</text:span><text:span text:style-name="T25_222"><text:s/></text:span><text:span text:style-name="T25_223">walkach</text:span><text:span text:style-name="T25_224"><text:s/></text:span><text:span text:style-name="T25_225">ulicznych</text:span><text:span text:style-name="T25_226"><text:s/></text:span><text:span text:style-name="T25_227">tego</text:span><text:span text:style-name="T25_228"><text:s/></text:span><text:span text:style-name="T25_229">typu</text:span><text:span text:style-name="T25_230">,<text:s/></text:span><text:span text:style-name="T25_231">ale</text:span><text:span text:style-name="T25_232"><text:s/></text:span><text:span text:style-name="T25_233">nie</text:span><text:span text:style-name="T25_234"><text:s/></text:span><text:span text:style-name="T25_235">jest</text:span><text:span text:style-name="T25_236"><text:s/></text:span><text:span text:style-name="T25_237">to</text:span><text:span text:style-name="T25_238"><text:s/></text:span><text:span text:style-name="T25_239">wykluczone</text:span><text:span text:style-name="T25_240">.</text:span></text:p>
      <text:p text:style-name="P26"><text:span text:style-name="T26_1">Dobrze</text:span><text:span text:style-name="T26_2">,<text:s/></text:span><text:span text:style-name="T26_3">przestańmy</text:span><text:span text:style-name="T26_4"><text:s/></text:span><text:span text:style-name="T26_5">pastwić</text:span><text:span text:style-name="T26_6"><text:s/></text:span><text:span text:style-name="T26_7">się</text:span><text:span text:style-name="T26_8"><text:s/></text:span><text:span text:style-name="T26_9">nad</text:span><text:span text:style-name="T26_10"><text:s/></text:span><text:span text:style-name="T26_11">detalami</text:span><text:span text:style-name="T26_12"><text:s/></text:span><text:span text:style-name="T26_13">i</text:span><text:span text:style-name="T26_14"><text:s/></text:span><text:span text:style-name="T26_15">wróćmy</text:span><text:span text:style-name="T26_16"><text:s/></text:span><text:span text:style-name="T26_17">do</text:span><text:span text:style-name="T26_18"><text:s/></text:span><text:span text:style-name="T26_19">dwóch</text:span><text:span text:style-name="T26_20"><text:s/></text:span><text:span text:style-name="T26_21">założeń</text:span><text:span text:style-name="T26_22"><text:s/></text:span><text:span text:style-name="T26_23">filmu</text:span><text:span text:style-name="T26_24">,<text:s/></text:span><text:span text:style-name="T26_25">czyli</text:span><text:span text:style-name="T26_26"><text:s/></text:span><text:span text:style-name="T26_27">jego</text:span><text:span text:style-name="T26_28"><text:s/></text:span><text:span text:style-name="T26_29">artyzmu</text:span><text:span text:style-name="T26_30"><text:s/></text:span><text:span text:style-name="T26_31">oraz</text:span><text:span text:style-name="T26_32"><text:s/></text:span><text:span text:style-name="T26_33">realistycznego</text:span><text:span text:style-name="T26_34"><text:s/></text:span><text:span text:style-name="T26_35">ukazania</text:span><text:span text:style-name="T26_36"><text:s/></text:span><text:span text:style-name="T26_37">okrucieństwa</text:span><text:span text:style-name="T26_38">.</text:span></text:p>
      <text:p text:style-name="P27"><text:span text:style-name="T27_1">Nie</text:span><text:span text:style-name="T27_2"><text:s/></text:span><text:span text:style-name="T27_3">jestem</text:span><text:span text:style-name="T27_4"><text:s/></text:span><text:span text:style-name="T27_5">zwolennikiem</text:span><text:span text:style-name="T27_6"><text:s/></text:span><text:span text:style-name="T27_7">zaawansowanej</text:span><text:span text:style-name="T27_8"><text:s/></text:span><text:span text:style-name="T27_9">symboliki</text:span><text:span text:style-name="T27_10"><text:s/></text:span><text:span text:style-name="T27_11">i</text:span><text:span text:style-name="T27_12"><text:s/></text:span><text:span text:style-name="T27_13">epatowania</text:span><text:span text:style-name="T27_14"><text:s/></text:span><text:span text:style-name="T27_15">metaforami</text:span><text:span text:style-name="T27_16">,<text:s/></text:span><text:span text:style-name="T27_17">a</text:span><text:span text:style-name="T27_18"><text:s/></text:span><text:span text:style-name="T27_19">także</text:span><text:span text:style-name="T27_20"><text:s/></text:span><text:span text:style-name="T27_21">scenami</text:span><text:span text:style-name="T27_22">,<text:s/></text:span><text:span text:style-name="T27_23">o</text:span><text:span text:style-name="T27_24"><text:s/></text:span><text:span text:style-name="T27_25">których</text:span><text:span text:style-name="T27_26"><text:s/></text:span><text:span text:style-name="T27_27">się</text:span><text:span text:style-name="T27_28"><text:s/></text:span><text:span text:style-name="T27_29">mówi</text:span><text:span text:style-name="T27_30">,<text:s/></text:span><text:span text:style-name="T27_31">że</text:span><text:span text:style-name="T27_32"><text:s/>„</text:span><text:span text:style-name="T27_33">nie</text:span><text:span text:style-name="T27_34"><text:s/></text:span><text:span text:style-name="T27_35">można</text:span><text:span text:style-name="T27_36"><text:s/></text:span><text:span text:style-name="T27_37">ich</text:span><text:span text:style-name="T27_38"><text:s/></text:span><text:span text:style-name="T27_39">brać</text:span><text:span text:style-name="T27_40"><text:s/></text:span><text:span text:style-name="T27_41">na</text:span><text:span text:style-name="T27_42"><text:s/></text:span><text:span text:style-name="T27_43">serio</text:span><text:span text:style-name="T27_44">”.<text:s/></text:span><text:span text:style-name="T27_45">Druga</text:span><text:span text:style-name="T27_46"><text:s/></text:span><text:span text:style-name="T27_47">wojna</text:span><text:span text:style-name="T27_48"><text:s/></text:span><text:span text:style-name="T27_49">światowa</text:span><text:span text:style-name="T27_50"><text:s/></text:span><text:span text:style-name="T27_51">miała</text:span><text:span text:style-name="T27_52"><text:s/></text:span><text:span text:style-name="T27_53">w</text:span><text:span text:style-name="T27_54"><text:s/></text:span><text:span text:style-name="T27_55">samej</text:span><text:span text:style-name="T27_56"><text:s/></text:span><text:span text:style-name="T27_57">sobie</text:span><text:span text:style-name="T27_58"><text:s/></text:span><text:span text:style-name="T27_59">na</text:span><text:span text:style-name="T27_60"><text:s/></text:span><text:span text:style-name="T27_61">tyle</text:span><text:span text:style-name="T27_62"><text:s/></text:span><text:span text:style-name="T27_63">dużo</text:span><text:span text:style-name="T27_64"><text:s/></text:span><text:span text:style-name="T27_65">symboli</text:span><text:span text:style-name="T27_66">,<text:s/></text:span><text:span text:style-name="T27_67">że</text:span><text:span text:style-name="T27_68"><text:s/></text:span><text:span text:style-name="T27_69">nie</text:span><text:span text:style-name="T27_70"><text:s/></text:span><text:span text:style-name="T27_71">trzeba</text:span><text:span text:style-name="T27_72"><text:s/></text:span><text:span text:style-name="T27_73">wymyślać</text:span><text:span text:style-name="T27_74"><text:s/></text:span><text:span text:style-name="T27_75">nowych</text:span><text:span text:style-name="T27_76">.<text:s/></text:span><text:span text:style-name="T27_77">Przykład</text:span><text:span text:style-name="T27_78">:<text:s/></text:span><text:span text:style-name="T27_79">w</text:span><text:span text:style-name="T27_80"><text:s/></text:span><text:span text:style-name="T27_81">filmie</text:span><text:span text:style-name="T27_82"><text:s/>„</text:span><text:span text:style-name="T27_83">O</text:span><text:span text:style-name="T27_84"><text:s/></text:span><text:span text:style-name="T27_85">jeden</text:span><text:span text:style-name="T27_86"><text:s/></text:span><text:span text:style-name="T27_87">most</text:span><text:span text:style-name="T27_88"><text:s/></text:span><text:span text:style-name="T27_89">za</text:span><text:span text:style-name="T27_90"><text:s/></text:span><text:span text:style-name="T27_91">daleko</text:span><text:span text:style-name="T27_92">”<text:s/></text:span><text:span text:style-name="T27_93">odcięci</text:span><text:span text:style-name="T27_94"><text:s/></text:span><text:span text:style-name="T27_95">brytyjscy</text:span><text:span text:style-name="T27_96"><text:s/></text:span><text:span text:style-name="T27_97">spadochroniarze</text:span><text:span text:style-name="T27_98"><text:s/></text:span><text:span text:style-name="T27_99">widzą</text:span><text:span text:style-name="T27_100">,<text:s/></text:span><text:span text:style-name="T27_101">że</text:span><text:span text:style-name="T27_102"><text:s/></text:span><text:span text:style-name="T27_103">jeden</text:span><text:span text:style-name="T27_104"><text:s/></text:span><text:span text:style-name="T27_105">zasobnik</text:span><text:span text:style-name="T27_106"><text:s/></text:span><text:span text:style-name="T27_107">ze</text:span><text:span text:style-name="T27_108"><text:s/></text:span><text:span text:style-name="T27_109">zrzutu</text:span><text:span text:style-name="T27_110"><text:s/></text:span><text:span text:style-name="T27_111">spadł</text:span><text:span text:style-name="T27_112"><text:s/></text:span><text:span text:style-name="T27_113">na</text:span><text:span text:style-name="T27_114"><text:s/></text:span><text:span text:style-name="T27_115">pole</text:span><text:span text:style-name="T27_116"><text:s/></text:span><text:span text:style-name="T27_117">minowe</text:span><text:span text:style-name="T27_118">.<text:s/></text:span><text:span text:style-name="T27_119">Jego</text:span><text:span text:style-name="T27_120"><text:s/></text:span><text:span text:style-name="T27_121">zawartość</text:span><text:span text:style-name="T27_122"><text:s/></text:span><text:span text:style-name="T27_123">może</text:span><text:span text:style-name="T27_124"><text:s/></text:span><text:span text:style-name="T27_125">ich</text:span><text:span text:style-name="T27_126"><text:s/></text:span><text:span text:style-name="T27_127">uratować</text:span><text:span text:style-name="T27_128">.<text:s/></text:span><text:span text:style-name="T27_129">Żołnierz</text:span><text:span text:style-name="T27_130"><text:s/></text:span><text:span text:style-name="T27_131">poświęca</text:span><text:span text:style-name="T27_132"><text:s/></text:span><text:span text:style-name="T27_133">się</text:span><text:span text:style-name="T27_134"><text:s/></text:span><text:span text:style-name="T27_135">i</text:span><text:span text:style-name="T27_136"><text:s/></text:span><text:span text:style-name="T27_137">wbiega</text:span><text:span text:style-name="T27_138"><text:s/></text:span><text:span text:style-name="T27_139">na</text:span><text:span text:style-name="T27_140"><text:s/></text:span><text:span text:style-name="T27_141">pole</text:span><text:span text:style-name="T27_142">,<text:s/></text:span><text:span text:style-name="T27_143">przynosi</text:span><text:span text:style-name="T27_144"><text:s/></text:span><text:span text:style-name="T27_145">zasobnik</text:span><text:span text:style-name="T27_146"><text:s/></text:span><text:span text:style-name="T27_147">i</text:span><text:span text:style-name="T27_148"><text:s/></text:span><text:span text:style-name="T27_149">ginie</text:span><text:span text:style-name="T27_150"><text:s/></text:span><text:span text:style-name="T27_151">na</text:span><text:span text:style-name="T27_152"><text:s/></text:span><text:span text:style-name="T27_153">ostatnim</text:span><text:span text:style-name="T27_154"><text:s/></text:span><text:span text:style-name="T27_155">metrze</text:span><text:span text:style-name="T27_156">.<text:s/></text:span><text:span text:style-name="T27_157">Z</text:span><text:span text:style-name="T27_158"><text:s/></text:span><text:span text:style-name="T27_159">zasobnika</text:span><text:span text:style-name="T27_160"><text:s/></text:span><text:span text:style-name="T27_161">wysypują</text:span><text:span text:style-name="T27_162"><text:s/></text:span><text:span text:style-name="T27_163">się</text:span><text:span text:style-name="T27_164"><text:s/></text:span><text:span text:style-name="T27_165">berety</text:span><text:span text:style-name="T27_166">,<text:s/></text:span><text:span text:style-name="T27_167">o</text:span><text:span text:style-name="T27_168"><text:s/></text:span><text:span text:style-name="T27_169">ile</text:span><text:span text:style-name="T27_170"><text:s/></text:span><text:span text:style-name="T27_171">pamiętam</text:span><text:span text:style-name="T27_172">.</text:span></text:p>
      <text:p text:style-name="P28"><text:span text:style-name="T28_1">„</text:span><text:span text:style-name="T28_2">Miasto</text:span><text:span text:style-name="T28_3"><text:s/>44”<text:s/></text:span><text:span text:style-name="T28_4">jest</text:span><text:span text:style-name="T28_5"><text:s/></text:span><text:span text:style-name="T28_6">przesycone</text:span><text:span text:style-name="T28_7"><text:s/></text:span><text:span text:style-name="T28_8">scenami</text:span><text:span text:style-name="T28_9"><text:s/></text:span><text:span text:style-name="T28_10">sztucznie</text:span><text:span text:style-name="T28_11"><text:s/></text:span><text:span text:style-name="T28_12">symbolicznymi</text:span><text:span text:style-name="T28_13"><text:s/></text:span><text:span text:style-name="T28_14">i</text:span><text:span text:style-name="T28_15"><text:s/></text:span><text:span text:style-name="T28_16">artystycznymi</text:span><text:span text:style-name="T28_17">.<text:s/></text:span><text:span text:style-name="T28_18">Bardzo</text:span><text:span text:style-name="T28_19"><text:s/></text:span><text:span text:style-name="T28_20">często</text:span><text:span text:style-name="T28_21"><text:s/></text:span><text:span text:style-name="T28_22">widzimy</text:span><text:span text:style-name="T28_23"><text:s/></text:span><text:span text:style-name="T28_24">slow</text:span><text:span text:style-name="T28_25"><text:s/></text:span><text:span text:style-name="T28_26">motion</text:span><text:span text:style-name="T28_27"><text:s/></text:span><text:span text:style-name="T28_28">i</text:span><text:span text:style-name="T28_29"><text:s/></text:span><text:span text:style-name="T28_30">kule</text:span><text:span text:style-name="T28_31"><text:s/></text:span><text:span text:style-name="T28_32">przelatujące</text:span><text:span text:style-name="T28_33"><text:s/></text:span><text:span text:style-name="T28_34">obok</text:span><text:span text:style-name="T28_35"><text:s/></text:span><text:span text:style-name="T28_36">bohatera</text:span><text:span text:style-name="T28_37">,<text:s/></text:span><text:span text:style-name="T28_38">w</text:span><text:span text:style-name="T28_39"><text:s/></text:span><text:span text:style-name="T28_40">tle</text:span><text:span text:style-name="T28_41"><text:s/></text:span><text:span text:style-name="T28_42">leci</text:span><text:span text:style-name="T28_43"><text:s/></text:span><text:span text:style-name="T28_44">różna</text:span><text:span text:style-name="T28_45"><text:s/></text:span><text:span text:style-name="T28_46">muzyka</text:span><text:span text:style-name="T28_47">,<text:s/></text:span><text:span text:style-name="T28_48">od</text:span><text:span text:style-name="T28_49"><text:s/></text:span><text:span text:style-name="T28_50">dubstepu</text:span><text:span text:style-name="T28_51"><text:s/>(</text:span><text:span text:style-name="T28_52">sic</text:span><text:span text:style-name="T28_53">!)<text:s/></text:span><text:span text:style-name="T28_54">aż</text:span><text:span text:style-name="T28_55"><text:s/></text:span><text:span text:style-name="T28_56">po</text:span><text:span text:style-name="T28_57"><text:s/>„</text:span><text:span text:style-name="T28_58">Dziwny</text:span><text:span text:style-name="T28_59"><text:s/></text:span><text:span text:style-name="T28_60">jest</text:span><text:span text:style-name="T28_61"><text:s/></text:span><text:span text:style-name="T28_62">ten</text:span><text:span text:style-name="T28_63"><text:s/></text:span><text:span text:style-name="T28_64">świat</text:span><text:span text:style-name="T28_65">”<text:s/></text:span><text:span text:style-name="T28_66">Niemena</text:span><text:span text:style-name="T28_67">,<text:s/></text:span><text:span text:style-name="T28_68">mamy</text:span><text:span text:style-name="T28_69"><text:s/></text:span><text:span text:style-name="T28_70">też</text:span><text:span text:style-name="T28_71"><text:s/></text:span><text:span text:style-name="T28_72">liczne</text:span><text:span text:style-name="T28_73"><text:s/></text:span><text:span text:style-name="T28_74">ujęcia</text:span><text:span text:style-name="T28_75"><text:s/></text:span><text:span text:style-name="T28_76">jak</text:span><text:span text:style-name="T28_77"><text:s/></text:span><text:span text:style-name="T28_78">ze</text:span><text:span text:style-name="T28_79"><text:s/></text:span><text:span text:style-name="T28_80">snu</text:span><text:span text:style-name="T28_81">,<text:s/></text:span><text:span text:style-name="T28_82">na</text:span><text:span text:style-name="T28_83"><text:s/></text:span><text:span text:style-name="T28_84">przykład</text:span><text:span text:style-name="T28_85"><text:s/></text:span><text:span text:style-name="T28_86">podwodne</text:span><text:span text:style-name="T28_87">,<text:s/></text:span><text:span text:style-name="T28_88">klaustrofobię</text:span><text:span text:style-name="T28_89"><text:s/></text:span><text:span text:style-name="T28_90">w</text:span><text:span text:style-name="T28_91"><text:s/></text:span><text:span text:style-name="T28_92">kanałach</text:span><text:span text:style-name="T28_93"><text:s/></text:span><text:span text:style-name="T28_94">lub</text:span><text:span text:style-name="T28_95"><text:s/></text:span><text:span text:style-name="T28_96">całowanie</text:span><text:span text:style-name="T28_97"><text:s/></text:span><text:span text:style-name="T28_98">się</text:span><text:span text:style-name="T28_99"><text:s/></text:span><text:span text:style-name="T28_100">na</text:span><text:span text:style-name="T28_101"><text:s/></text:span><text:span text:style-name="T28_102">tle</text:span><text:span text:style-name="T28_103"><text:s/></text:span><text:span text:style-name="T28_104">niemieckiego</text:span><text:span text:style-name="T28_105"><text:s/></text:span><text:span text:style-name="T28_106">ostrzału</text:span><text:span text:style-name="T28_107">.<text:s/></text:span><text:span text:style-name="T28_108">Z</text:span><text:span text:style-name="T28_109"><text:s/></text:span><text:span text:style-name="T28_110">tego</text:span><text:span text:style-name="T28_111"><text:s/></text:span><text:span text:style-name="T28_112">wszystkiego</text:span><text:span text:style-name="T28_113"><text:s/></text:span><text:span text:style-name="T28_114">tylko</text:span><text:span text:style-name="T28_115"><text:s/></text:span><text:span text:style-name="T28_116">klaustrofobia</text:span><text:span text:style-name="T28_117"><text:s/></text:span><text:span text:style-name="T28_118">była</text:span><text:span text:style-name="T28_119"><text:s/></text:span><text:span text:style-name="T28_120">pokazana</text:span><text:span text:style-name="T28_121"><text:s/></text:span><text:span text:style-name="T28_122">przejmująco</text:span><text:span text:style-name="T28_123"><text:s/></text:span><text:span text:style-name="T28_124">i</text:span><text:span text:style-name="T28_125"><text:s/></text:span><text:span text:style-name="T28_126">robiła</text:span><text:span text:style-name="T28_127"><text:s/></text:span><text:span text:style-name="T28_128">wrażenie</text:span><text:span text:style-name="T28_129">,<text:s/></text:span><text:span text:style-name="T28_130">cała</text:span><text:span text:style-name="T28_131"><text:s/></text:span><text:span text:style-name="T28_132">reszta</text:span><text:span text:style-name="T28_133"><text:s/></text:span><text:span text:style-name="T28_134">przypominała</text:span><text:span text:style-name="T28_135"><text:s/></text:span><text:span text:style-name="T28_136">przerost</text:span><text:span text:style-name="T28_137"><text:s/></text:span><text:span text:style-name="T28_138">formy</text:span><text:span text:style-name="T28_139"><text:s/></text:span><text:span text:style-name="T28_140">nad</text:span><text:span text:style-name="T28_141"><text:s/></text:span><text:span text:style-name="T28_142">treścią</text:span><text:span text:style-name="T28_143">,<text:s/></text:span><text:span text:style-name="T28_144">szczególnie</text:span><text:span text:style-name="T28_145"><text:s/></text:span><text:span text:style-name="T28_146">słynny</text:span><text:span text:style-name="T28_147"><text:s/></text:span><text:span text:style-name="T28_148">już</text:span><text:span text:style-name="T28_149"><text:s/></text:span><text:span text:style-name="T28_150">dziś</text:span><text:span text:style-name="T28_151"><text:s/></text:span><text:span text:style-name="T28_152">pocałunek</text:span><text:span text:style-name="T28_153">.<text:s/></text:span><text:span text:style-name="T28_154">Nie</text:span><text:span text:style-name="T28_155"><text:s/></text:span><text:span text:style-name="T28_156">brakuje</text:span><text:span text:style-name="T28_157"><text:s/></text:span><text:span text:style-name="T28_158">też</text:span><text:span text:style-name="T28_159"><text:s/></text:span><text:span text:style-name="T28_160">scen</text:span><text:span text:style-name="T28_161"><text:s/></text:span><text:span text:style-name="T28_162">naturalnie</text:span><text:span text:style-name="T28_163"><text:s/></text:span><text:span text:style-name="T28_164">symbolicznych</text:span><text:span text:style-name="T28_165">,<text:s/></text:span><text:span text:style-name="T28_166">jak</text:span><text:span text:style-name="T28_167"><text:s/></text:span><text:span text:style-name="T28_168">stos</text:span><text:span text:style-name="T28_169"><text:s/></text:span><text:span text:style-name="T28_170">ciał</text:span><text:span text:style-name="T28_171"><text:s/></text:span><text:span text:style-name="T28_172">w</text:span><text:span text:style-name="T28_173"><text:s/></text:span><text:span text:style-name="T28_174">szpitalu</text:span><text:span text:style-name="T28_175"><text:s/></text:span><text:span text:style-name="T28_176">lub</text:span><text:span text:style-name="T28_177"><text:s/></text:span><text:span text:style-name="T28_178">deszcz</text:span><text:span text:style-name="T28_179"><text:s/></text:span><text:span text:style-name="T28_180">kończyn</text:span><text:span text:style-name="T28_181"><text:s/></text:span><text:span text:style-name="T28_182">po</text:span><text:span text:style-name="T28_183"><text:s/></text:span><text:span text:style-name="T28_184">eksplozji</text:span><text:span text:style-name="T28_185"><text:s/></text:span><text:span text:style-name="T28_186">Borgwarda</text:span><text:span text:style-name="T28_187">.<text:s/></text:span><text:span text:style-name="T28_188">Nie</text:span><text:span text:style-name="T28_189"><text:s/></text:span><text:span text:style-name="T28_190">chcę</text:span><text:span text:style-name="T28_191"><text:s/></text:span><text:span text:style-name="T28_192">się</text:span><text:span text:style-name="T28_193"><text:s/></text:span><text:span text:style-name="T28_194">czepiać</text:span><text:span text:style-name="T28_195"><text:s/></text:span><text:span text:style-name="T28_196">samego</text:span><text:span text:style-name="T28_197"><text:s/></text:span><text:span text:style-name="T28_198">faktu</text:span><text:span text:style-name="T28_199"><text:s/></text:span><text:span text:style-name="T28_200">wystąpienia</text:span><text:span text:style-name="T28_201"><text:s/></text:span><text:span text:style-name="T28_202">symboli</text:span><text:span text:style-name="T28_203"><text:s/></text:span><text:span text:style-name="T28_204">i</text:span><text:span text:style-name="T28_205"><text:s/></text:span><text:span text:style-name="T28_206">impresjonizmu</text:span><text:span text:style-name="T28_207">,<text:s/></text:span><text:span text:style-name="T28_208">ale</text:span><text:span text:style-name="T28_209"><text:s/></text:span><text:span text:style-name="T28_210">dlaczego</text:span><text:span text:style-name="T28_211"><text:s/></text:span><text:span text:style-name="T28_212">to</text:span><text:span text:style-name="T28_213"><text:s/></text:span><text:span text:style-name="T28_214">musi</text:span><text:span text:style-name="T28_215"><text:s/></text:span><text:span text:style-name="T28_216">być</text:span><text:span text:style-name="T28_217"><text:s/></text:span><text:span text:style-name="T28_218">ujęte</text:span><text:span text:style-name="T28_219"><text:s/></text:span><text:span text:style-name="T28_220">tak</text:span><text:span text:style-name="T28_221"><text:s/></text:span><text:span text:style-name="T28_222">kiczowato</text:span><text:span text:style-name="T28_223">?</text:span></text:p>
      <text:p text:style-name="P29"><text:span text:style-name="T29_1">Okrucieństwo</text:span><text:span text:style-name="T29_2"><text:s/></text:span><text:span text:style-name="T29_3">powstania</text:span><text:span text:style-name="T29_4"><text:s/></text:span><text:span text:style-name="T29_5">jest</text:span><text:span text:style-name="T29_6"><text:s/></text:span><text:span text:style-name="T29_7">niezaprzeczalnym</text:span><text:span text:style-name="T29_8"><text:s/></text:span><text:span text:style-name="T29_9">faktem</text:span><text:span text:style-name="T29_10"><text:s/></text:span><text:span text:style-name="T29_11">i</text:span><text:span text:style-name="T29_12"><text:s/></text:span><text:span text:style-name="T29_13">nie</text:span><text:span text:style-name="T29_14"><text:s/></text:span><text:span text:style-name="T29_15">zamierzam</text:span><text:span text:style-name="T29_16"><text:s/></text:span><text:span text:style-name="T29_17">z</text:span><text:span text:style-name="T29_18"><text:s/></text:span><text:span text:style-name="T29_19">tym</text:span><text:span text:style-name="T29_20"><text:s/></text:span><text:span text:style-name="T29_21">polemizować</text:span><text:span text:style-name="T29_22">.<text:s/></text:span><text:span text:style-name="T29_23">To</text:span><text:span text:style-name="T29_24"><text:s/></text:span><text:span text:style-name="T29_25">jeden</text:span><text:span text:style-name="T29_26"><text:s/></text:span><text:span text:style-name="T29_27">z</text:span><text:span text:style-name="T29_28"><text:s/></text:span><text:span text:style-name="T29_29">bardziej</text:span><text:span text:style-name="T29_30"><text:s/></text:span><text:span text:style-name="T29_31">krwawych</text:span><text:span text:style-name="T29_32"><text:s/></text:span><text:span text:style-name="T29_33">epizodów</text:span><text:span text:style-name="T29_34"><text:s/></text:span><text:span text:style-name="T29_35">naszej</text:span><text:span text:style-name="T29_36"><text:s/></text:span><text:span text:style-name="T29_37">historii</text:span><text:span text:style-name="T29_38"><text:s/></text:span><text:span text:style-name="T29_39">i</text:span><text:span text:style-name="T29_40"><text:s/></text:span><text:span text:style-name="T29_41">koszmar</text:span><text:span text:style-name="T29_42">,<text:s/></text:span><text:span text:style-name="T29_43">z</text:span><text:span text:style-name="T29_44"><text:s/></text:span><text:span text:style-name="T29_45">którego</text:span><text:span text:style-name="T29_46"><text:s/></text:span><text:span text:style-name="T29_47">do</text:span><text:span text:style-name="T29_48"><text:s/></text:span><text:span text:style-name="T29_49">dziś</text:span><text:span text:style-name="T29_50"><text:s/></text:span><text:span text:style-name="T29_51">jako</text:span><text:span text:style-name="T29_52"><text:s/></text:span><text:span text:style-name="T29_53">naród</text:span><text:span text:style-name="T29_54"><text:s/></text:span><text:span text:style-name="T29_55">się</text:span><text:span text:style-name="T29_56"><text:s/></text:span><text:span text:style-name="T29_57">nie</text:span><text:span text:style-name="T29_58"><text:s/></text:span><text:span text:style-name="T29_59">otrząsnęliśmy</text:span><text:span text:style-name="T29_60">.<text:s/></text:span><text:span text:style-name="T29_61">Reżyser</text:span><text:span text:style-name="T29_62"><text:s/></text:span><text:span text:style-name="T29_63">postanowił</text:span><text:span text:style-name="T29_64"><text:s/></text:span><text:span text:style-name="T29_65">pokazać</text:span><text:span text:style-name="T29_66"><text:s/></text:span><text:span text:style-name="T29_67">to</text:span><text:span text:style-name="T29_68"><text:s/></text:span><text:span text:style-name="T29_69">bez</text:span><text:span text:style-name="T29_70"><text:s/>(</text:span><text:span text:style-name="T29_71">prawie</text:span><text:span text:style-name="T29_72">)<text:s/></text:span><text:span text:style-name="T29_73">żadnej</text:span><text:span text:style-name="T29_74"><text:s/></text:span><text:span text:style-name="T29_75">cenzury</text:span><text:span text:style-name="T29_76">,<text:s/></text:span><text:span text:style-name="T29_77">więc</text:span><text:span text:style-name="T29_78"><text:s/></text:span><text:span text:style-name="T29_79">rany</text:span><text:span text:style-name="T29_80"><text:s/></text:span><text:span text:style-name="T29_81">są</text:span><text:span text:style-name="T29_82"><text:s/></text:span><text:span text:style-name="T29_83">głębokie</text:span><text:span text:style-name="T29_84">,<text:s/></text:span><text:span text:style-name="T29_85">kończyny</text:span><text:span text:style-name="T29_86"><text:s/></text:span><text:span text:style-name="T29_87">odrywają</text:span><text:span text:style-name="T29_88"><text:s/></text:span><text:span text:style-name="T29_89">się</text:span><text:span text:style-name="T29_90"><text:s/></text:span><text:span text:style-name="T29_91">przy</text:span><text:span text:style-name="T29_92"><text:s/></text:span><text:span text:style-name="T29_93">eksplozjach</text:span><text:span text:style-name="T29_94">,<text:s/></text:span><text:span text:style-name="T29_95">gehenna</text:span><text:span text:style-name="T29_96"><text:s/></text:span><text:span text:style-name="T29_97">cywili</text:span><text:span text:style-name="T29_98"><text:s/></text:span><text:span text:style-name="T29_99">to</text:span><text:span text:style-name="T29_100"><text:s/></text:span><text:span text:style-name="T29_101">brutalna</text:span><text:span text:style-name="T29_102">,<text:s/></text:span><text:span text:style-name="T29_103">naga</text:span><text:span text:style-name="T29_104"><text:s/></text:span><text:span text:style-name="T29_105">prawda</text:span><text:span text:style-name="T29_106"><text:s/></text:span><text:span text:style-name="T29_107">na</text:span><text:span text:style-name="T29_108"><text:s/></text:span><text:span text:style-name="T29_109">ekranie</text:span><text:span text:style-name="T29_110">.</text:span></text:p>
      <text:p text:style-name="P30"><text:span text:style-name="T30_1">Równocześnie</text:span><text:span text:style-name="T30_2"><text:s/></text:span><text:span text:style-name="T30_3">odniosłem</text:span><text:span text:style-name="T30_4"><text:s/></text:span><text:span text:style-name="T30_5">wrażenie</text:span><text:span text:style-name="T30_6">,<text:s/></text:span><text:span text:style-name="T30_7">że</text:span><text:span text:style-name="T30_8"><text:s/></text:span><text:span text:style-name="T30_9">reżyser</text:span><text:span text:style-name="T30_10"><text:s/></text:span><text:span text:style-name="T30_11">jest</text:span><text:span text:style-name="T30_12"><text:s/></text:span><text:span text:style-name="T30_13">miłośnikiem</text:span><text:span text:style-name="T30_14"><text:s/></text:span><text:span text:style-name="T30_15">filmów</text:span><text:span text:style-name="T30_16"><text:s/></text:span><text:span text:style-name="T30_17">gore</text:span><text:span text:style-name="T30_18">,<text:s/></text:span><text:span text:style-name="T30_19">gdyż</text:span><text:span text:style-name="T30_20"><text:s/></text:span><text:span text:style-name="T30_21">w</text:span><text:span text:style-name="T30_22"><text:s/></text:span><text:span text:style-name="T30_23">pewnym</text:span><text:span text:style-name="T30_24"><text:s/></text:span><text:span text:style-name="T30_25">momencie</text:span><text:span text:style-name="T30_26"><text:s/></text:span><text:span text:style-name="T30_27">ilość</text:span><text:span text:style-name="T30_28"><text:s/></text:span><text:span text:style-name="T30_29">przelanej</text:span><text:span text:style-name="T30_30"><text:s/></text:span><text:span text:style-name="T30_31">na</text:span><text:span text:style-name="T30_32"><text:s/></text:span><text:span text:style-name="T30_33">scenie</text:span><text:span text:style-name="T30_34"><text:s/></text:span><text:span text:style-name="T30_35">krwi</text:span><text:span text:style-name="T30_36"><text:s/></text:span><text:span text:style-name="T30_37">wypełniłaby</text:span><text:span text:style-name="T30_38"><text:s/></text:span><text:span text:style-name="T30_39">spory</text:span><text:span text:style-name="T30_40"><text:s/></text:span><text:span text:style-name="T30_41">basen</text:span><text:span text:style-name="T30_42">.<text:s/></text:span><text:span text:style-name="T30_43">Non</text:span><text:span text:style-name="T30_44"><text:s/></text:span><text:span text:style-name="T30_45">stop</text:span><text:span text:style-name="T30_46"><text:s/></text:span><text:span text:style-name="T30_47">jesteśmy</text:span><text:span text:style-name="T30_48"><text:s/></text:span><text:span text:style-name="T30_49">bombardowani</text:span><text:span text:style-name="T30_50"><text:s/></text:span><text:span text:style-name="T30_51">cierpieniem</text:span><text:span text:style-name="T30_52">,<text:s/></text:span><text:span text:style-name="T30_53">brutalnością</text:span><text:span text:style-name="T30_54">,<text:s/></text:span><text:span text:style-name="T30_55">śmiercią</text:span><text:span text:style-name="T30_56"><text:s/></text:span><text:span text:style-name="T30_57">i</text:span><text:span text:style-name="T30_58"><text:s/></text:span><text:span text:style-name="T30_59">tragediami</text:span><text:span text:style-name="T30_60">.<text:s/></text:span><text:span text:style-name="T30_61">Gdziekolwiek</text:span><text:span text:style-name="T30_62"><text:s/></text:span><text:span text:style-name="T30_63">bohaterowie</text:span><text:span text:style-name="T30_64"><text:s/></text:span><text:span text:style-name="T30_65">się</text:span><text:span text:style-name="T30_66"><text:s/></text:span><text:span text:style-name="T30_67">nie</text:span><text:span text:style-name="T30_68"><text:s/></text:span><text:span text:style-name="T30_69">udadzą</text:span><text:span text:style-name="T30_70">,<text:s/></text:span><text:span text:style-name="T30_71">tam</text:span><text:span text:style-name="T30_72"><text:s/></text:span><text:span text:style-name="T30_73">akurat</text:span><text:span text:style-name="T30_74"><text:s/></text:span><text:span text:style-name="T30_75">rozgorzewa</text:span><text:span text:style-name="T30_76"><text:s/></text:span><text:span text:style-name="T30_77">najgorsze</text:span><text:span text:style-name="T30_78">,<text:s/></text:span><text:span text:style-name="T30_79">najsilniejsze</text:span><text:span text:style-name="T30_80"><text:s/></text:span><text:span text:style-name="T30_81">piekło</text:span><text:span text:style-name="T30_82">.<text:s/></text:span><text:span text:style-name="T30_83">Absolutna</text:span><text:span text:style-name="T30_84"><text:s/></text:span><text:span text:style-name="T30_85">eskalacja</text:span><text:span text:style-name="T30_86">!<text:s/></text:span><text:span text:style-name="T30_87">Tam</text:span><text:span text:style-name="T30_88"><text:s/></text:span><text:span text:style-name="T30_89">akurat</text:span><text:span text:style-name="T30_90"><text:s/></text:span><text:span text:style-name="T30_91">dzieje</text:span><text:span text:style-name="T30_92"><text:s/></text:span><text:span text:style-name="T30_93">się</text:span><text:span text:style-name="T30_94"><text:s/></text:span><text:span text:style-name="T30_95">najgorzej</text:span><text:span text:style-name="T30_96">.<text:s/></text:span><text:span text:style-name="T30_97">Eksplozja</text:span><text:span text:style-name="T30_98"><text:s/></text:span><text:span text:style-name="T30_99">BIV</text:span><text:span text:style-name="T30_100">,<text:s/></text:span><text:span text:style-name="T30_101">ewakuacja</text:span><text:span text:style-name="T30_102"><text:s/></text:span><text:span text:style-name="T30_103">Starówki</text:span><text:span text:style-name="T30_104">,<text:s/></text:span><text:span text:style-name="T30_105">Czerniakowa</text:span><text:span text:style-name="T30_106">,<text:s/></text:span><text:span text:style-name="T30_107">nieudolność</text:span><text:span text:style-name="T30_108"><text:s/></text:span><text:span text:style-name="T30_109">berlingowców</text:span><text:span text:style-name="T30_110">…</text:span></text:p>
      <text:p text:style-name="P31"><text:span text:style-name="T31_1">To</text:span><text:span text:style-name="T31_2"><text:s/></text:span><text:span text:style-name="T31_3">wszystko</text:span><text:span text:style-name="T31_4"><text:s/></text:span><text:span text:style-name="T31_5">historyczne</text:span><text:span text:style-name="T31_6"><text:s/></text:span><text:span text:style-name="T31_7">fakty</text:span><text:span text:style-name="T31_8">,<text:s/></text:span><text:span text:style-name="T31_9">więc</text:span><text:span text:style-name="T31_10"><text:s/></text:span><text:span text:style-name="T31_11">dlaczego</text:span><text:span text:style-name="T31_12"><text:s/></text:span><text:span text:style-name="T31_13">to</text:span><text:span text:style-name="T31_14"><text:s/></text:span><text:span text:style-name="T31_15">krytykuję</text:span><text:span text:style-name="T31_16">?<text:s/></text:span><text:span text:style-name="T31_17">Dlatego</text:span><text:span text:style-name="T31_18">,<text:s/></text:span><text:span text:style-name="T31_19">że</text:span><text:span text:style-name="T31_20"><text:s/></text:span><text:span text:style-name="T31_21">film</text:span><text:span text:style-name="T31_22"><text:s/></text:span><text:span text:style-name="T31_23">niemalże</text:span><text:span text:style-name="T31_24"><text:s/></text:span><text:span text:style-name="T31_25">pokazuje</text:span><text:span text:style-name="T31_26"><text:s/></text:span><text:span text:style-name="T31_27">wyłącznie</text:span><text:span text:style-name="T31_28"><text:s/></text:span><text:span text:style-name="T31_29">te</text:span><text:span text:style-name="T31_30"><text:s/></text:span><text:span text:style-name="T31_31">tragedie</text:span><text:span text:style-name="T31_32">.<text:s/></text:span><text:span text:style-name="T31_33">A</text:span><text:span text:style-name="T31_34"><text:s/></text:span><text:span text:style-name="T31_35">co</text:span><text:span text:style-name="T31_36"><text:s/></text:span><text:span text:style-name="T31_37">z</text:span><text:span text:style-name="T31_38"><text:s/></text:span><text:span text:style-name="T31_39">radościami</text:span><text:span text:style-name="T31_40">?<text:s/></text:span><text:span text:style-name="T31_41">Przecież</text:span><text:span text:style-name="T31_42"><text:s/></text:span><text:span text:style-name="T31_43">były</text:span><text:span text:style-name="T31_44"><text:s/></text:span><text:span text:style-name="T31_45">też</text:span><text:span text:style-name="T31_46"><text:s/></text:span><text:span text:style-name="T31_47">szczęśliwe</text:span><text:span text:style-name="T31_48"><text:s/></text:span><text:span text:style-name="T31_49">chwile</text:span><text:span text:style-name="T31_50">,<text:s/></text:span><text:span text:style-name="T31_51">wesołe</text:span><text:span text:style-name="T31_52">,<text:s/></text:span><text:span text:style-name="T31_53">i</text:span><text:span text:style-name="T31_54"><text:s/></text:span><text:span text:style-name="T31_55">zwycięstwa</text:span><text:span text:style-name="T31_56">,<text:s/></text:span><text:span text:style-name="T31_57">małe</text:span><text:span text:style-name="T31_58"><text:s/></text:span><text:span text:style-name="T31_59">i</text:span><text:span text:style-name="T31_60"><text:s/></text:span><text:span text:style-name="T31_61">duże</text:span><text:span text:style-name="T31_62">.<text:s/></text:span><text:span text:style-name="T31_63">Zabawy</text:span><text:span text:style-name="T31_64"><text:s/></text:span><text:span text:style-name="T31_65">lub</text:span><text:span text:style-name="T31_66"><text:s/></text:span><text:span text:style-name="T31_67">śluby</text:span><text:span text:style-name="T31_68"><text:s/></text:span><text:span text:style-name="T31_69">powstańcze</text:span><text:span text:style-name="T31_70"><text:s/></text:span><text:span text:style-name="T31_71">są</text:span><text:span text:style-name="T31_72"><text:s/></text:span><text:span text:style-name="T31_73">potwornie</text:span><text:span text:style-name="T31_74"><text:s/></text:span><text:span text:style-name="T31_75">powściągliwe</text:span><text:span text:style-name="T31_76">,<text:s/></text:span><text:span text:style-name="T31_77">ujęte</text:span><text:span text:style-name="T31_78"><text:s/></text:span><text:span text:style-name="T31_79">skrótowo</text:span><text:span text:style-name="T31_80"><text:s/></text:span><text:span text:style-name="T31_81">i</text:span><text:span text:style-name="T31_82"><text:s/></text:span><text:span text:style-name="T31_83">oglądając</text:span><text:span text:style-name="T31_84"><text:s/></text:span><text:span text:style-name="T31_85">je</text:span><text:span text:style-name="T31_86">,<text:s/></text:span><text:span text:style-name="T31_87">mamy</text:span><text:span text:style-name="T31_88"><text:s/></text:span><text:span text:style-name="T31_89">wrażenie</text:span><text:span text:style-name="T31_90">,<text:s/></text:span><text:span text:style-name="T31_91">że</text:span><text:span text:style-name="T31_92"><text:s/></text:span><text:span text:style-name="T31_93">to</text:span><text:span text:style-name="T31_94"><text:s/></text:span><text:span text:style-name="T31_95">jakieś</text:span><text:span text:style-name="T31_96"><text:s/></text:span><text:span text:style-name="T31_97">oszustwo</text:span><text:span text:style-name="T31_98">,<text:s/></text:span><text:span text:style-name="T31_99">kamuflaż</text:span><text:span text:style-name="T31_100"><text:s/></text:span><text:span text:style-name="T31_101">nieszczęścia</text:span><text:span text:style-name="T31_102">.</text:span></text:p>
      <text:p text:style-name="P32"><text:span text:style-name="T32_1">Liczyłem</text:span><text:span text:style-name="T32_2"><text:s/></text:span><text:span text:style-name="T32_3">na</text:span><text:span text:style-name="T32_4"><text:s/></text:span><text:span text:style-name="T32_5">pokazanie</text:span><text:span text:style-name="T32_6"><text:s/></text:span><text:span text:style-name="T32_7">nalotu</text:span><text:span text:style-name="T32_8"><text:s/></text:span><text:span text:style-name="T32_9">stukasów</text:span><text:span text:style-name="T32_10">,<text:s/></text:span><text:span text:style-name="T32_11">co</text:span><text:span text:style-name="T32_12"><text:s/></text:span><text:span text:style-name="T32_13">od</text:span><text:span text:style-name="T32_14"><text:s/></text:span><text:span text:style-name="T32_15">drugiego</text:span><text:span text:style-name="T32_16"><text:s/></text:span><text:span text:style-name="T32_17">tygodnia</text:span><text:span text:style-name="T32_18"><text:s/></text:span><text:span text:style-name="T32_19">walk</text:span><text:span text:style-name="T32_20"><text:s/></text:span><text:span text:style-name="T32_21">było</text:span><text:span text:style-name="T32_22"><text:s/></text:span><text:span text:style-name="T32_23">smutną</text:span><text:span text:style-name="T32_24"><text:s/></text:span><text:span text:style-name="T32_25">i</text:span><text:span text:style-name="T32_26"><text:s/></text:span><text:span text:style-name="T32_27">ciężką</text:span><text:span text:style-name="T32_28"><text:s/></text:span><text:span text:style-name="T32_29">do</text:span><text:span text:style-name="T32_30"><text:s/></text:span><text:span text:style-name="T32_31">przezwyciężenia</text:span><text:span text:style-name="T32_32"><text:s/></text:span><text:span text:style-name="T32_33">codziennością</text:span><text:span text:style-name="T32_34">.<text:s/></text:span><text:span text:style-name="T32_35">Wielu</text:span><text:span text:style-name="T32_36"><text:s/></text:span><text:span text:style-name="T32_37">powstańców</text:span><text:span text:style-name="T32_38"><text:s/></text:span><text:span text:style-name="T32_39">właśnie</text:span><text:span text:style-name="T32_40"><text:s/></text:span><text:span text:style-name="T32_41">je</text:span><text:span text:style-name="T32_42"><text:s/></text:span><text:span text:style-name="T32_43">wspominało</text:span><text:span text:style-name="T32_44"><text:s/></text:span><text:span text:style-name="T32_45">jako</text:span><text:span text:style-name="T32_46"><text:s/></text:span><text:span text:style-name="T32_47">najgorszy</text:span><text:span text:style-name="T32_48"><text:s/></text:span><text:span text:style-name="T32_49">koszmar</text:span><text:span text:style-name="T32_50">,<text:s/></text:span><text:span text:style-name="T32_51">szczególnie</text:span><text:span text:style-name="T32_52"><text:s/></text:span><text:span text:style-name="T32_53">psychologicznego</text:span><text:span text:style-name="T32_54"><text:s/></text:span><text:span text:style-name="T32_55">zastosowania</text:span><text:span text:style-name="T32_56"><text:s/></text:span><text:span text:style-name="T32_57">tej</text:span><text:span text:style-name="T32_58"><text:s/></text:span><text:span text:style-name="T32_59">broni</text:span><text:span text:style-name="T32_60">.<text:s/></text:span><text:span text:style-name="T32_61">Powstańcy</text:span><text:span text:style-name="T32_62"><text:s/></text:span><text:span text:style-name="T32_63">nie</text:span><text:span text:style-name="T32_64"><text:s/></text:span><text:span text:style-name="T32_65">posiadali</text:span><text:span text:style-name="T32_66"><text:s/></text:span><text:span text:style-name="T32_67">broni</text:span><text:span text:style-name="T32_68"><text:s/></text:span><text:span text:style-name="T32_69">p</text:span><text:span text:style-name="T32_70">-</text:span><text:span text:style-name="T32_71">lot</text:span><text:span text:style-name="T32_72">,<text:s/></text:span><text:span text:style-name="T32_73">wiec</text:span><text:span text:style-name="T32_74"><text:s/></text:span><text:span text:style-name="T32_75">byli</text:span><text:span text:style-name="T32_76"><text:s/></text:span><text:span text:style-name="T32_77">praktycznie</text:span><text:span text:style-name="T32_78"><text:s/></text:span><text:span text:style-name="T32_79">bezbronni</text:span><text:span text:style-name="T32_80"><text:s/></text:span><text:span text:style-name="T32_81">wobec</text:span><text:span text:style-name="T32_82"><text:s/></text:span><text:span text:style-name="T32_83">lotnictwa</text:span><text:span text:style-name="T32_84">.<text:s/></text:span><text:span text:style-name="T32_85">Junkers</text:span><text:span text:style-name="T32_86"><text:s/></text:span><text:span text:style-name="T32_87">Ju</text:span><text:span text:style-name="T32_88"><text:s/>87<text:s/></text:span><text:span text:style-name="T32_89">Stuka</text:span><text:span text:style-name="T32_90"><text:s/></text:span><text:span text:style-name="T32_91">dzięki</text:span><text:span text:style-name="T32_92"><text:s/></text:span><text:span text:style-name="T32_93">swym</text:span><text:span text:style-name="T32_94"><text:s/></text:span><text:span text:style-name="T32_95">skrzydłom</text:span><text:span text:style-name="T32_96"><text:s/></text:span><text:span text:style-name="T32_97">i</text:span><text:span text:style-name="T32_98"><text:s/></text:span><text:span text:style-name="T32_99">nieruchomemu</text:span><text:span text:style-name="T32_100"><text:s/></text:span><text:span text:style-name="T32_101">podwoziu</text:span><text:span text:style-name="T32_102"><text:s/></text:span><text:span text:style-name="T32_103">przypominał</text:span><text:span text:style-name="T32_104"><text:s/></text:span><text:span text:style-name="T32_105">nurkującego</text:span><text:span text:style-name="T32_106"><text:s/></text:span><text:span text:style-name="T32_107">drapieżnika</text:span><text:span text:style-name="T32_108">,<text:s/></text:span><text:span text:style-name="T32_109">w</text:span><text:span text:style-name="T32_110"><text:s/></text:span><text:span text:style-name="T32_111">starszych</text:span><text:span text:style-name="T32_112"><text:s/></text:span><text:span text:style-name="T32_113">wersjach</text:span><text:span text:style-name="T32_114"><text:s/></text:span><text:span text:style-name="T32_115">posiadał</text:span><text:span text:style-name="T32_116"><text:s/></text:span><text:span text:style-name="T32_117">też</text:span><text:span text:style-name="T32_118"><text:s/></text:span><text:span text:style-name="T32_119">dobijającą</text:span><text:span text:style-name="T32_120">,<text:s/></text:span><text:span text:style-name="T32_121">zatrważającą</text:span><text:span text:style-name="T32_122"><text:s/></text:span><text:span text:style-name="T32_123">syrenę</text:span><text:span text:style-name="T32_124">.<text:s/></text:span><text:span text:style-name="T32_125">Kiedy</text:span><text:span text:style-name="T32_126"><text:s/></text:span><text:span text:style-name="T32_127">w</text:span><text:span text:style-name="T32_128"><text:s/></text:span><text:span text:style-name="T32_129">filmie</text:span><text:span text:style-name="T32_130"><text:s/>„</text:span><text:span text:style-name="T32_131">Powstanie</text:span><text:span text:style-name="T32_132"><text:s/></text:span><text:span text:style-name="T32_133">Warszawskie</text:span><text:span text:style-name="T32_134">”<text:s/></text:span><text:span text:style-name="T32_135">pojawiło</text:span><text:span text:style-name="T32_136"><text:s/></text:span><text:span text:style-name="T32_137">się</text:span><text:span text:style-name="T32_138"><text:s/></text:span><text:span text:style-name="T32_139">oryginalne</text:span><text:span text:style-name="T32_140"><text:s/></text:span><text:span text:style-name="T32_141">ujęcie</text:span><text:span text:style-name="T32_142"><text:s/></text:span><text:span text:style-name="T32_143">na</text:span><text:span text:style-name="T32_144"><text:s/></text:span><text:span text:style-name="T32_145">atakującego</text:span><text:span text:style-name="T32_146"><text:s/></text:span><text:span text:style-name="T32_147">Sztukasa</text:span><text:span text:style-name="T32_148">,<text:s/></text:span><text:span text:style-name="T32_149">to</text:span><text:span text:style-name="T32_150"><text:s/></text:span><text:span text:style-name="T32_151">rozpłakałem</text:span><text:span text:style-name="T32_152"><text:s/></text:span><text:span text:style-name="T32_153">się</text:span><text:span text:style-name="T32_154"><text:s/></text:span><text:span text:style-name="T32_155">w</text:span><text:span text:style-name="T32_156"><text:s/></text:span><text:span text:style-name="T32_157">kinie</text:span><text:span text:style-name="T32_158">.</text:span></text:p>
      <text:p text:style-name="P33"><text:span text:style-name="T33_1">Niestety</text:span><text:span text:style-name="T33_2">,<text:s/></text:span><text:span text:style-name="T33_3">ale</text:span><text:span text:style-name="T33_4"><text:s/></text:span><text:span text:style-name="T33_5">w</text:span><text:span text:style-name="T33_6"><text:s/>„</text:span><text:span text:style-name="T33_7">Mieście</text:span><text:span text:style-name="T33_8"><text:s/>44”<text:s/></text:span><text:span text:style-name="T33_9">widzimy</text:span><text:span text:style-name="T33_10"><text:s/></text:span><text:span text:style-name="T33_11">coś</text:span><text:span text:style-name="T33_12"><text:s/></text:span><text:span text:style-name="T33_13">podobnego</text:span><text:span text:style-name="T33_14"><text:s/></text:span><text:span text:style-name="T33_15">z</text:span><text:span text:style-name="T33_16"><text:s/></text:span><text:span text:style-name="T33_17">bardzo</text:span><text:span text:style-name="T33_18"><text:s/></text:span><text:span text:style-name="T33_19">dużej</text:span><text:span text:style-name="T33_20"><text:s/></text:span><text:span text:style-name="T33_21">odległości</text:span><text:span text:style-name="T33_22"><text:s/></text:span><text:span text:style-name="T33_23">i</text:span><text:span text:style-name="T33_24"><text:s/></text:span><text:span text:style-name="T33_25">jako</text:span><text:span text:style-name="T33_26"><text:s/></text:span><text:span text:style-name="T33_27">tako</text:span><text:span text:style-name="T33_28"><text:s/></text:span><text:span text:style-name="T33_29">nic</text:span><text:span text:style-name="T33_30"><text:s/></text:span><text:span text:style-name="T33_31">z</text:span><text:span text:style-name="T33_32"><text:s/></text:span><text:span text:style-name="T33_33">tego</text:span><text:span text:style-name="T33_34"><text:s/></text:span><text:span text:style-name="T33_35">nie</text:span><text:span text:style-name="T33_36"><text:s/></text:span><text:span text:style-name="T33_37">wynika</text:span><text:span text:style-name="T33_38">.<text:s/></text:span><text:span text:style-name="T33_39">Szkoda</text:span><text:span text:style-name="T33_40">,<text:s/></text:span><text:span text:style-name="T33_41">gdyż</text:span><text:span text:style-name="T33_42"><text:s/></text:span><text:span text:style-name="T33_43">akurat</text:span><text:span text:style-name="T33_44"><text:s/></text:span><text:span text:style-name="T33_45">to</text:span><text:span text:style-name="T33_46"><text:s/></text:span><text:span text:style-name="T33_47">byłoby</text:span><text:span text:style-name="T33_48"><text:s/></text:span><text:span text:style-name="T33_49">wytłumaczone</text:span><text:span text:style-name="T33_50"><text:s/></text:span><text:span text:style-name="T33_51">i</text:span><text:span text:style-name="T33_52"><text:s/></text:span><text:span text:style-name="T33_53">bardzo</text:span><text:span text:style-name="T33_54"><text:s/></text:span><text:span text:style-name="T33_55">ciekawe</text:span><text:span text:style-name="T33_56"><text:s/></text:span><text:span text:style-name="T33_57">okrucieństwo</text:span><text:span text:style-name="T33_58">,<text:s/></text:span><text:span text:style-name="T33_59">które</text:span><text:span text:style-name="T33_60"><text:s/></text:span><text:span text:style-name="T33_61">prawdziwie</text:span><text:span text:style-name="T33_62"><text:s/></text:span><text:span text:style-name="T33_63">wstrząsnęłoby</text:span><text:span text:style-name="T33_64"><text:s/></text:span><text:span text:style-name="T33_65">widzem</text:span><text:span text:style-name="T33_66">.<text:s/></text:span><text:span text:style-name="T33_67">Co</text:span><text:span text:style-name="T33_68"><text:s/></text:span><text:span text:style-name="T33_69">więcej</text:span><text:span text:style-name="T33_70">,<text:s/></text:span><text:span text:style-name="T33_71">tragizm</text:span><text:span text:style-name="T33_72"><text:s/></text:span><text:span text:style-name="T33_73">sceny</text:span><text:span text:style-name="T33_74"><text:s/></text:span><text:span text:style-name="T33_75">można</text:span><text:span text:style-name="T33_76"><text:s/></text:span><text:span text:style-name="T33_77">by</text:span><text:span text:style-name="T33_78"><text:s/></text:span><text:span text:style-name="T33_79">ciekawie</text:span><text:span text:style-name="T33_80"><text:s/></text:span><text:span text:style-name="T33_81">zapleść</text:span><text:span text:style-name="T33_82"><text:s/></text:span><text:span text:style-name="T33_83">z</text:span><text:span text:style-name="T33_84"><text:s/></text:span><text:span text:style-name="T33_85">radością</text:span><text:span text:style-name="T33_86">,<text:s/></text:span><text:span text:style-name="T33_87">gdyż</text:span><text:span text:style-name="T33_88"><text:s/></text:span><text:span text:style-name="T33_89">nad</text:span><text:span text:style-name="T33_90"><text:s/></text:span><text:span text:style-name="T33_91">Warszawą</text:span><text:span text:style-name="T33_92"><text:s/></text:span><text:span text:style-name="T33_93">Niemcy</text:span><text:span text:style-name="T33_94"><text:s/></text:span><text:span text:style-name="T33_95">stracili</text:span><text:span text:style-name="T33_96"><text:s/></text:span><text:span text:style-name="T33_97">trzy</text:span><text:span text:style-name="T33_98"><text:s/></text:span><text:span text:style-name="T33_99">samoloty</text:span><text:span text:style-name="T33_100"><text:s/>(</text:span><text:span text:style-name="T33_101">w</text:span><text:span text:style-name="T33_102"><text:s/></text:span><text:span text:style-name="T33_103">tym</text:span><text:span text:style-name="T33_104"><text:s/>23<text:s/></text:span><text:span text:style-name="T33_105">sierpnia</text:span><text:span text:style-name="T33_106"><text:s/></text:span><text:span text:style-name="T33_107">jednego</text:span><text:span text:style-name="T33_108"><text:s/></text:span><text:span text:style-name="T33_109">zestrzelili</text:span><text:span text:style-name="T33_110"><text:s/></text:span><text:span text:style-name="T33_111">sami</text:span><text:span text:style-name="T33_112"><text:s/></text:span><text:span text:style-name="T33_113">powstańcy</text:span><text:span text:style-name="T33_114">).<text:s/></text:span><text:span text:style-name="T33_115">Euforia</text:span><text:span text:style-name="T33_116"><text:s/></text:span><text:span text:style-name="T33_117">wymieszana</text:span><text:span text:style-name="T33_118"><text:s/></text:span><text:span text:style-name="T33_119">ze</text:span><text:span text:style-name="T33_120"><text:s/></text:span><text:span text:style-name="T33_121">strachem</text:span><text:span text:style-name="T33_122"><text:s/></text:span><text:span text:style-name="T33_123">byłaby</text:span><text:span text:style-name="T33_124"><text:s/></text:span><text:span text:style-name="T33_125">intersująca</text:span><text:span text:style-name="T33_126">.</text:span></text:p>
      <text:p text:style-name="P34"><text:span text:style-name="T34_1">Szczerze</text:span><text:span text:style-name="T34_2"><text:s/></text:span><text:span text:style-name="T34_3">mówiąc</text:span><text:span text:style-name="T34_4">,<text:s/></text:span><text:span text:style-name="T34_5">po</text:span><text:span text:style-name="T34_6"><text:s/></text:span><text:span text:style-name="T34_7">filmie</text:span><text:span text:style-name="T34_8"><text:s/></text:span><text:span text:style-name="T34_9">czułem</text:span><text:span text:style-name="T34_10"><text:s/></text:span><text:span text:style-name="T34_11">się</text:span><text:span text:style-name="T34_12"><text:s/></text:span><text:span text:style-name="T34_13">zmęczony</text:span><text:span text:style-name="T34_14">.<text:s/></text:span><text:span text:style-name="T34_15">Są</text:span><text:span text:style-name="T34_16"><text:s/></text:span><text:span text:style-name="T34_17">inne</text:span><text:span text:style-name="T34_18"><text:s/></text:span><text:span text:style-name="T34_19">tragiczne</text:span><text:span text:style-name="T34_20"><text:s/></text:span><text:span text:style-name="T34_21">filmy</text:span><text:span text:style-name="T34_22">,<text:s/></text:span><text:span text:style-name="T34_23">jak</text:span><text:span text:style-name="T34_24"><text:s/>„</text:span><text:span text:style-name="T34_25">Pianista</text:span><text:span text:style-name="T34_26">”,<text:s/>„</text:span><text:span text:style-name="T34_27">Katyń</text:span><text:span text:style-name="T34_28">”<text:s/></text:span><text:span text:style-name="T34_29">lub</text:span><text:span text:style-name="T34_30"><text:s/></text:span><text:span text:style-name="T34_31">chociażby</text:span><text:span text:style-name="T34_32"><text:s/>„</text:span><text:span text:style-name="T34_33">Powstanie</text:span><text:span text:style-name="T34_34"><text:s/></text:span><text:span text:style-name="T34_35">Warszawskie</text:span><text:span text:style-name="T34_36">”,<text:s/></text:span><text:span text:style-name="T34_37">ale</text:span><text:span text:style-name="T34_38"><text:s/></text:span><text:span text:style-name="T34_39">tam</text:span><text:span text:style-name="T34_40"><text:s/></text:span><text:span text:style-name="T34_41">na</text:span><text:span text:style-name="T34_42"><text:s/></text:span><text:span text:style-name="T34_43">tyle</text:span><text:span text:style-name="T34_44"><text:s/></text:span><text:span text:style-name="T34_45">umiejętnie</text:span><text:span text:style-name="T34_46"><text:s/></text:span><text:span text:style-name="T34_47">dawkuje</text:span><text:span text:style-name="T34_48"><text:s/></text:span><text:span text:style-name="T34_49">się</text:span><text:span text:style-name="T34_50"><text:s/></text:span><text:span text:style-name="T34_51">tragedię</text:span><text:span text:style-name="T34_52">,<text:s/></text:span><text:span text:style-name="T34_53">że</text:span><text:span text:style-name="T34_54"><text:s/></text:span><text:span text:style-name="T34_55">jest</text:span><text:span text:style-name="T34_56"><text:s/></text:span><text:span text:style-name="T34_57">wiarygodna</text:span><text:span text:style-name="T34_58">.<text:s/></text:span><text:span text:style-name="T34_59">Natomiast</text:span><text:span text:style-name="T34_60"><text:s/></text:span><text:span text:style-name="T34_61">tutaj</text:span><text:span text:style-name="T34_62">,<text:s/></text:span><text:span text:style-name="T34_63">niczym</text:span><text:span text:style-name="T34_64"><text:s/></text:span><text:span text:style-name="T34_65">w</text:span><text:span text:style-name="T34_66"><text:s/></text:span><text:span text:style-name="T34_67">kiepskim</text:span><text:span text:style-name="T34_68"><text:s/></text:span><text:span text:style-name="T34_69">fanfiku</text:span><text:span text:style-name="T34_70">,<text:s/></text:span><text:span text:style-name="T34_71">śmierć</text:span><text:span text:style-name="T34_72"><text:s/></text:span><text:span text:style-name="T34_73">powszednieje</text:span><text:span text:style-name="T34_74"><text:s/></text:span><text:span text:style-name="T34_75">i</text:span><text:span text:style-name="T34_76"><text:s/></text:span><text:span text:style-name="T34_77">widz</text:span><text:span text:style-name="T34_78"><text:s/></text:span><text:span text:style-name="T34_79">uodparnia</text:span><text:span text:style-name="T34_80"><text:s/></text:span><text:span text:style-name="T34_81">się</text:span><text:span text:style-name="T34_82"><text:s/></text:span><text:span text:style-name="T34_83">na</text:span><text:span text:style-name="T34_84"><text:s/></text:span><text:span text:style-name="T34_85">nią</text:span><text:span text:style-name="T34_86"><text:s/></text:span><text:span text:style-name="T34_87">szybciej</text:span><text:span text:style-name="T34_88"><text:s/></text:span><text:span text:style-name="T34_89">od</text:span><text:span text:style-name="T34_90"><text:s/></text:span><text:span text:style-name="T34_91">bohaterów</text:span><text:span text:style-name="T34_92">.<text:s/></text:span><text:span text:style-name="T34_93">Ci</text:span><text:span text:style-name="T34_94"><text:s/></text:span><text:span text:style-name="T34_95">wciąż</text:span><text:span text:style-name="T34_96"><text:s/></text:span><text:span text:style-name="T34_97">wydają</text:span><text:span text:style-name="T34_98"><text:s/></text:span><text:span text:style-name="T34_99">się</text:span><text:span text:style-name="T34_100"><text:s/></text:span><text:span text:style-name="T34_101">być</text:span><text:span text:style-name="T34_102"><text:s/></text:span><text:span text:style-name="T34_103">nieskończenie</text:span><text:span text:style-name="T34_104"><text:s/></text:span><text:span text:style-name="T34_105">zszokowani</text:span><text:span text:style-name="T34_106"><text:s/></text:span><text:span text:style-name="T34_107">sytuacją</text:span><text:span text:style-name="T34_108">.<text:s/></text:span><text:span text:style-name="T34_109">Milczą</text:span><text:span text:style-name="T34_110">,<text:s/></text:span><text:span text:style-name="T34_111">długo</text:span><text:span text:style-name="T34_112"><text:s/></text:span><text:span text:style-name="T34_113">wpatrują</text:span><text:span text:style-name="T34_114"><text:s/></text:span><text:span text:style-name="T34_115">się</text:span><text:span text:style-name="T34_116"><text:s/></text:span><text:span text:style-name="T34_117">w</text:span><text:span text:style-name="T34_118"><text:s/></text:span><text:span text:style-name="T34_119">brutalne</text:span><text:span text:style-name="T34_120"><text:s/></text:span><text:span text:style-name="T34_121">sceny</text:span><text:span text:style-name="T34_122">.<text:s/></text:span><text:span text:style-name="T34_123">To</text:span><text:span text:style-name="T34_124"><text:s/></text:span><text:span text:style-name="T34_125">też</text:span><text:span text:style-name="T34_126"><text:s/></text:span><text:span text:style-name="T34_127">męczy</text:span><text:span text:style-name="T34_128"><text:s/></text:span><text:span text:style-name="T34_129">widza</text:span><text:span text:style-name="T34_130"><text:s/></text:span><text:span text:style-name="T34_131">i</text:span><text:span text:style-name="T34_132"><text:s/></text:span><text:span text:style-name="T34_133">zwyczajnie</text:span><text:span text:style-name="T34_134"><text:s/></text:span><text:span text:style-name="T34_135">nudzi</text:span><text:span text:style-name="T34_136">.</text:span></text:p>
      <text:p text:style-name="P35"><text:span text:style-name="T35_1">Czas</text:span><text:span text:style-name="T35_2"><text:s/></text:span><text:span text:style-name="T35_3">na</text:span><text:span text:style-name="T35_4"><text:s/></text:span><text:span text:style-name="T35_5">pewne</text:span><text:span text:style-name="T35_6"><text:s/></text:span><text:span text:style-name="T35_7">podsumowanie</text:span><text:span text:style-name="T35_8">.<text:s/></text:span><text:span text:style-name="T35_9">Próbując</text:span><text:span text:style-name="T35_10"><text:s/></text:span><text:span text:style-name="T35_11">odpowiedzieć</text:span><text:span text:style-name="T35_12"><text:s/></text:span><text:span text:style-name="T35_13">sobie</text:span><text:span text:style-name="T35_14"><text:s/></text:span><text:span text:style-name="T35_15">na</text:span><text:span text:style-name="T35_16"><text:s/></text:span><text:span text:style-name="T35_17">pytanie</text:span><text:span text:style-name="T35_18">:<text:s/>„</text:span><text:span text:style-name="T35_19">jaki</text:span><text:span text:style-name="T35_20"><text:s/></text:span><text:span text:style-name="T35_21">to</text:span><text:span text:style-name="T35_22"><text:s/></text:span><text:span text:style-name="T35_23">jest</text:span><text:span text:style-name="T35_24"><text:s/></text:span><text:span text:style-name="T35_25">film</text:span><text:span text:style-name="T35_26">”,<text:s/></text:span><text:span text:style-name="T35_27">mam</text:span><text:span text:style-name="T35_28"><text:s/></text:span><text:span text:style-name="T35_29">problem</text:span><text:span text:style-name="T35_30">.<text:s/></text:span><text:span text:style-name="T35_31">Ani</text:span><text:span text:style-name="T35_32"><text:s/></text:span><text:span text:style-name="T35_33">wojenny</text:span><text:span text:style-name="T35_34">,<text:s/></text:span><text:span text:style-name="T35_35">ani</text:span><text:span text:style-name="T35_36"><text:s/></text:span><text:span text:style-name="T35_37">reporterski</text:span><text:span text:style-name="T35_38">,<text:s/></text:span><text:span text:style-name="T35_39">ani</text:span><text:span text:style-name="T35_40"><text:s/></text:span><text:span text:style-name="T35_41">prawdziwie</text:span><text:span text:style-name="T35_42"><text:s/></text:span><text:span text:style-name="T35_43">artystyczny</text:span><text:span text:style-name="T35_44"><text:s/>(</text:span><text:span text:style-name="T35_45">przynajmniej</text:span><text:span text:style-name="T35_46"><text:s/></text:span><text:span text:style-name="T35_47">dla</text:span><text:span text:style-name="T35_48"><text:s/></text:span><text:span text:style-name="T35_49">mnie</text:span><text:span text:style-name="T35_50">),<text:s/></text:span><text:span text:style-name="T35_51">ani</text:span><text:span text:style-name="T35_52"><text:s/></text:span><text:span text:style-name="T35_53">historyczno</text:span><text:span text:style-name="T35_54">-</text:span><text:span text:style-name="T35_55">dokumentalny</text:span><text:span text:style-name="T35_56">,<text:s/></text:span><text:span text:style-name="T35_57">Taki</text:span><text:span text:style-name="T35_58"><text:s/></text:span><text:span text:style-name="T35_59">zlepek</text:span><text:span text:style-name="T35_60"><text:s/></text:span><text:span text:style-name="T35_61">różnych</text:span><text:span text:style-name="T35_62"><text:s/></text:span><text:span text:style-name="T35_63">wizji</text:span><text:span text:style-name="T35_64">.<text:s/></text:span><text:span text:style-name="T35_65">Z</text:span><text:span text:style-name="T35_66"><text:s/></text:span><text:span text:style-name="T35_67">jednej</text:span><text:span text:style-name="T35_68"><text:s/></text:span><text:span text:style-name="T35_69">strony</text:span><text:span text:style-name="T35_70"><text:s/></text:span><text:span text:style-name="T35_71">należy</text:span><text:span text:style-name="T35_72"><text:s/></text:span><text:span text:style-name="T35_73">docenić</text:span><text:span text:style-name="T35_74"><text:s/></text:span><text:span text:style-name="T35_75">rozmach</text:span><text:span text:style-name="T35_76"><text:s/></text:span><text:span text:style-name="T35_77">i</text:span><text:span text:style-name="T35_78"><text:s/></text:span><text:span text:style-name="T35_79">pierwsze</text:span><text:span text:style-name="T35_80"><text:s/></text:span><text:span text:style-name="T35_81">w</text:span><text:span text:style-name="T35_82"><text:s/></text:span><text:span text:style-name="T35_83">polskiej</text:span><text:span text:style-name="T35_84"><text:s/></text:span><text:span text:style-name="T35_85">kinematografii</text:span><text:span text:style-name="T35_86"><text:s/></text:span><text:span text:style-name="T35_87">takie</text:span><text:span text:style-name="T35_88"><text:s/></text:span><text:span text:style-name="T35_89">efekty</text:span><text:span text:style-name="T35_90">,<text:s/></text:span><text:span text:style-name="T35_91">z</text:span><text:span text:style-name="T35_92"><text:s/></text:span><text:span text:style-name="T35_93">drugiej</text:span><text:span text:style-name="T35_94"><text:s/></text:span><text:span text:style-name="T35_95">nie</text:span><text:span text:style-name="T35_96"><text:s/></text:span><text:span text:style-name="T35_97">podoba</text:span><text:span text:style-name="T35_98"><text:s/></text:span><text:span text:style-name="T35_99">mi</text:span><text:span text:style-name="T35_100"><text:s/></text:span><text:span text:style-name="T35_101">się</text:span><text:span text:style-name="T35_102"><text:s/></text:span><text:span text:style-name="T35_103">niewykończenie</text:span><text:span text:style-name="T35_104"><text:s/></text:span><text:span text:style-name="T35_105">historyczne</text:span><text:span text:style-name="T35_106"><text:s/></text:span><text:span text:style-name="T35_107">i</text:span><text:span text:style-name="T35_108"><text:s/></text:span><text:span text:style-name="T35_109">merytoryczne</text:span><text:span text:style-name="T35_110">.<text:s/></text:span><text:span text:style-name="T35_111">Skoro</text:span><text:span text:style-name="T35_112"><text:s/></text:span><text:span text:style-name="T35_113">to</text:span><text:span text:style-name="T35_114"><text:s/></text:span><text:span text:style-name="T35_115">nasz</text:span><text:span text:style-name="T35_116"><text:s/></text:span><text:span text:style-name="T35_117">towar</text:span><text:span text:style-name="T35_118"><text:s/></text:span><text:span text:style-name="T35_119">eksportowy</text:span><text:span text:style-name="T35_120"><text:s/></text:span><text:span text:style-name="T35_121">na</text:span><text:span text:style-name="T35_122"><text:s/></text:span><text:span text:style-name="T35_123">zachód</text:span><text:span text:style-name="T35_124">,<text:s/></text:span><text:span text:style-name="T35_125">to</text:span><text:span text:style-name="T35_126"><text:s/></text:span><text:span text:style-name="T35_127">postawmy</text:span><text:span text:style-name="T35_128"><text:s/></text:span><text:span text:style-name="T35_129">się</text:span><text:span text:style-name="T35_130"><text:s/></text:span><text:span text:style-name="T35_131">w</text:span><text:span text:style-name="T35_132"><text:s/></text:span><text:span text:style-name="T35_133">roli</text:span><text:span text:style-name="T35_134"><text:s/></text:span><text:span text:style-name="T35_135">typowego</text:span><text:span text:style-name="T35_136"><text:s/></text:span><text:span text:style-name="T35_137">Francuza</text:span><text:span text:style-name="T35_138"><text:s/></text:span><text:span text:style-name="T35_139">i</text:span><text:span text:style-name="T35_140"><text:s/></text:span><text:span text:style-name="T35_141">spytajmy</text:span><text:span text:style-name="T35_142">:<text:s/></text:span><text:span text:style-name="T35_143">po</text:span><text:span text:style-name="T35_144"><text:s/></text:span><text:span text:style-name="T35_145">co</text:span><text:span text:style-name="T35_146"><text:s/></text:span><text:span text:style-name="T35_147">to</text:span><text:span text:style-name="T35_148"><text:s/></text:span><text:span text:style-name="T35_149">powstanie</text:span><text:span text:style-name="T35_150"><text:s/></text:span><text:span text:style-name="T35_151">wybuchło</text:span><text:span text:style-name="T35_152"><text:s/></text:span><text:span text:style-name="T35_153">i</text:span><text:span text:style-name="T35_154"><text:s/></text:span><text:span text:style-name="T35_155">czemu</text:span><text:span text:style-name="T35_156"><text:s/></text:span><text:span text:style-name="T35_157">Polacy</text:span><text:span text:style-name="T35_158"><text:s/></text:span><text:span text:style-name="T35_159">nie</text:span><text:span text:style-name="T35_160"><text:s/></text:span><text:span text:style-name="T35_161">poddali</text:span><text:span text:style-name="T35_162"><text:s/></text:span><text:span text:style-name="T35_163">się</text:span><text:span text:style-name="T35_164"><text:s/></text:span><text:span text:style-name="T35_165">po</text:span><text:span text:style-name="T35_166"><text:s/></text:span><text:span text:style-name="T35_167">trzech</text:span><text:span text:style-name="T35_168"><text:s/></text:span><text:span text:style-name="T35_169">dniach</text:span><text:span text:style-name="T35_170">,<text:s/></text:span><text:span text:style-name="T35_171">skoro</text:span><text:span text:style-name="T35_172"><text:s/></text:span><text:span text:style-name="T35_173">od</text:span><text:span text:style-name="T35_174"><text:s/></text:span><text:span text:style-name="T35_175">początku</text:span><text:span text:style-name="T35_176"><text:s/></text:span><text:span text:style-name="T35_177">wszystko</text:span><text:span text:style-name="T35_178"><text:s/></text:span><text:span text:style-name="T35_179">szło</text:span><text:span text:style-name="T35_180"><text:s/></text:span><text:span text:style-name="T35_181">źle</text:span><text:span text:style-name="T35_182">.</text:span></text:p>
      <text:p text:style-name="P36"><text:span text:style-name="T36_1">Ja</text:span><text:span text:style-name="T36_2"><text:s/></text:span><text:span text:style-name="T36_3">odpowiedzi</text:span><text:span text:style-name="T36_4"><text:s/></text:span><text:span text:style-name="T36_5">w</text:span><text:span text:style-name="T36_6"><text:s/></text:span><text:span text:style-name="T36_7">filmie</text:span><text:span text:style-name="T36_8"><text:s/></text:span><text:span text:style-name="T36_9">nie</text:span><text:span text:style-name="T36_10"><text:s/></text:span><text:span text:style-name="T36_11">wyczytałem</text:span><text:span text:style-name="T36_12">.<text:s text:c="8"/></text:span></text:p>
      <text:p text:style-name="P37"/>
      <text:p text:style-name="P38"><text:span text:style-name="T38_1">Ilustracje</text:span><text:span text:style-name="T38_2"><text:s/></text:span><text:span text:style-name="T38_3">pochodzą</text:span><text:span text:style-name="T38_4"><text:s/></text:span><text:span text:style-name="T38_5">z</text:span><text:span text:style-name="T38_6">:<text:s/></text:span><text:span text:style-name="T38_7">www</text:span><text:span text:style-name="T38_8">.</text:span><text:span text:style-name="T38_9">wp</text:span><text:span text:style-name="T38_10">.</text:span><text:span text:style-name="T38_11">pl</text:span><text:span text:style-name="T38_12"><text:s/></text:span><text:span text:style-name="T38_13">i</text:span><text:span text:style-name="T38_14"><text:s/></text:span><text:span text:style-name="T38_15">www</text:span><text:span text:style-name="T38_16">.</text:span><text:span text:style-name="T38_17">panoramio</text:span><text:span text:style-name="T38_18">.</text:span><text:span text:style-name="T38_19">com</text:span><text:span text:style-name="T38_20"><text:s/></text:span><text:span text:style-name="T38_21"><text:s text:c="5"/>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